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, Albany AMT, Helvetica" svg:font-family="'Arial, Albany AMT, Helvetica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0.26pt"/>
    </style:style>
    <style:style style:name="co7" style:family="table-column">
      <style:table-column-properties fo:break-before="auto" style:column-width="101pt"/>
    </style:style>
    <style:style style:name="co13" style:family="table-column">
      <style:table-column-properties fo:break-before="auto" style:column-width="105.51pt"/>
    </style:style>
    <style:style style:name="co5" style:family="table-column">
      <style:table-column-properties fo:break-before="auto" style:column-width="119.65pt"/>
    </style:style>
    <style:style style:name="co6" style:family="table-column">
      <style:table-column-properties fo:break-before="auto" style:column-width="103.15pt"/>
    </style:style>
    <style:style style:name="co8" style:family="table-column">
      <style:table-column-properties fo:break-before="auto" style:column-width="68.14pt"/>
    </style:style>
    <style:style style:name="co9" style:family="table-column">
      <style:table-column-properties fo:break-before="auto" style:column-width="34.7pt"/>
    </style:style>
    <style:style style:name="co10" style:family="table-column">
      <style:table-column-properties fo:break-before="auto" style:column-width="41.16pt"/>
    </style:style>
    <style:style style:name="co11" style:family="table-column">
      <style:table-column-properties fo:break-before="auto" style:column-width="105.11pt"/>
    </style:style>
    <style:style style:name="co12" style:family="table-column">
      <style:table-column-properties fo:break-before="auto" style:column-width="132.55pt"/>
    </style:style>
    <style:style style:name="co14" style:family="table-column">
      <style:table-column-properties fo:break-before="auto" style:column-width="100.35pt"/>
    </style:style>
    <style:style style:name="co15" style:family="table-column">
      <style:table-column-properties fo:break-before="auto" style:column-width="96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6pt" fo:break-before="auto" style:use-optimal-row-height="false"/>
    </style:style>
    <style:style style:name="ro5" style:family="table-row">
      <style:table-row-properties style:row-height="22.34pt" fo:break-before="auto" style:use-optimal-row-height="true"/>
    </style:style>
    <style:style style:name="ro6" style:family="table-row">
      <style:table-row-properties style:row-height="14.66pt" fo:break-before="auto" style:use-optimal-row-height="true"/>
    </style:style>
    <style:style style:name="ro7" style:family="table-row">
      <style:table-row-properties style:row-height="20.86pt" fo:break-before="auto" style:use-optimal-row-height="true"/>
    </style:style>
    <style:style style:name="ro8" style:family="table-row">
      <style:table-row-properties style:row-height="22.4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36" style:family="table-cell" style:parent-style-name="Default" style:data-style-name="N124"/>
    <style:style style:name="ce37" style:family="table-cell" style:parent-style-name="Default" style:data-style-name="N11"/>
    <style:style style:name="ce39" style:family="table-cell" style:parent-style-name="Default">
      <style:table-cell-properties fo:padding="2.01pt"/>
    </style:style>
    <style:style style:name="ce40" style:family="table-cell" style:parent-style-name="Default" style:data-style-name="N170">
      <style:table-cell-properties style:diagonal-bl-tr="none" style:diagonal-tl-br="none" fo:border="none" fo:padding="2.01pt" style:rotation-align="none"/>
    </style:style>
    <style:style style:name="ce66" style:family="table-cell" style:parent-style-name="Default" style:data-style-name="N99"/>
    <style:style style:name="ce74" style:family="table-cell" style:parent-style-name="Default" style:data-style-name="N1"/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8" style:family="table-cell" style:parent-style-name="Default" style:data-style-name="N3">
      <style:text-properties fo:font-weight="bold" style:font-weight-asian="bold" style:font-weight-complex="bold"/>
    </style:style>
    <style:style style:name="ce79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0">
      <style:table-cell-properties style:glyph-orientation-vertical="0" fo:border-bottom="none" fo:background-color="#33cccc" style:cell-protect="protected" style:print-content="tru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dotted #33cccc" style:vertical-align="automatic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, Albany AMT, 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 style:data-style-name="N0">
      <style:table-cell-properties style:glyph-orientation-vertical="0" fo:background-color="#33cccc" style:cell-protect="protected" style:print-content="true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, Albany AMT, 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Arial, Albany AMT, 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dotted #33cccc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24"/>
    <style:style style:name="ce46" style:family="table-cell" style:parent-style-name="Default" style:data-style-name="N11"/>
    <style:style style:name="ce47" style:family="table-cell" style:parent-style-name="Default">
      <style:table-cell-properties fo:padding="2.01pt"/>
    </style:style>
    <style:style style:name="ce48" style:family="table-cell" style:parent-style-name="Default" style:data-style-name="N170">
      <style:table-cell-properties style:diagonal-bl-tr="none" style:diagonal-tl-br="none" fo:border="none" fo:padding="2.01pt" style:rotation-align="none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ext-properties fo:color="#999999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fo:color="#999999"/>
    </style:style>
    <style:style style:name="ce29" style:family="table-cell" style:parent-style-name="Default" style:data-style-name="N12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2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24">
      <style:text-properties fo:font-weight="bold" style:font-weight-asian="bold" style:font-weight-complex="bold"/>
    </style:style>
    <style:style style:name="ce11" style:family="table-cell" style:parent-style-name="Default" style:data-style-name="N4"/>
    <style:style style:name="ce12" style:family="table-cell" style:parent-style-name="Default" style:data-style-name="N124">
      <style:text-properties fo:color="#999999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4">
      <style:text-properties fo:color="#999999"/>
    </style:style>
    <style:style style:name="ce16" style:family="table-cell" style:parent-style-name="Default" style:data-style-name="N123"/>
    <style:style style:name="ce38" style:family="table-cell" style:parent-style-name="Default" style:data-style-name="N123">
      <style:text-properties fo:font-weight="bold" style:font-weight-asian="bold" style:font-weight-complex="bold"/>
    </style:style>
    <style:style style:name="ce69" style:family="table-cell" style:parent-style-name="Default" style:data-style-name="N99"/>
    <style:style style:name="ce70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 style:data-style-name="N125"/>
    <style:style style:name="ce42" style:family="table-cell" style:parent-style-name="Default" style:data-style-name="N10"/>
    <style:style style:name="ce43" style:family="table-cell" style:parent-style-name="Default" style:data-style-name="N0">
      <style:table-cell-properties fo:wrap-option="wrap"/>
    </style:style>
    <style:style style:name="ce44" style:family="table-cell" style:parent-style-name="Default" style:data-style-name="N174"/>
    <style:style style:name="ce17" style:family="table-cell" style:parent-style-name="Default" style:data-style-name="N3"/>
    <style:style style:name="ce88" style:family="table-cell" style:parent-style-name="Default" style:data-style-name="N1"/>
    <style:style style:name="ce89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2" style:family="table-cell" style:parent-style-name="Default" style:data-style-name="N3">
      <style:text-properties fo:font-weight="bold" style:font-weight-asian="bold" style:font-weight-complex="bold"/>
    </style:style>
    <style:style style:name="ce93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0">
      <style:table-cell-properties style:glyph-orientation-vertical="0" fo:border-bottom="none" fo:background-color="#33cccc" style:cell-protect="protected" style:print-content="tru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dotted #33cccc" style:vertical-align="automatic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, Albany AMT, 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Default" style:data-style-name="N0">
      <style:table-cell-properties style:glyph-orientation-vertical="0" fo:background-color="#33cccc" style:cell-protect="protected" style:print-content="true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, Albany AMT, 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Arial, Albany AMT, 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1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dotted #33cccc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urc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http://www.gov.scot/Publications/2017/02/6032/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10/12</text:p>
          </table:table-cell>
          <table:table-cell/>
        </table:table-row>
        <table:table-row table:style-name="ro1">
          <table:table-cell office:value-type="string" calcext:value-type="string">
            <text:p>Scotland</text:p>
          </table:table-cell>
          <table:table-cell table:style-name="ce45" table:formula="of:=['Table 2.1'.D6]" office:value-type="float" office:value="708.5" calcext:value-type="float">
            <text:p>708.5</text:p>
          </table:table-cell>
          <table:table-cell/>
        </table:table-row>
        <table:table-row table:style-name="ro1">
          <table:table-cell office:value-type="string" calcext:value-type="string">
            <text:p>GB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http://www.ons.gov.uk/ons/rel/was/wealth-in-great-britain-wave-3/2010-2012/index.html</text:p>
          </table:table-cell>
        </table:table-row>
        <table:table-row table:style-name="ro1">
          <table:table-cell office:value-type="string" calcext:value-type="string">
            <text:p>%</text:p>
          </table:table-cell>
          <table:table-cell table:style-name="ce46" table:formula="of:=[.B3]/[.B4]" office:value-type="percentage" office:value="0.0745789473684211" calcext:value-type="percentage">
            <text:p>7.46%</text:p>
          </table:table-cell>
          <table:table-cell/>
        </table:table-row>
        <table:table-row table:style-name="ro1">
          <table:table-cell office:value-type="string" calcext:value-type="string">
            <text:p>population</text:p>
          </table:table-cell>
          <table:table-cell table:style-name="ce46" office:value-type="percentage" office:value="0.086" calcext:value-type="percentage">
            <text:p>8.60%</text:p>
          </table:table-cell>
          <table:table-cell/>
        </table:table-row>
      </table:table>
      <table:table table:name="CPIH" table:style-name="ta1">
        <table:table-column table:style-name="co2" table:number-columns-repeated="1024" table:default-cell-style-name="Default"/>
        <table:table-row table:style-name="ro2">
          <table:table-cell table:style-name="ce47" office:value-type="string" calcext:value-type="string">
            <text:p>Title</text:p>
          </table:table-cell>
          <table:table-cell table:style-name="ce47" office:value-type="string" calcext:value-type="string">
            <text:p>CPIH All Items Index: 2015=100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CDID</text:p>
          </table:table-cell>
          <table:table-cell table:style-name="ce47" office:value-type="string" calcext:value-type="string">
            <text:p>L522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Source dataset ID</text:p>
          </table:table-cell>
          <table:table-cell table:style-name="ce47" office:value-type="string" calcext:value-type="string">
            <text:p>MM23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PreUnit</text:p>
          </table:table-cell>
          <table:table-cell table:style-name="ce47"/>
          <table:table-cell table:number-columns-repeated="1022"/>
        </table:table-row>
        <table:table-row table:style-name="ro2">
          <table:table-cell table:style-name="ce47" office:value-type="string" calcext:value-type="string">
            <text:p>Unit</text:p>
          </table:table-cell>
          <table:table-cell table:style-name="ce47" office:value-type="string" calcext:value-type="string">
            <text:p>Index, base year = 100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Release date</text:p>
          </table:table-cell>
          <table:table-cell table:style-name="ce47" office:value-type="string" calcext:value-type="string">
            <text:p>12-09-2017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Next release</text:p>
          </table:table-cell>
          <table:table-cell table:style-name="ce47" office:value-type="string" calcext:value-type="string">
            <text:p>17 October 2017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Important notes</text:p>
          </table:table-cell>
          <table:table-cell table:style-name="ce47"/>
          <table:table-cell table:number-columns-repeated="1022"/>
        </table:table-row>
        <table:table-row table:style-name="ro2">
          <table:table-cell table:style-name="ce47" office:value-type="string" calcext:value-type="string">
            <text:p>2005</text:p>
          </table:table-cell>
          <table:table-cell table:style-name="ce48" office:value-type="float" office:value="79.4" calcext:value-type="float">
            <text:p>79.4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6</text:p>
          </table:table-cell>
          <table:table-cell table:style-name="ce48" office:value-type="float" office:value="81.4" calcext:value-type="float">
            <text:p>81.4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7</text:p>
          </table:table-cell>
          <table:table-cell table:style-name="ce48" office:value-type="float" office:value="83.3" calcext:value-type="float">
            <text:p>83.3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8</text:p>
          </table:table-cell>
          <table:table-cell table:style-name="ce48" office:value-type="float" office:value="86.2" calcext:value-type="float">
            <text:p>86.2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9</text:p>
          </table:table-cell>
          <table:table-cell table:style-name="ce48" office:value-type="float" office:value="87.9" calcext:value-type="float">
            <text:p>87.9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0</text:p>
          </table:table-cell>
          <table:table-cell table:style-name="ce48" office:value-type="float" office:value="90.1" calcext:value-type="float">
            <text:p>90.1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1</text:p>
          </table:table-cell>
          <table:table-cell table:style-name="ce48" office:value-type="float" office:value="93.6" calcext:value-type="float">
            <text:p>93.6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2</text:p>
          </table:table-cell>
          <table:table-cell table:style-name="ce48" office:value-type="float" office:value="96" calcext:value-type="float">
            <text:p>96.0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3</text:p>
          </table:table-cell>
          <table:table-cell table:style-name="ce48" office:value-type="float" office:value="98.2" calcext:value-type="float">
            <text:p>98.2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4</text:p>
          </table:table-cell>
          <table:table-cell table:style-name="ce48" office:value-type="float" office:value="99.6" calcext:value-type="float">
            <text:p>99.6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5</text:p>
          </table:table-cell>
          <table:table-cell table:style-name="ce48" office:value-type="float" office:value="100" calcext:value-type="float">
            <text:p>100.0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6</text:p>
          </table:table-cell>
          <table:table-cell table:style-name="ce48" office:value-type="float" office:value="101" calcext:value-type="float">
            <text:p>101.0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5 Q1</text:p>
          </table:table-cell>
          <table:table-cell table:style-name="ce48" office:value-type="float" office:value="78.5" calcext:value-type="float">
            <text:p>78.5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5 Q2</text:p>
          </table:table-cell>
          <table:table-cell table:style-name="ce48" office:value-type="float" office:value="79.3" calcext:value-type="float">
            <text:p>79.3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5 Q3</text:p>
          </table:table-cell>
          <table:table-cell table:style-name="ce48" office:value-type="float" office:value="79.7" calcext:value-type="float">
            <text:p>79.7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5 Q4</text:p>
          </table:table-cell>
          <table:table-cell table:style-name="ce48" office:value-type="float" office:value="80.1" calcext:value-type="float">
            <text:p>80.1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6 Q1</text:p>
          </table:table-cell>
          <table:table-cell table:style-name="ce48" office:value-type="float" office:value="80.2" calcext:value-type="float">
            <text:p>80.2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6 Q2</text:p>
          </table:table-cell>
          <table:table-cell table:style-name="ce48" office:value-type="float" office:value="81.2" calcext:value-type="float">
            <text:p>81.2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6 Q3</text:p>
          </table:table-cell>
          <table:table-cell table:style-name="ce48" office:value-type="float" office:value="81.7" calcext:value-type="float">
            <text:p>81.7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6 Q4</text:p>
          </table:table-cell>
          <table:table-cell table:style-name="ce48" office:value-type="float" office:value="82.3" calcext:value-type="float">
            <text:p>82.3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7 Q1</text:p>
          </table:table-cell>
          <table:table-cell table:style-name="ce48" office:value-type="float" office:value="82.4" calcext:value-type="float">
            <text:p>82.4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7 Q2</text:p>
          </table:table-cell>
          <table:table-cell table:style-name="ce48" office:value-type="float" office:value="83.3" calcext:value-type="float">
            <text:p>83.3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7 Q3</text:p>
          </table:table-cell>
          <table:table-cell table:style-name="ce48" office:value-type="float" office:value="83.3" calcext:value-type="float">
            <text:p>83.3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7 Q4</text:p>
          </table:table-cell>
          <table:table-cell table:style-name="ce48" office:value-type="float" office:value="84.1" calcext:value-type="float">
            <text:p>84.1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8 Q1</text:p>
          </table:table-cell>
          <table:table-cell table:style-name="ce48" office:value-type="float" office:value="84.5" calcext:value-type="float">
            <text:p>84.5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8 Q2</text:p>
          </table:table-cell>
          <table:table-cell table:style-name="ce48" office:value-type="float" office:value="86.1" calcext:value-type="float">
            <text:p>86.1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8 Q3</text:p>
          </table:table-cell>
          <table:table-cell table:style-name="ce48" office:value-type="float" office:value="87.1" calcext:value-type="float">
            <text:p>87.1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8 Q4</text:p>
          </table:table-cell>
          <table:table-cell table:style-name="ce48" office:value-type="float" office:value="87.2" calcext:value-type="float">
            <text:p>87.2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9 Q1</text:p>
          </table:table-cell>
          <table:table-cell table:style-name="ce48" office:value-type="float" office:value="87" calcext:value-type="float">
            <text:p>87.0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9 Q2</text:p>
          </table:table-cell>
          <table:table-cell table:style-name="ce48" office:value-type="float" office:value="87.8" calcext:value-type="float">
            <text:p>87.8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9 Q3</text:p>
          </table:table-cell>
          <table:table-cell table:style-name="ce48" office:value-type="float" office:value="88.2" calcext:value-type="float">
            <text:p>88.2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9 Q4</text:p>
          </table:table-cell>
          <table:table-cell table:style-name="ce48" office:value-type="float" office:value="88.6" calcext:value-type="float">
            <text:p>88.6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0 Q1</text:p>
          </table:table-cell>
          <table:table-cell table:style-name="ce48" office:value-type="float" office:value="89.1" calcext:value-type="float">
            <text:p>89.1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0 Q2</text:p>
          </table:table-cell>
          <table:table-cell table:style-name="ce48" office:value-type="float" office:value="90" calcext:value-type="float">
            <text:p>90.0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0 Q3</text:p>
          </table:table-cell>
          <table:table-cell table:style-name="ce48" office:value-type="float" office:value="90.3" calcext:value-type="float">
            <text:p>90.3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0 Q4</text:p>
          </table:table-cell>
          <table:table-cell table:style-name="ce48" office:value-type="float" office:value="91.1" calcext:value-type="float">
            <text:p>91.1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1 Q1</text:p>
          </table:table-cell>
          <table:table-cell table:style-name="ce48" office:value-type="float" office:value="92.2" calcext:value-type="float">
            <text:p>92.2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1 Q2</text:p>
          </table:table-cell>
          <table:table-cell table:style-name="ce48" office:value-type="float" office:value="93.4" calcext:value-type="float">
            <text:p>93.4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1 Q3</text:p>
          </table:table-cell>
          <table:table-cell table:style-name="ce48" office:value-type="float" office:value="93.9" calcext:value-type="float">
            <text:p>93.9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1 Q4</text:p>
          </table:table-cell>
          <table:table-cell table:style-name="ce48" office:value-type="float" office:value="94.7" calcext:value-type="float">
            <text:p>94.7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2 Q1</text:p>
          </table:table-cell>
          <table:table-cell table:style-name="ce48" office:value-type="float" office:value="95.1" calcext:value-type="float">
            <text:p>95.1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2 Q2</text:p>
          </table:table-cell>
          <table:table-cell table:style-name="ce48" office:value-type="float" office:value="95.8" calcext:value-type="float">
            <text:p>95.8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2 Q3</text:p>
          </table:table-cell>
          <table:table-cell table:style-name="ce48" office:value-type="float" office:value="96.1" calcext:value-type="float">
            <text:p>96.1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2 Q4</text:p>
          </table:table-cell>
          <table:table-cell table:style-name="ce48" office:value-type="float" office:value="97" calcext:value-type="float">
            <text:p>97.0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3 Q1</text:p>
          </table:table-cell>
          <table:table-cell table:style-name="ce48" office:value-type="float" office:value="97.4" calcext:value-type="float">
            <text:p>97.4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3 Q2</text:p>
          </table:table-cell>
          <table:table-cell table:style-name="ce48" office:value-type="float" office:value="98.1" calcext:value-type="float">
            <text:p>98.1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3 Q3</text:p>
          </table:table-cell>
          <table:table-cell table:style-name="ce48" office:value-type="float" office:value="98.4" calcext:value-type="float">
            <text:p>98.4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3 Q4</text:p>
          </table:table-cell>
          <table:table-cell table:style-name="ce48" office:value-type="float" office:value="98.9" calcext:value-type="float">
            <text:p>98.9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4 Q1</text:p>
          </table:table-cell>
          <table:table-cell table:style-name="ce48" office:value-type="float" office:value="99" calcext:value-type="float">
            <text:p>99.0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4 Q2</text:p>
          </table:table-cell>
          <table:table-cell table:style-name="ce48" office:value-type="float" office:value="99.7" calcext:value-type="float">
            <text:p>99.7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4 Q3</text:p>
          </table:table-cell>
          <table:table-cell table:style-name="ce48" office:value-type="float" office:value="99.8" calcext:value-type="float">
            <text:p>99.8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4 Q4</text:p>
          </table:table-cell>
          <table:table-cell table:style-name="ce48" office:value-type="float" office:value="100" calcext:value-type="float">
            <text:p>100.0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5 Q1</text:p>
          </table:table-cell>
          <table:table-cell table:style-name="ce48" office:value-type="float" office:value="99.4" calcext:value-type="float">
            <text:p>99.4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5 Q2</text:p>
          </table:table-cell>
          <table:table-cell table:style-name="ce48" office:value-type="float" office:value="100" calcext:value-type="float">
            <text:p>100.0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5 Q3</text:p>
          </table:table-cell>
          <table:table-cell table:style-name="ce48" office:value-type="float" office:value="100.2" calcext:value-type="float">
            <text:p>100.2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5 Q4</text:p>
          </table:table-cell>
          <table:table-cell table:style-name="ce48" office:value-type="float" office:value="100.4" calcext:value-type="float">
            <text:p>100.4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6 Q1</text:p>
          </table:table-cell>
          <table:table-cell table:style-name="ce48" office:value-type="float" office:value="100.1" calcext:value-type="float">
            <text:p>100.1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6 Q2</text:p>
          </table:table-cell>
          <table:table-cell table:style-name="ce48" office:value-type="float" office:value="100.8" calcext:value-type="float">
            <text:p>100.8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6 Q3</text:p>
          </table:table-cell>
          <table:table-cell table:style-name="ce48" office:value-type="float" office:value="101.2" calcext:value-type="float">
            <text:p>101.2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6 Q4</text:p>
          </table:table-cell>
          <table:table-cell table:style-name="ce48" office:value-type="float" office:value="101.9" calcext:value-type="float">
            <text:p>101.9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7 Q1</text:p>
          </table:table-cell>
          <table:table-cell table:style-name="ce48" office:value-type="float" office:value="102.3" calcext:value-type="float">
            <text:p>102.3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7 Q2</text:p>
          </table:table-cell>
          <table:table-cell table:style-name="ce48" office:value-type="float" office:value="103.4" calcext:value-type="float">
            <text:p>103.4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5 JAN</text:p>
          </table:table-cell>
          <table:table-cell table:style-name="ce48" office:value-type="float" office:value="78.3" calcext:value-type="float">
            <text:p>78.3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5 FEB</text:p>
          </table:table-cell>
          <table:table-cell table:style-name="ce48" office:value-type="float" office:value="78.5" calcext:value-type="float">
            <text:p>78.5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5 MAR</text:p>
          </table:table-cell>
          <table:table-cell table:style-name="ce48" office:value-type="float" office:value="78.8" calcext:value-type="float">
            <text:p>78.8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5 APR</text:p>
          </table:table-cell>
          <table:table-cell table:style-name="ce48" office:value-type="float" office:value="79.1" calcext:value-type="float">
            <text:p>79.1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5 MAY</text:p>
          </table:table-cell>
          <table:table-cell table:style-name="ce48" office:value-type="float" office:value="79.4" calcext:value-type="float">
            <text:p>79.4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5 JUN</text:p>
          </table:table-cell>
          <table:table-cell table:style-name="ce48" office:value-type="float" office:value="79.4" calcext:value-type="float">
            <text:p>79.4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5 JUL</text:p>
          </table:table-cell>
          <table:table-cell table:style-name="ce48" office:value-type="float" office:value="79.5" calcext:value-type="float">
            <text:p>79.5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5 AUG</text:p>
          </table:table-cell>
          <table:table-cell table:style-name="ce48" office:value-type="float" office:value="79.7" calcext:value-type="float">
            <text:p>79.7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5 SEP</text:p>
          </table:table-cell>
          <table:table-cell table:style-name="ce48" office:value-type="float" office:value="79.9" calcext:value-type="float">
            <text:p>79.9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5 OCT</text:p>
          </table:table-cell>
          <table:table-cell table:style-name="ce48" office:value-type="float" office:value="80" calcext:value-type="float">
            <text:p>80.0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5 NOV</text:p>
          </table:table-cell>
          <table:table-cell table:style-name="ce48" office:value-type="float" office:value="80" calcext:value-type="float">
            <text:p>80.0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5 DEC</text:p>
          </table:table-cell>
          <table:table-cell table:style-name="ce48" office:value-type="float" office:value="80.3" calcext:value-type="float">
            <text:p>80.3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6 JAN</text:p>
          </table:table-cell>
          <table:table-cell table:style-name="ce48" office:value-type="float" office:value="80" calcext:value-type="float">
            <text:p>80.0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6 FEB</text:p>
          </table:table-cell>
          <table:table-cell table:style-name="ce48" office:value-type="float" office:value="80.2" calcext:value-type="float">
            <text:p>80.2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6 MAR</text:p>
          </table:table-cell>
          <table:table-cell table:style-name="ce48" office:value-type="float" office:value="80.4" calcext:value-type="float">
            <text:p>80.4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6 APR</text:p>
          </table:table-cell>
          <table:table-cell table:style-name="ce48" office:value-type="float" office:value="80.9" calcext:value-type="float">
            <text:p>80.9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6 MAY</text:p>
          </table:table-cell>
          <table:table-cell table:style-name="ce48" office:value-type="float" office:value="81.3" calcext:value-type="float">
            <text:p>81.3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6 JUN</text:p>
          </table:table-cell>
          <table:table-cell table:style-name="ce48" office:value-type="float" office:value="81.5" calcext:value-type="float">
            <text:p>81.5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6 JUL</text:p>
          </table:table-cell>
          <table:table-cell table:style-name="ce48" office:value-type="float" office:value="81.5" calcext:value-type="float">
            <text:p>81.5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6 AUG</text:p>
          </table:table-cell>
          <table:table-cell table:style-name="ce48" office:value-type="float" office:value="81.8" calcext:value-type="float">
            <text:p>81.8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6 SEP</text:p>
          </table:table-cell>
          <table:table-cell table:style-name="ce48" office:value-type="float" office:value="81.9" calcext:value-type="float">
            <text:p>81.9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6 OCT</text:p>
          </table:table-cell>
          <table:table-cell table:style-name="ce48" office:value-type="float" office:value="82" calcext:value-type="float">
            <text:p>82.0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6 NOV</text:p>
          </table:table-cell>
          <table:table-cell table:style-name="ce48" office:value-type="float" office:value="82.2" calcext:value-type="float">
            <text:p>82.2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6 DEC</text:p>
          </table:table-cell>
          <table:table-cell table:style-name="ce48" office:value-type="float" office:value="82.6" calcext:value-type="float">
            <text:p>82.6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7 JAN</text:p>
          </table:table-cell>
          <table:table-cell table:style-name="ce48" office:value-type="float" office:value="82.1" calcext:value-type="float">
            <text:p>82.1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7 FEB</text:p>
          </table:table-cell>
          <table:table-cell table:style-name="ce48" office:value-type="float" office:value="82.4" calcext:value-type="float">
            <text:p>82.4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7 MAR</text:p>
          </table:table-cell>
          <table:table-cell table:style-name="ce48" office:value-type="float" office:value="82.8" calcext:value-type="float">
            <text:p>82.8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7 APR</text:p>
          </table:table-cell>
          <table:table-cell table:style-name="ce48" office:value-type="float" office:value="83.1" calcext:value-type="float">
            <text:p>83.1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7 MAY</text:p>
          </table:table-cell>
          <table:table-cell table:style-name="ce48" office:value-type="float" office:value="83.3" calcext:value-type="float">
            <text:p>83.3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7 JUN</text:p>
          </table:table-cell>
          <table:table-cell table:style-name="ce48" office:value-type="float" office:value="83.5" calcext:value-type="float">
            <text:p>83.5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7 JUL</text:p>
          </table:table-cell>
          <table:table-cell table:style-name="ce48" office:value-type="float" office:value="83.1" calcext:value-type="float">
            <text:p>83.1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7 AUG</text:p>
          </table:table-cell>
          <table:table-cell table:style-name="ce48" office:value-type="float" office:value="83.4" calcext:value-type="float">
            <text:p>83.4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7 SEP</text:p>
          </table:table-cell>
          <table:table-cell table:style-name="ce48" office:value-type="float" office:value="83.5" calcext:value-type="float">
            <text:p>83.5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7 OCT</text:p>
          </table:table-cell>
          <table:table-cell table:style-name="ce48" office:value-type="float" office:value="83.8" calcext:value-type="float">
            <text:p>83.8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7 NOV</text:p>
          </table:table-cell>
          <table:table-cell table:style-name="ce48" office:value-type="float" office:value="84.1" calcext:value-type="float">
            <text:p>84.1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7 DEC</text:p>
          </table:table-cell>
          <table:table-cell table:style-name="ce48" office:value-type="float" office:value="84.5" calcext:value-type="float">
            <text:p>84.5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8 JAN</text:p>
          </table:table-cell>
          <table:table-cell table:style-name="ce48" office:value-type="float" office:value="84.1" calcext:value-type="float">
            <text:p>84.1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8 FEB</text:p>
          </table:table-cell>
          <table:table-cell table:style-name="ce48" office:value-type="float" office:value="84.6" calcext:value-type="float">
            <text:p>84.6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8 MAR</text:p>
          </table:table-cell>
          <table:table-cell table:style-name="ce48" office:value-type="float" office:value="84.9" calcext:value-type="float">
            <text:p>84.9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8 APR</text:p>
          </table:table-cell>
          <table:table-cell table:style-name="ce48" office:value-type="float" office:value="85.6" calcext:value-type="float">
            <text:p>85.6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8 MAY</text:p>
          </table:table-cell>
          <table:table-cell table:style-name="ce48" office:value-type="float" office:value="86.1" calcext:value-type="float">
            <text:p>86.1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8 JUN</text:p>
          </table:table-cell>
          <table:table-cell table:style-name="ce48" office:value-type="float" office:value="86.6" calcext:value-type="float">
            <text:p>86.6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8 JUL</text:p>
          </table:table-cell>
          <table:table-cell table:style-name="ce48" office:value-type="float" office:value="86.6" calcext:value-type="float">
            <text:p>86.6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8 AUG</text:p>
          </table:table-cell>
          <table:table-cell table:style-name="ce48" office:value-type="float" office:value="87.1" calcext:value-type="float">
            <text:p>87.1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8 SEP</text:p>
          </table:table-cell>
          <table:table-cell table:style-name="ce48" office:value-type="float" office:value="87.5" calcext:value-type="float">
            <text:p>87.5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8 OCT</text:p>
          </table:table-cell>
          <table:table-cell table:style-name="ce48" office:value-type="float" office:value="87.3" calcext:value-type="float">
            <text:p>87.3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8 NOV</text:p>
          </table:table-cell>
          <table:table-cell table:style-name="ce48" office:value-type="float" office:value="87.3" calcext:value-type="float">
            <text:p>87.3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8 DEC</text:p>
          </table:table-cell>
          <table:table-cell table:style-name="ce48" office:value-type="float" office:value="87.1" calcext:value-type="float">
            <text:p>87.1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9 JAN</text:p>
          </table:table-cell>
          <table:table-cell table:style-name="ce48" office:value-type="float" office:value="86.6" calcext:value-type="float">
            <text:p>86.6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9 FEB</text:p>
          </table:table-cell>
          <table:table-cell table:style-name="ce48" office:value-type="float" office:value="87.2" calcext:value-type="float">
            <text:p>87.2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9 MAR</text:p>
          </table:table-cell>
          <table:table-cell table:style-name="ce48" office:value-type="float" office:value="87.3" calcext:value-type="float">
            <text:p>87.3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9 APR</text:p>
          </table:table-cell>
          <table:table-cell table:style-name="ce48" office:value-type="float" office:value="87.5" calcext:value-type="float">
            <text:p>87.5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9 MAY</text:p>
          </table:table-cell>
          <table:table-cell table:style-name="ce48" office:value-type="float" office:value="87.9" calcext:value-type="float">
            <text:p>87.9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9 JUN</text:p>
          </table:table-cell>
          <table:table-cell table:style-name="ce48" office:value-type="float" office:value="88.1" calcext:value-type="float">
            <text:p>88.1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9 JUL</text:p>
          </table:table-cell>
          <table:table-cell table:style-name="ce48" office:value-type="float" office:value="88" calcext:value-type="float">
            <text:p>88.0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9 AUG</text:p>
          </table:table-cell>
          <table:table-cell table:style-name="ce48" office:value-type="float" office:value="88.3" calcext:value-type="float">
            <text:p>88.3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9 SEP</text:p>
          </table:table-cell>
          <table:table-cell table:style-name="ce48" office:value-type="float" office:value="88.3" calcext:value-type="float">
            <text:p>88.3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9 OCT</text:p>
          </table:table-cell>
          <table:table-cell table:style-name="ce48" office:value-type="float" office:value="88.4" calcext:value-type="float">
            <text:p>88.4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9 NOV</text:p>
          </table:table-cell>
          <table:table-cell table:style-name="ce48" office:value-type="float" office:value="88.6" calcext:value-type="float">
            <text:p>88.6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09 DEC</text:p>
          </table:table-cell>
          <table:table-cell table:style-name="ce48" office:value-type="float" office:value="88.9" calcext:value-type="float">
            <text:p>88.9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0 JAN</text:p>
          </table:table-cell>
          <table:table-cell table:style-name="ce48" office:value-type="float" office:value="88.8" calcext:value-type="float">
            <text:p>88.8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0 FEB</text:p>
          </table:table-cell>
          <table:table-cell table:style-name="ce48" office:value-type="float" office:value="89" calcext:value-type="float">
            <text:p>89.0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0 MAR</text:p>
          </table:table-cell>
          <table:table-cell table:style-name="ce48" office:value-type="float" office:value="89.4" calcext:value-type="float">
            <text:p>89.4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0 APR</text:p>
          </table:table-cell>
          <table:table-cell table:style-name="ce48" office:value-type="float" office:value="89.9" calcext:value-type="float">
            <text:p>89.9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0 MAY</text:p>
          </table:table-cell>
          <table:table-cell table:style-name="ce48" office:value-type="float" office:value="90.1" calcext:value-type="float">
            <text:p>90.1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0 JUN</text:p>
          </table:table-cell>
          <table:table-cell table:style-name="ce48" office:value-type="float" office:value="90.2" calcext:value-type="float">
            <text:p>90.2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0 JUL</text:p>
          </table:table-cell>
          <table:table-cell table:style-name="ce48" office:value-type="float" office:value="90" calcext:value-type="float">
            <text:p>90.0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0 AUG</text:p>
          </table:table-cell>
          <table:table-cell table:style-name="ce48" office:value-type="float" office:value="90.4" calcext:value-type="float">
            <text:p>90.4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0 SEP</text:p>
          </table:table-cell>
          <table:table-cell table:style-name="ce48" office:value-type="float" office:value="90.4" calcext:value-type="float">
            <text:p>90.4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0 OCT</text:p>
          </table:table-cell>
          <table:table-cell table:style-name="ce48" office:value-type="float" office:value="90.6" calcext:value-type="float">
            <text:p>90.6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0 NOV</text:p>
          </table:table-cell>
          <table:table-cell table:style-name="ce48" office:value-type="float" office:value="90.9" calcext:value-type="float">
            <text:p>90.9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0 DEC</text:p>
          </table:table-cell>
          <table:table-cell table:style-name="ce48" office:value-type="float" office:value="91.7" calcext:value-type="float">
            <text:p>91.7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1 JAN</text:p>
          </table:table-cell>
          <table:table-cell table:style-name="ce48" office:value-type="float" office:value="91.8" calcext:value-type="float">
            <text:p>91.8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1 FEB</text:p>
          </table:table-cell>
          <table:table-cell table:style-name="ce48" office:value-type="float" office:value="92.3" calcext:value-type="float">
            <text:p>92.3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1 MAR</text:p>
          </table:table-cell>
          <table:table-cell table:style-name="ce48" office:value-type="float" office:value="92.6" calcext:value-type="float">
            <text:p>92.6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1 APR</text:p>
          </table:table-cell>
          <table:table-cell table:style-name="ce48" office:value-type="float" office:value="93.3" calcext:value-type="float">
            <text:p>93.3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1 MAY</text:p>
          </table:table-cell>
          <table:table-cell table:style-name="ce48" office:value-type="float" office:value="93.5" calcext:value-type="float">
            <text:p>93.5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1 JUN</text:p>
          </table:table-cell>
          <table:table-cell table:style-name="ce48" office:value-type="float" office:value="93.5" calcext:value-type="float">
            <text:p>93.5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1 JUL</text:p>
          </table:table-cell>
          <table:table-cell table:style-name="ce48" office:value-type="float" office:value="93.5" calcext:value-type="float">
            <text:p>93.5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1 AUG</text:p>
          </table:table-cell>
          <table:table-cell table:style-name="ce48" office:value-type="float" office:value="93.9" calcext:value-type="float">
            <text:p>93.9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1 SEP</text:p>
          </table:table-cell>
          <table:table-cell table:style-name="ce48" office:value-type="float" office:value="94.5" calcext:value-type="float">
            <text:p>94.5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1 OCT</text:p>
          </table:table-cell>
          <table:table-cell table:style-name="ce48" office:value-type="float" office:value="94.5" calcext:value-type="float">
            <text:p>94.5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1 NOV</text:p>
          </table:table-cell>
          <table:table-cell table:style-name="ce48" office:value-type="float" office:value="94.7" calcext:value-type="float">
            <text:p>94.7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1 DEC</text:p>
          </table:table-cell>
          <table:table-cell table:style-name="ce48" office:value-type="float" office:value="95" calcext:value-type="float">
            <text:p>95.0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2 JAN</text:p>
          </table:table-cell>
          <table:table-cell table:style-name="ce48" office:value-type="float" office:value="94.7" calcext:value-type="float">
            <text:p>94.7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2 FEB</text:p>
          </table:table-cell>
          <table:table-cell table:style-name="ce48" office:value-type="float" office:value="95.2" calcext:value-type="float">
            <text:p>95.2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2 MAR</text:p>
          </table:table-cell>
          <table:table-cell table:style-name="ce48" office:value-type="float" office:value="95.4" calcext:value-type="float">
            <text:p>95.4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2 APR</text:p>
          </table:table-cell>
          <table:table-cell table:style-name="ce48" office:value-type="float" office:value="95.9" calcext:value-type="float">
            <text:p>95.9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2 MAY</text:p>
          </table:table-cell>
          <table:table-cell table:style-name="ce48" office:value-type="float" office:value="95.9" calcext:value-type="float">
            <text:p>95.9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2 JUN</text:p>
          </table:table-cell>
          <table:table-cell table:style-name="ce48" office:value-type="float" office:value="95.6" calcext:value-type="float">
            <text:p>95.6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2 JUL</text:p>
          </table:table-cell>
          <table:table-cell table:style-name="ce48" office:value-type="float" office:value="95.7" calcext:value-type="float">
            <text:p>95.7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2 AUG</text:p>
          </table:table-cell>
          <table:table-cell table:style-name="ce48" office:value-type="float" office:value="96.1" calcext:value-type="float">
            <text:p>96.1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2 SEP</text:p>
          </table:table-cell>
          <table:table-cell table:style-name="ce48" office:value-type="float" office:value="96.4" calcext:value-type="float">
            <text:p>96.4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2 OCT</text:p>
          </table:table-cell>
          <table:table-cell table:style-name="ce48" office:value-type="float" office:value="96.8" calcext:value-type="float">
            <text:p>96.8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2 NOV</text:p>
          </table:table-cell>
          <table:table-cell table:style-name="ce48" office:value-type="float" office:value="97" calcext:value-type="float">
            <text:p>97.0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2 DEC</text:p>
          </table:table-cell>
          <table:table-cell table:style-name="ce48" office:value-type="float" office:value="97.3" calcext:value-type="float">
            <text:p>97.3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3 JAN</text:p>
          </table:table-cell>
          <table:table-cell table:style-name="ce48" office:value-type="float" office:value="97" calcext:value-type="float">
            <text:p>97.0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3 FEB</text:p>
          </table:table-cell>
          <table:table-cell table:style-name="ce48" office:value-type="float" office:value="97.5" calcext:value-type="float">
            <text:p>97.5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3 MAR</text:p>
          </table:table-cell>
          <table:table-cell table:style-name="ce48" office:value-type="float" office:value="97.8" calcext:value-type="float">
            <text:p>97.8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3 APR</text:p>
          </table:table-cell>
          <table:table-cell table:style-name="ce48" office:value-type="float" office:value="98" calcext:value-type="float">
            <text:p>98.0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3 MAY</text:p>
          </table:table-cell>
          <table:table-cell table:style-name="ce48" office:value-type="float" office:value="98.2" calcext:value-type="float">
            <text:p>98.2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3 JUN</text:p>
          </table:table-cell>
          <table:table-cell table:style-name="ce48" office:value-type="float" office:value="98" calcext:value-type="float">
            <text:p>98.0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3 JUL</text:p>
          </table:table-cell>
          <table:table-cell table:style-name="ce48" office:value-type="float" office:value="98" calcext:value-type="float">
            <text:p>98.0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3 AUG</text:p>
          </table:table-cell>
          <table:table-cell table:style-name="ce48" office:value-type="float" office:value="98.4" calcext:value-type="float">
            <text:p>98.4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3 SEP</text:p>
          </table:table-cell>
          <table:table-cell table:style-name="ce48" office:value-type="float" office:value="98.7" calcext:value-type="float">
            <text:p>98.7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3 OCT</text:p>
          </table:table-cell>
          <table:table-cell table:style-name="ce48" office:value-type="float" office:value="98.8" calcext:value-type="float">
            <text:p>98.8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3 NOV</text:p>
          </table:table-cell>
          <table:table-cell table:style-name="ce48" office:value-type="float" office:value="98.8" calcext:value-type="float">
            <text:p>98.8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3 DEC</text:p>
          </table:table-cell>
          <table:table-cell table:style-name="ce48" office:value-type="float" office:value="99.2" calcext:value-type="float">
            <text:p>99.2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4 JAN</text:p>
          </table:table-cell>
          <table:table-cell table:style-name="ce48" office:value-type="float" office:value="98.7" calcext:value-type="float">
            <text:p>98.7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4 FEB</text:p>
          </table:table-cell>
          <table:table-cell table:style-name="ce48" office:value-type="float" office:value="99.1" calcext:value-type="float">
            <text:p>99.1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4 MAR</text:p>
          </table:table-cell>
          <table:table-cell table:style-name="ce48" office:value-type="float" office:value="99.3" calcext:value-type="float">
            <text:p>99.3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4 APR</text:p>
          </table:table-cell>
          <table:table-cell table:style-name="ce48" office:value-type="float" office:value="99.6" calcext:value-type="float">
            <text:p>99.6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4 MAY</text:p>
          </table:table-cell>
          <table:table-cell table:style-name="ce48" office:value-type="float" office:value="99.6" calcext:value-type="float">
            <text:p>99.6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4 JUN</text:p>
          </table:table-cell>
          <table:table-cell table:style-name="ce48" office:value-type="float" office:value="99.8" calcext:value-type="float">
            <text:p>99.8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4 JUL</text:p>
          </table:table-cell>
          <table:table-cell table:style-name="ce48" office:value-type="float" office:value="99.6" calcext:value-type="float">
            <text:p>99.6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4 AUG</text:p>
          </table:table-cell>
          <table:table-cell table:style-name="ce48" office:value-type="float" office:value="99.9" calcext:value-type="float">
            <text:p>99.9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4 SEP</text:p>
          </table:table-cell>
          <table:table-cell table:style-name="ce48" office:value-type="float" office:value="100" calcext:value-type="float">
            <text:p>100.0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4 OCT</text:p>
          </table:table-cell>
          <table:table-cell table:style-name="ce48" office:value-type="float" office:value="100.1" calcext:value-type="float">
            <text:p>100.1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4 NOV</text:p>
          </table:table-cell>
          <table:table-cell table:style-name="ce48" office:value-type="float" office:value="99.9" calcext:value-type="float">
            <text:p>99.9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4 DEC</text:p>
          </table:table-cell>
          <table:table-cell table:style-name="ce48" office:value-type="float" office:value="99.9" calcext:value-type="float">
            <text:p>99.9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5 JAN</text:p>
          </table:table-cell>
          <table:table-cell table:style-name="ce48" office:value-type="float" office:value="99.2" calcext:value-type="float">
            <text:p>99.2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5 FEB</text:p>
          </table:table-cell>
          <table:table-cell table:style-name="ce48" office:value-type="float" office:value="99.5" calcext:value-type="float">
            <text:p>99.5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5 MAR</text:p>
          </table:table-cell>
          <table:table-cell table:style-name="ce48" office:value-type="float" office:value="99.6" calcext:value-type="float">
            <text:p>99.6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5 APR</text:p>
          </table:table-cell>
          <table:table-cell table:style-name="ce48" office:value-type="float" office:value="99.9" calcext:value-type="float">
            <text:p>99.9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5 MAY</text:p>
          </table:table-cell>
          <table:table-cell table:style-name="ce48" office:value-type="float" office:value="100.1" calcext:value-type="float">
            <text:p>100.1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5 JUN</text:p>
          </table:table-cell>
          <table:table-cell table:style-name="ce48" office:value-type="float" office:value="100.1" calcext:value-type="float">
            <text:p>100.1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5 JUL</text:p>
          </table:table-cell>
          <table:table-cell table:style-name="ce48" office:value-type="float" office:value="100" calcext:value-type="float">
            <text:p>100.0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5 AUG</text:p>
          </table:table-cell>
          <table:table-cell table:style-name="ce48" office:value-type="float" office:value="100.3" calcext:value-type="float">
            <text:p>100.3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5 SEP</text:p>
          </table:table-cell>
          <table:table-cell table:style-name="ce48" office:value-type="float" office:value="100.2" calcext:value-type="float">
            <text:p>100.2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5 OCT</text:p>
          </table:table-cell>
          <table:table-cell table:style-name="ce48" office:value-type="float" office:value="100.3" calcext:value-type="float">
            <text:p>100.3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5 NOV</text:p>
          </table:table-cell>
          <table:table-cell table:style-name="ce48" office:value-type="float" office:value="100.3" calcext:value-type="float">
            <text:p>100.3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5 DEC</text:p>
          </table:table-cell>
          <table:table-cell table:style-name="ce48" office:value-type="float" office:value="100.4" calcext:value-type="float">
            <text:p>100.4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6 JAN</text:p>
          </table:table-cell>
          <table:table-cell table:style-name="ce48" office:value-type="float" office:value="99.9" calcext:value-type="float">
            <text:p>99.9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6 FEB</text:p>
          </table:table-cell>
          <table:table-cell table:style-name="ce48" office:value-type="float" office:value="100.1" calcext:value-type="float">
            <text:p>100.1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6 MAR</text:p>
          </table:table-cell>
          <table:table-cell table:style-name="ce48" office:value-type="float" office:value="100.4" calcext:value-type="float">
            <text:p>100.4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6 APR</text:p>
          </table:table-cell>
          <table:table-cell table:style-name="ce48" office:value-type="float" office:value="100.6" calcext:value-type="float">
            <text:p>100.6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6 MAY</text:p>
          </table:table-cell>
          <table:table-cell table:style-name="ce48" office:value-type="float" office:value="100.8" calcext:value-type="float">
            <text:p>100.8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6 JUN</text:p>
          </table:table-cell>
          <table:table-cell table:style-name="ce48" office:value-type="float" office:value="101" calcext:value-type="float">
            <text:p>101.0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6 JUL</text:p>
          </table:table-cell>
          <table:table-cell table:style-name="ce48" office:value-type="float" office:value="100.9" calcext:value-type="float">
            <text:p>100.9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6 AUG</text:p>
          </table:table-cell>
          <table:table-cell table:style-name="ce48" office:value-type="float" office:value="101.2" calcext:value-type="float">
            <text:p>101.2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6 SEP</text:p>
          </table:table-cell>
          <table:table-cell table:style-name="ce48" office:value-type="float" office:value="101.5" calcext:value-type="float">
            <text:p>101.5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6 OCT</text:p>
          </table:table-cell>
          <table:table-cell table:style-name="ce48" office:value-type="float" office:value="101.6" calcext:value-type="float">
            <text:p>101.6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6 NOV</text:p>
          </table:table-cell>
          <table:table-cell table:style-name="ce48" office:value-type="float" office:value="101.8" calcext:value-type="float">
            <text:p>101.8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6 DEC</text:p>
          </table:table-cell>
          <table:table-cell table:style-name="ce48" office:value-type="float" office:value="102.2" calcext:value-type="float">
            <text:p>102.2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7 JAN</text:p>
          </table:table-cell>
          <table:table-cell table:style-name="ce48" office:value-type="float" office:value="101.8" calcext:value-type="float">
            <text:p>101.8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7 FEB</text:p>
          </table:table-cell>
          <table:table-cell table:style-name="ce48" office:value-type="float" office:value="102.4" calcext:value-type="float">
            <text:p>102.4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7 MAR</text:p>
          </table:table-cell>
          <table:table-cell table:style-name="ce48" office:value-type="float" office:value="102.7" calcext:value-type="float">
            <text:p>102.7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7 APR</text:p>
          </table:table-cell>
          <table:table-cell table:style-name="ce48" office:value-type="float" office:value="103.2" calcext:value-type="float">
            <text:p>103.2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7 MAY</text:p>
          </table:table-cell>
          <table:table-cell table:style-name="ce48" office:value-type="float" office:value="103.5" calcext:value-type="float">
            <text:p>103.5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7 JUN</text:p>
          </table:table-cell>
          <table:table-cell table:style-name="ce48" office:value-type="float" office:value="103.5" calcext:value-type="float">
            <text:p>103.5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7 JUL</text:p>
          </table:table-cell>
          <table:table-cell table:style-name="ce48" office:value-type="float" office:value="103.5" calcext:value-type="float">
            <text:p>103.5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2017 AUG</text:p>
          </table:table-cell>
          <table:table-cell table:style-name="ce48" office:value-type="float" office:value="104" calcext:value-type="float">
            <text:p>104.0</text:p>
          </table:table-cell>
          <table:table-cell table:number-columns-repeated="1022"/>
        </table:table-row>
        <table:table-row table:style-name="ro2" table:number-rows-repeated="10483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e 2.1" table:style-name="ta1">
        <table:shapes>
          <draw:frame draw:z-index="0" draw:style-name="gr1" draw:text-style-name="P1" svg:width="453.51pt" svg:height="255.09pt" svg:x="670.56pt" svg:y="0pt">
            <draw:object draw:notify-on-update-of-ranges="'Table 2.1'.B1:'Table 2.1'.D1 'Table 2.1'.A2:'Table 2.1'.A2 'Table 2.1'.B2:'Table 2.1'.D2 'Table 2.1'.A3:'Table 2.1'.A3 'Table 2.1'.B3:'Table 2.1'.D3 'Table 2.1'.A4:'Table 2.1'.A4 'Table 2.1'.B4:'Table 2.1'.D4 'Table 2.1'.A5:'Table 2.1'.A5 'Table 2.1'.B5:'Table 2.1'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722.64pt" svg:y="266.57pt">
            <draw:object draw:notify-on-update-of-ranges="'Table 2.1'.B1:'Table 2.1'.D1 'Table 2.1'.A12:'Table 2.1'.A12 'Table 2.1'.B12:'Table 2.1'.D12 'Table 2.1'.A13:'Table 2.1'.A13 'Table 2.1'.B13:'Table 2.1'.D13 'Table 2.1'.A14:'Table 2.1'.A14 'Table 2.1'.B14:'Table 2.1'.D14 'Table 2.1'.A15:'Table 2.1'.A15 'Table 2.1'.B15:'Table 2.1'.D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ce4"/>
        <table:table-column table:style-name="co1" table:number-columns-repeated="3" table:default-cell-style-name="ce45"/>
        <table:table-column table:style-name="co1" table:number-columns-repeated="4" table:default-cell-style-name="Default"/>
        <table:table-row table:style-name="ro1">
          <table:table-cell table:style-name="ce3"/>
          <table:table-cell table:style-name="ce4" office:value-type="string" calcext:value-type="string">
            <text:p>2006-08 </text:p>
          </table:table-cell>
          <table:table-cell table:style-name="ce4" office:value-type="string" calcext:value-type="string">
            <text:p>2008-10 </text:p>
          </table:table-cell>
          <table:table-cell table:style-name="ce4" office:value-type="string" calcext:value-type="string">
            <text:p>2010-12 </text:p>
          </table:table-cell>
          <table:table-cell table:style-name="ce35" office:value-type="string" calcext:value-type="string">
            <text:p>2012-14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Property wealth (net) </text:p>
          </table:table-cell>
          <table:table-cell table:style-name="ce29" office:value-type="float" office:value="228.5" calcext:value-type="float">
            <text:p>228.5</text:p>
          </table:table-cell>
          <table:table-cell table:style-name="ce29" office:value-type="float" office:value="224.9" calcext:value-type="float">
            <text:p>224.9</text:p>
          </table:table-cell>
          <table:table-cell table:style-name="ce29" office:value-type="float" office:value="224.7" calcext:value-type="float">
            <text:p>224.7</text:p>
          </table:table-cell>
          <table:table-cell office:value-type="float" office:value="238.2" calcext:value-type="float">
            <text:p>238.2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Financial wealth (net) </text:p>
          </table:table-cell>
          <table:table-cell table:style-name="ce29" office:value-type="float" office:value="78.6" calcext:value-type="float">
            <text:p>78.6</text:p>
          </table:table-cell>
          <table:table-cell table:style-name="ce29" office:value-type="float" office:value="92.1" calcext:value-type="float">
            <text:p>92.1</text:p>
          </table:table-cell>
          <table:table-cell table:style-name="ce29" office:value-type="float" office:value="87.6" calcext:value-type="float">
            <text:p>87.6</text:p>
          </table:table-cell>
          <table:table-cell office:value-type="float" office:value="99.3" calcext:value-type="float">
            <text:p>99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ysical wealth </text:p>
          </table:table-cell>
          <table:table-cell table:style-name="ce29" office:value-type="float" office:value="84.3" calcext:value-type="float">
            <text:p>84.3</text:p>
          </table:table-cell>
          <table:table-cell table:style-name="ce29" office:value-type="float" office:value="89" calcext:value-type="float">
            <text:p>89.0</text:p>
          </table:table-cell>
          <table:table-cell table:style-name="ce29" office:value-type="float" office:value="95.3" calcext:value-type="float">
            <text:p>95.3</text:p>
          </table:table-cell>
          <table:table-cell office:value-type="float" office:value="109.3" calcext:value-type="float">
            <text:p>109.3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Private pension wealth </text:p>
          </table:table-cell>
          <table:table-cell table:style-name="ce29" office:value-type="float" office:value="276.3" calcext:value-type="float">
            <text:p>276.3</text:p>
          </table:table-cell>
          <table:table-cell table:style-name="ce29" office:value-type="float" office:value="291.5" calcext:value-type="float">
            <text:p>291.5</text:p>
          </table:table-cell>
          <table:table-cell table:style-name="ce29" office:value-type="float" office:value="300.9" calcext:value-type="float">
            <text:p>300.9</text:p>
          </table:table-cell>
          <table:table-cell office:value-type="float" office:value="418.6" calcext:value-type="float">
            <text:p>418.6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Total household wealth </text:p>
          </table:table-cell>
          <table:table-cell table:style-name="ce13" office:value-type="float" office:value="667.7" calcext:value-type="float">
            <text:p>667.7</text:p>
          </table:table-cell>
          <table:table-cell table:style-name="ce13" office:value-type="float" office:value="697.6" calcext:value-type="float">
            <text:p>697.6</text:p>
          </table:table-cell>
          <table:table-cell table:style-name="ce13" office:value-type="float" office:value="708.5" calcext:value-type="float">
            <text:p>708.5</text:p>
          </table:table-cell>
          <table:table-cell office:value-type="float" office:value="865.6" calcext:value-type="float">
            <text:p>865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ck</text:p>
          </table:table-cell>
          <table:table-cell table:style-name="ce59" table:formula="of:=SUM([.B2:.B5])-[.B6]" office:value-type="float" office:value="0" calcext:value-type="float">
            <text:p>0</text:p>
          </table:table-cell>
          <table:table-cell table:style-name="ce59" table:formula="of:=SUM([.C2:.C5])-[.C6]" office:value-type="float" office:value="-0.100000000000023" calcext:value-type="float">
            <text:p>-0.100000000000023</text:p>
          </table:table-cell>
          <table:table-cell table:style-name="ce59" table:formula="of:=SUM([.D2:.D5])-[.D6]" office:value-type="float" office:value="0" calcext:value-type="float">
            <text:p>0</text:p>
          </table:table-cell>
          <table:table-cell table:style-name="ce59" table:formula="of:=SUM([.E2:.E5])-[.E6]" office:value-type="float" office:value="-0.199999999999932" calcext:value-type="float">
            <text:p>-0.199999999999932</text:p>
          </table:table-cell>
          <table:table-cell table:number-columns-repeated="3"/>
        </table:table-row>
        <table:table-row table:style-name="ro1">
          <table:table-cell/>
          <table:table-cell table:style-name="ce59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Year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float" office:value="2013" calcext:value-type="float">
            <text:p>2013</text:p>
          </table:table-cell>
          <table:table-cell office:value-type="string" calcext:value-type="string">
            <text:p>Annex 1 states periods are from mid year, eg July 2012 to June 2014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PIH (2015=100)</text:p>
          </table:table-cell>
          <table:table-cell table:style-name="Default" office:value-type="float" office:value="83.3" calcext:value-type="float">
            <text:p>83.3</text:p>
          </table:table-cell>
          <table:table-cell table:style-name="Default" office:value-type="float" office:value="87.9" calcext:value-type="float">
            <text:p>87.9</text:p>
          </table:table-cell>
          <table:table-cell table:style-name="Default" office:value-type="float" office:value="93.6" calcext:value-type="float">
            <text:p>93.6</text:p>
          </table:table-cell>
          <table:table-cell office:value-type="float" office:value="98.2" calcext:value-type="float">
            <text:p>98.2</text:p>
          </table:table-cell>
          <table:table-cell table:number-columns-repeated="3"/>
        </table:table-row>
        <table:table-row table:style-name="ro1">
          <table:table-cell table:style-name="ce5"/>
          <table:table-cell table:style-name="Default" table:number-columns-repeated="3"/>
          <table:table-cell/>
          <table:table-cell office:value-type="string" calcext:value-type="string">
            <text:p>Diff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to 2012-14</text:p>
          </table:table-cell>
        </table:table-row>
        <table:table-row table:style-name="ro1">
          <table:table-cell table:style-name="ce25" table:formula="of:=[.A2]" office:value-type="string" office:string-value="Property wealth (net) " calcext:value-type="string">
            <text:p>Property wealth (net) </text:p>
          </table:table-cell>
          <table:table-cell table:formula="of:=100*[.B2]/[.B$10]" office:value-type="float" office:value="274.309723889556" calcext:value-type="float">
            <text:p>274.3</text:p>
          </table:table-cell>
          <table:table-cell table:formula="of:=100*[.C2]/[.C$10]" office:value-type="float" office:value="255.858930602958" calcext:value-type="float">
            <text:p>255.9</text:p>
          </table:table-cell>
          <table:table-cell table:formula="of:=100*[.D2]/[.D$10]" office:value-type="float" office:value="240.064102564103" calcext:value-type="float">
            <text:p>240.1</text:p>
          </table:table-cell>
          <table:table-cell table:style-name="ce45" table:formula="of:=100*[.E2]/[.E$10]" office:value-type="float" office:value="242.566191446029" calcext:value-type="float">
            <text:p>242.6</text:p>
          </table:table-cell>
          <table:table-cell table:style-name="ce45" table:formula="of:=[.E12]-[.B12]" office:value-type="float" office:value="-31.7435324435273" calcext:value-type="float">
            <text:p>-31.7</text:p>
          </table:table-cell>
          <table:table-cell table:style-name="ce16" table:formula="of:=[.F12]/[.B12]" office:value-type="percentage" office:value="-0.115721499017323" calcext:value-type="percentage">
            <text:p>-11.6%</text:p>
          </table:table-cell>
          <table:table-cell table:style-name="ce16" table:formula="of:=([.D12]-[.B12])/[.B12]" office:value-type="percentage" office:value="-0.124842899624081" calcext:value-type="percentage">
            <text:p>-12.5%</text:p>
          </table:table-cell>
        </table:table-row>
        <table:table-row table:style-name="ro1">
          <table:table-cell table:style-name="ce25" table:formula="of:=[.A3]" office:value-type="string" office:string-value="Financial wealth (net) " calcext:value-type="string">
            <text:p>Financial wealth (net) </text:p>
          </table:table-cell>
          <table:table-cell table:formula="of:=100*[.B3]/[.B$10]" office:value-type="float" office:value="94.3577430972389" calcext:value-type="float">
            <text:p>94.4</text:p>
          </table:table-cell>
          <table:table-cell table:formula="of:=100*[.C3]/[.C$10]" office:value-type="float" office:value="104.778156996587" calcext:value-type="float">
            <text:p>104.8</text:p>
          </table:table-cell>
          <table:table-cell table:formula="of:=100*[.D3]/[.D$10]" office:value-type="float" office:value="93.5897435897436" calcext:value-type="float">
            <text:p>93.6</text:p>
          </table:table-cell>
          <table:table-cell table:style-name="ce45" table:formula="of:=100*[.E3]/[.E$10]" office:value-type="float" office:value="101.12016293279" calcext:value-type="float">
            <text:p>101.1</text:p>
          </table:table-cell>
          <table:table-cell table:style-name="ce45" table:formula="of:=[.E13]-[.B13]" office:value-type="float" office:value="6.76241983555134" calcext:value-type="float">
            <text:p>6.8</text:p>
          </table:table-cell>
          <table:table-cell table:style-name="ce16" table:formula="of:=[.F13]/[.B13]" office:value-type="percentage" office:value="0.071667884516721" calcext:value-type="percentage">
            <text:p>7.2%</text:p>
          </table:table-cell>
          <table:table-cell table:style-name="ce16" table:formula="of:=([.D13]-[.B13])/[.B13]" office:value-type="percentage" office:value="-0.008139231421674" calcext:value-type="percentage">
            <text:p>-0.8%</text:p>
          </table:table-cell>
        </table:table-row>
        <table:table-row table:style-name="ro1">
          <table:table-cell table:style-name="ce25" table:formula="of:=[.A4]" office:value-type="string" office:string-value="Physical wealth " calcext:value-type="string">
            <text:p>Physical wealth </text:p>
          </table:table-cell>
          <table:table-cell table:formula="of:=100*[.B4]/[.B$10]" office:value-type="float" office:value="101.200480192077" calcext:value-type="float">
            <text:p>101.2</text:p>
          </table:table-cell>
          <table:table-cell table:formula="of:=100*[.C4]/[.C$10]" office:value-type="float" office:value="101.251422070535" calcext:value-type="float">
            <text:p>101.3</text:p>
          </table:table-cell>
          <table:table-cell table:formula="of:=100*[.D4]/[.D$10]" office:value-type="float" office:value="101.816239316239" calcext:value-type="float">
            <text:p>101.8</text:p>
          </table:table-cell>
          <table:table-cell table:style-name="ce45" table:formula="of:=100*[.E4]/[.E$10]" office:value-type="float" office:value="111.303462321792" calcext:value-type="float">
            <text:p>111.3</text:p>
          </table:table-cell>
          <table:table-cell table:style-name="ce45" table:formula="of:=[.E14]-[.B14]" office:value-type="float" office:value="10.1029821297154" calcext:value-type="float">
            <text:p>10.1</text:p>
          </table:table-cell>
          <table:table-cell table:style-name="ce16" table:formula="of:=[.F14]/[.B14]" office:value-type="percentage" office:value="0.0998313655285046" calcext:value-type="percentage">
            <text:p>10.0%</text:p>
          </table:table-cell>
          <table:table-cell table:style-name="ce16" table:formula="of:=([.D14]-[.B14])/[.B14]" office:value-type="percentage" office:value="0.00608454745465416" calcext:value-type="percentage">
            <text:p>0.6%</text:p>
          </table:table-cell>
        </table:table-row>
        <table:table-row table:style-name="ro1">
          <table:table-cell table:style-name="ce25" table:formula="of:=[.A5]" office:value-type="string" office:string-value="Private pension wealth " calcext:value-type="string">
            <text:p>Private pension wealth </text:p>
          </table:table-cell>
          <table:table-cell table:formula="of:=100*[.B5]/[.B$10]" office:value-type="float" office:value="331.692677070828" calcext:value-type="float">
            <text:p>331.7</text:p>
          </table:table-cell>
          <table:table-cell table:formula="of:=100*[.C5]/[.C$10]" office:value-type="float" office:value="331.626848691695" calcext:value-type="float">
            <text:p>331.6</text:p>
          </table:table-cell>
          <table:table-cell table:formula="of:=100*[.D5]/[.D$10]" office:value-type="float" office:value="321.474358974359" calcext:value-type="float">
            <text:p>321.5</text:p>
          </table:table-cell>
          <table:table-cell table:style-name="ce45" table:formula="of:=100*[.E5]/[.E$10]" office:value-type="float" office:value="426.272912423625" calcext:value-type="float">
            <text:p>426.3</text:p>
          </table:table-cell>
          <table:table-cell table:style-name="ce45" table:formula="of:=[.E15]-[.B15]" office:value-type="float" office:value="94.5802353527969" calcext:value-type="float">
            <text:p>94.6</text:p>
          </table:table-cell>
          <table:table-cell table:style-name="ce16" table:formula="of:=[.F15]/[.B15]" office:value-type="percentage" office:value="0.285144176796525" calcext:value-type="percentage">
            <text:p>28.5%</text:p>
          </table:table-cell>
          <table:table-cell table:style-name="ce16" table:formula="of:=([.D15]-[.B15])/[.B15]" office:value-type="percentage" office:value="-0.0308065833310134" calcext:value-type="percentage">
            <text:p>-3.1%</text:p>
          </table:table-cell>
        </table:table-row>
        <table:table-row table:style-name="ro1">
          <table:table-cell table:style-name="ce25" table:formula="of:=[.A6]" office:value-type="string" office:string-value="Total household wealth " calcext:value-type="string">
            <text:p>Total household wealth </text:p>
          </table:table-cell>
          <table:table-cell table:style-name="ce32" table:formula="of:=100*[.B6]/[.B$10]" office:value-type="float" office:value="801.5606242497" calcext:value-type="float">
            <text:p>801.6</text:p>
          </table:table-cell>
          <table:table-cell table:style-name="ce32" table:formula="of:=100*[.C6]/[.C$10]" office:value-type="float" office:value="793.629124004551" calcext:value-type="float">
            <text:p>793.6</text:p>
          </table:table-cell>
          <table:table-cell table:style-name="ce32" table:formula="of:=100*[.D6]/[.D$10]" office:value-type="float" office:value="756.944444444444" calcext:value-type="float">
            <text:p>756.9</text:p>
          </table:table-cell>
          <table:table-cell table:style-name="ce32" table:formula="of:=100*[.E6]/[.E$10]" office:value-type="float" office:value="881.466395112016" calcext:value-type="float">
            <text:p>881.5</text:p>
          </table:table-cell>
          <table:table-cell table:style-name="ce32" table:formula="of:=[.E16]-[.B16]" office:value-type="float" office:value="79.9057708623163" calcext:value-type="float">
            <text:p>79.9</text:p>
          </table:table-cell>
          <table:table-cell table:style-name="ce38" table:formula="of:=[.F16]/[.B16]" office:value-type="percentage" office:value="0.0996877446881975" calcext:value-type="percentage">
            <text:p>10.0%</text:p>
          </table:table-cell>
          <table:table-cell table:style-name="ce16" table:formula="of:=([.D16]-[.B16])/[.B16]" office:value-type="percentage" office:value="-0.0556616411229262" calcext:value-type="percentage">
            <text:p>-5.6%</text:p>
          </table:table-cell>
        </table:table-row>
        <table:table-row table:style-name="ro1">
          <table:table-cell table:style-name="ce6"/>
          <table:table-cell table:number-columns-repeated="3"/>
          <table:table-cell table:style-name="ce45"/>
          <table:table-cell table:style-name="ce11"/>
          <table:table-cell table:number-columns-repeated="2"/>
        </table:table-row>
        <table:table-row table:style-name="ro1">
          <table:table-cell table:style-name="ce7"/>
          <table:table-cell table:style-name="ce11" table:number-columns-repeated="4"/>
          <table:table-cell table:number-columns-repeated="3"/>
        </table:table-row>
        <table:table-row table:style-name="ro1" table:number-rows-repeated="5">
          <table:table-cell table:style-name="ce8"/>
          <table:table-cell table:style-name="ce12" table:number-columns-repeated="4"/>
          <table:table-cell table:style-name="ce14"/>
          <table:table-cell table:style-name="ce46"/>
          <table:table-cell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/>
          <table:table-cell table:style-name="ce11" table:number-columns-repeated="4"/>
          <table:table-cell table:number-columns-repeated="3"/>
        </table:table-row>
      </table:table>
      <table:table table:name="CSV wealth_totals" table:style-name="ta1"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Property (net)</text:p>
          </table:table-cell>
          <table:table-cell office:value-type="string" calcext:value-type="string">
            <text:p>Financial (net)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Pension</text:p>
          </table:table-cell>
        </table:table-row>
        <table:table-row table:style-name="ro1">
          <table:table-cell office:value-type="string" calcext:value-type="string">
            <text:p>2006-08 </text:p>
          </table:table-cell>
          <table:table-cell table:style-name="ce45" office:value-type="float" office:value="274.309723889556" calcext:value-type="float">
            <text:p>274.3</text:p>
          </table:table-cell>
          <table:table-cell table:style-name="ce45" office:value-type="float" office:value="94.3577430972389" calcext:value-type="float">
            <text:p>94.4</text:p>
          </table:table-cell>
          <table:table-cell table:style-name="ce45" office:value-type="float" office:value="101.200480192077" calcext:value-type="float">
            <text:p>101.2</text:p>
          </table:table-cell>
          <table:table-cell table:style-name="ce45" office:value-type="float" office:value="331.692677070828" calcext:value-type="float">
            <text:p>331.7</text:p>
          </table:table-cell>
        </table:table-row>
        <table:table-row table:style-name="ro1">
          <table:table-cell office:value-type="string" calcext:value-type="string">
            <text:p>2008-10 </text:p>
          </table:table-cell>
          <table:table-cell table:style-name="ce45" office:value-type="float" office:value="255.858930602958" calcext:value-type="float">
            <text:p>255.9</text:p>
          </table:table-cell>
          <table:table-cell table:style-name="ce45" office:value-type="float" office:value="104.778156996587" calcext:value-type="float">
            <text:p>104.8</text:p>
          </table:table-cell>
          <table:table-cell table:style-name="ce45" office:value-type="float" office:value="101.251422070535" calcext:value-type="float">
            <text:p>101.3</text:p>
          </table:table-cell>
          <table:table-cell table:style-name="ce45" office:value-type="float" office:value="331.626848691695" calcext:value-type="float">
            <text:p>331.6</text:p>
          </table:table-cell>
        </table:table-row>
        <table:table-row table:style-name="ro1">
          <table:table-cell office:value-type="string" calcext:value-type="string">
            <text:p>2010-12 </text:p>
          </table:table-cell>
          <table:table-cell table:style-name="ce45" office:value-type="float" office:value="240.064102564103" calcext:value-type="float">
            <text:p>240.1</text:p>
          </table:table-cell>
          <table:table-cell table:style-name="ce45" office:value-type="float" office:value="93.5897435897436" calcext:value-type="float">
            <text:p>93.6</text:p>
          </table:table-cell>
          <table:table-cell table:style-name="ce45" office:value-type="float" office:value="101.816239316239" calcext:value-type="float">
            <text:p>101.8</text:p>
          </table:table-cell>
          <table:table-cell table:style-name="ce45" office:value-type="float" office:value="321.474358974359" calcext:value-type="float">
            <text:p>321.5</text:p>
          </table:table-cell>
        </table:table-row>
        <table:table-row table:style-name="ro1">
          <table:table-cell office:value-type="string" calcext:value-type="string">
            <text:p>2012-14</text:p>
          </table:table-cell>
          <table:table-cell table:style-name="ce45" office:value-type="float" office:value="242.566191446029" calcext:value-type="float">
            <text:p>242.6</text:p>
          </table:table-cell>
          <table:table-cell table:style-name="ce45" office:value-type="float" office:value="101.12016293279" calcext:value-type="float">
            <text:p>101.1</text:p>
          </table:table-cell>
          <table:table-cell table:style-name="ce45" office:value-type="float" office:value="111.303462321792" calcext:value-type="float">
            <text:p>111.3</text:p>
          </table:table-cell>
          <table:table-cell table:style-name="ce45" office:value-type="float" office:value="426.272912423625" calcext:value-type="float">
            <text:p>426.3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XISTITLE</text:p>
          </table:table-cell>
          <table:table-cell office:value-type="string" calcext:value-type="string">
            <text:p>Wealth / £ billion (real 2015 pri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S</text:p>
          </table:table-cell>
          <table:table-cell table:style-name="ce69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CKED</text:p>
          </table:table-cell>
          <table:table-cell table:style-name="ce69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MAX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CKEDLEGENDRIGHT</text:p>
          </table:table-cell>
          <table:table-cell table:style-name="ce69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PADDING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</table:table>
      <table:table table:name="Chart 3.3" table:style-name="ta1">
        <table:shapes>
          <draw:frame draw:z-index="0" draw:style-name="gr1" draw:text-style-name="P1" svg:width="453.51pt" svg:height="255.09pt" svg:x="16.53pt" svg:y="415.98pt">
            <draw:object draw:notify-on-update-of-ranges="'Chart 3.3'.B23:'Chart 3.3'.K23 'Chart 3.3'.A24:'Chart 3.3'.A24 'Chart 3.3'.B24:'Chart 3.3'.K24 'Chart 3.3'.A25:'Chart 3.3'.A25 'Chart 3.3'.B25:'Chart 3.3'.K25 'Chart 3.3'.A26:'Chart 3.3'.A26 'Chart 3.3'.B26:'Chart 3.3'.K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6" table:default-cell-style-name="Default"/>
        <table:table-column table:style-name="co1" table:number-columns-repeated="12" table:default-cell-style-name="Default"/>
        <table:table-column table:style-name="co8" table:number-columns-repeated="2" table:default-cell-style-name="Default"/>
        <table:table-column table:style-name="co9" table:number-columns-repeated="10" table:default-cell-style-name="Default"/>
        <table:table-column table:style-name="co1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Figures on top 30% of wealth in 2010/1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ecile</text:p>
          </table:table-cell>
          <table:table-cell office:value-type="string" calcext:value-type="string">
            <text:p>£bn</text:p>
          </table:table-cell>
          <table:table-cell table:number-columns-repeated="2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table:style-name="ce16" table:formula="of:=[.B3]/[.B$6]" office:value-type="percentage" office:value="0.126050420168067" calcext:value-type="percentage">
            <text:p>12.6%</text:p>
          </table:table-cell>
          <table:table-cell table:number-columns-repeated="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0" calcext:value-type="float">
            <text:p>130</text:p>
          </table:table-cell>
          <table:table-cell table:style-name="ce16" table:formula="of:=[.B4]/[.B$6]" office:value-type="percentage" office:value="0.182072829131653" calcext:value-type="percentage">
            <text:p>18.2%</text:p>
          </table:table-cell>
          <table:table-cell table:number-columns-repeated="2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5" calcext:value-type="float">
            <text:p>315</text:p>
          </table:table-cell>
          <table:table-cell table:style-name="ce16" table:formula="of:=[.B5]/[.B$6]" office:value-type="percentage" office:value="0.441176470588235" calcext:value-type="percentage">
            <text:p>44.1%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714" calcext:value-type="float">
            <text:p>714</text:p>
          </table:table-cell>
          <table:table-cell table:style-name="ce16"/>
          <table:table-cell table:number-columns-repeated="24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table:style-name="ce46" table:formula="of:=SUM([.C3:.C5])" office:value-type="percentage" office:value="0.749299719887955" calcext:value-type="percentage">
            <text:p>74.93%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46"/>
          <table:table-cell table:number-columns-repeated="11"/>
          <table:table-cell office:value-type="string" calcext:value-type="string">
            <text:p>Chart 3.1</text:p>
          </table:table-cell>
          <table:table-cell office:value-type="string" calcext:value-type="string">
            <text:p>http://www.gov.scot/Publications/2017/02/6032/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hart 3.3.</text:p>
          </table:table-cell>
          <table:table-cell office:value-type="string" calcext:value-type="string">
            <text:p>http://www.gov.scot/Publications/2015/03/2333/4</text:p>
          </table:table-cell>
          <table:table-cell table:style-name="ce46"/>
          <table:table-cell table:number-columns-repeated="11"/>
          <table:table-cell office:value-type="string" calcext:value-type="string">
            <text:p>£ bn per pixel</text:p>
          </table:table-cell>
          <table:table-cell table:style-name="ce41" table:formula="of:=400/580" office:value-type="float" office:value="0.689655172413793" calcext:value-type="float">
            <text:p>0.69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£ bn per pixel</text:p>
          </table:table-cell>
          <table:table-cell table:formula="of:=400/238" office:value-type="float" office:value="1.68067226890756" calcext:value-type="float">
            <text:p>1.68067226890756</text:p>
          </table:table-cell>
          <table:table-cell table:style-name="ce46"/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style-name="ce70" office:value-type="string" calcext:value-type="string">
            <text:p>Pixel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2006-0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  <table:table-cell office:value-type="float" office:value="165" calcext:value-type="float">
            <text:p>165</text:p>
          </table:table-cell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92" calcext:value-type="float">
            <text:p>192</text:p>
          </table:table-cell>
          <table:table-cell table:number-columns-repeated="3"/>
          <table:table-cell office:value-type="string" calcext:value-type="string">
            <text:p>2008-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office:value-type="float" office:value="125" calcext:value-type="float">
            <text:p>125</text:p>
          </table:table-cell>
          <table:table-cell office:value-type="float" office:value="181" calcext:value-type="float">
            <text:p>181</text:p>
          </table:table-cell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85" calcext:value-type="float">
            <text:p>185</text:p>
          </table:table-cell>
          <table:table-cell table:number-columns-repeated="3"/>
          <table:table-cell office:value-type="string" calcext:value-type="string">
            <text:p>2010-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office:value-type="float" office:value="134" calcext:value-type="float">
            <text:p>134</text:p>
          </table:table-cell>
          <table:table-cell office:value-type="float" office:value="195" calcext:value-type="float">
            <text:p>195</text:p>
          </table:table-cell>
          <table:table-cell office:value-type="float" office:value="439" calcext:value-type="float">
            <text:p>439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string" calcext:value-type="string">
            <text:p>2012-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116" calcext:value-type="float">
            <text:p>116</text:p>
          </table:table-cell>
          <table:table-cell office:value-type="float" office:value="162" calcext:value-type="float">
            <text:p>162</text:p>
          </table:table-cell>
          <table:table-cell office:value-type="float" office:value="243" calcext:value-type="float">
            <text:p>243</text:p>
          </table:table-cell>
          <table:table-cell office:value-type="float" office:value="537" calcext:value-type="float">
            <text:p>537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£ bn nominal</text:p>
          </table:table-cell>
          <table:table-cell table:number-columns-repeated="10"/>
          <table:table-cell office:value-type="string" calcext:value-type="string">
            <text:p>Total</text:p>
          </table:table-cell>
          <table:table-cell office:value-type="string" calcext:value-type="string">
            <text:p>Deflator</text:p>
          </table:table-cell>
          <table:table-cell/>
          <table:table-cell office:value-type="string" calcext:value-type="string">
            <text:p>£ bn nominal</text:p>
          </table:table-cell>
          <table:table-cell table:number-columns-repeated="10"/>
          <table:table-cell office:value-type="string" calcext:value-type="string">
            <text:p>Total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 office:value-type="string" calcext:value-type="string">
            <text:p>2006-08</text:p>
          </table:table-cell>
          <table:table-cell table:style-name="ce11" table:formula="of:=[.B13]*[.$B$10]" office:value-type="float" office:value="-1.68067226890756" calcext:value-type="float">
            <text:p>-1.68</text:p>
          </table:table-cell>
          <table:table-cell table:style-name="ce11" table:formula="of:=[.C13]*[.$B$10]" office:value-type="float" office:value="1.68067226890756" calcext:value-type="float">
            <text:p>1.68</text:p>
          </table:table-cell>
          <table:table-cell table:style-name="ce11" table:formula="of:=[.D13]*[.$B$10]" office:value-type="float" office:value="8.40336134453782" calcext:value-type="float">
            <text:p>8.40</text:p>
          </table:table-cell>
          <table:table-cell table:style-name="ce11" table:formula="of:=[.E13]*[.$B$10]" office:value-type="float" office:value="16.8067226890756" calcext:value-type="float">
            <text:p>16.81</text:p>
          </table:table-cell>
          <table:table-cell table:style-name="ce11" table:formula="of:=[.F13]*[.$B$10]" office:value-type="float" office:value="30.2521008403361" calcext:value-type="float">
            <text:p>30.25</text:p>
          </table:table-cell>
          <table:table-cell table:style-name="ce11" table:formula="of:=[.G13]*[.$B$10]" office:value-type="float" office:value="42.0168067226891" calcext:value-type="float">
            <text:p>42.02</text:p>
          </table:table-cell>
          <table:table-cell table:style-name="ce11" table:formula="of:=[.H13]*[.$B$10]" office:value-type="float" office:value="58.8235294117647" calcext:value-type="float">
            <text:p>58.82</text:p>
          </table:table-cell>
          <table:table-cell table:style-name="ce11" table:formula="of:=[.I13]*[.$B$10]" office:value-type="float" office:value="82.3529411764706" calcext:value-type="float">
            <text:p>82.35</text:p>
          </table:table-cell>
          <table:table-cell table:style-name="ce11" table:formula="of:=[.J13]*[.$B$10]" office:value-type="float" office:value="117.647058823529" calcext:value-type="float">
            <text:p>117.65</text:p>
          </table:table-cell>
          <table:table-cell table:style-name="ce11" table:formula="of:=[.K13]*[.$B$10]" office:value-type="float" office:value="336.134453781513" calcext:value-type="float">
            <text:p>336.13</text:p>
          </table:table-cell>
          <table:table-cell table:style-name="ce11" table:formula="of:=SUM([.B19:.K19])" office:value-type="float" office:value="692.436974789916" calcext:value-type="float">
            <text:p>692.44</text:p>
          </table:table-cell>
          <table:table-cell table:style-name="ce11" office:value-type="float" office:value="87.45" calcext:value-type="float">
            <text:p>87.45</text:p>
          </table:table-cell>
          <table:table-cell table:style-name="ce11"/>
          <table:table-cell office:value-type="string" calcext:value-type="string">
            <text:p>2006-08</text:p>
          </table:table-cell>
          <table:table-cell table:style-name="ce45" table:formula="of:=[.$P$9]*[.P13]" office:value-type="float" office:value="0.689655172413793" calcext:value-type="float">
            <text:p>0.7</text:p>
          </table:table-cell>
          <table:table-cell table:style-name="ce45" table:formula="of:=[.$P$9]*[.Q13]" office:value-type="float" office:value="4.82758620689655" calcext:value-type="float">
            <text:p>4.8</text:p>
          </table:table-cell>
          <table:table-cell table:style-name="ce45" table:formula="of:=[.$P$9]*[.R13]" office:value-type="float" office:value="8.27586206896552" calcext:value-type="float">
            <text:p>8.3</text:p>
          </table:table-cell>
          <table:table-cell table:style-name="ce45" table:formula="of:=[.$P$9]*[.S13]" office:value-type="float" office:value="17.9310344827586" calcext:value-type="float">
            <text:p>17.9</text:p>
          </table:table-cell>
          <table:table-cell table:style-name="ce45" table:formula="of:=[.$P$9]*[.T13]" office:value-type="float" office:value="27.5862068965517" calcext:value-type="float">
            <text:p>27.6</text:p>
          </table:table-cell>
          <table:table-cell table:style-name="ce45" table:formula="of:=[.$P$9]*[.U13]" office:value-type="float" office:value="39.3103448275862" calcext:value-type="float">
            <text:p>39.3</text:p>
          </table:table-cell>
          <table:table-cell table:style-name="ce45" table:formula="of:=[.$P$9]*[.V13]" office:value-type="float" office:value="57.9310344827586" calcext:value-type="float">
            <text:p>57.9</text:p>
          </table:table-cell>
          <table:table-cell table:style-name="ce45" table:formula="of:=[.$P$9]*[.W13]" office:value-type="float" office:value="81.3793103448276" calcext:value-type="float">
            <text:p>81.4</text:p>
          </table:table-cell>
          <table:table-cell table:style-name="ce45" table:formula="of:=[.$P$9]*[.X13]" office:value-type="float" office:value="113.793103448276" calcext:value-type="float">
            <text:p>113.8</text:p>
          </table:table-cell>
          <table:table-cell table:style-name="ce45" table:formula="of:=[.$P$9]*[.Y13]" office:value-type="float" office:value="331.034482758621" calcext:value-type="float">
            <text:p>331.0</text:p>
          </table:table-cell>
          <table:table-cell table:style-name="ce45" table:formula="of:=SUM([.P19:.Y19])" office:value-type="float" office:value="682.758620689655" calcext:value-type="float">
            <text:p>682.8</text:p>
          </table:table-cell>
          <table:table-cell table:style-name="ce45" table:formula="of:=[.Z19]-['Table 2.1'.B6]" office:value-type="float" office:value="15.0586206896552" calcext:value-type="float">
            <text:p>15.1</text:p>
          </table:table-cell>
        </table:table-row>
        <table:table-row table:style-name="ro1">
          <table:table-cell office:value-type="string" calcext:value-type="string">
            <text:p>2008-10</text:p>
          </table:table-cell>
          <table:table-cell table:style-name="ce11" table:formula="of:=[.B14]*[.$B$10]" office:value-type="float" office:value="0" calcext:value-type="float">
            <text:p>0.00</text:p>
          </table:table-cell>
          <table:table-cell table:style-name="ce11" table:formula="of:=[.C14]*[.$B$10]" office:value-type="float" office:value="3.36134453781513" calcext:value-type="float">
            <text:p>3.36</text:p>
          </table:table-cell>
          <table:table-cell table:style-name="ce11" table:formula="of:=[.D14]*[.$B$10]" office:value-type="float" office:value="10.0840336134454" calcext:value-type="float">
            <text:p>10.08</text:p>
          </table:table-cell>
          <table:table-cell table:style-name="ce11" table:formula="of:=[.E14]*[.$B$10]" office:value-type="float" office:value="18.4873949579832" calcext:value-type="float">
            <text:p>18.49</text:p>
          </table:table-cell>
          <table:table-cell table:style-name="ce11" table:formula="of:=[.F14]*[.$B$10]" office:value-type="float" office:value="31.9327731092437" calcext:value-type="float">
            <text:p>31.93</text:p>
          </table:table-cell>
          <table:table-cell table:style-name="ce11" table:formula="of:=[.G14]*[.$B$10]" office:value-type="float" office:value="43.6974789915966" calcext:value-type="float">
            <text:p>43.70</text:p>
          </table:table-cell>
          <table:table-cell table:style-name="ce11" table:formula="of:=[.H14]*[.$B$10]" office:value-type="float" office:value="60.5042016806723" calcext:value-type="float">
            <text:p>60.50</text:p>
          </table:table-cell>
          <table:table-cell table:style-name="ce11" table:formula="of:=[.I14]*[.$B$10]" office:value-type="float" office:value="85.7142857142857" calcext:value-type="float">
            <text:p>85.71</text:p>
          </table:table-cell>
          <table:table-cell table:style-name="ce11" table:formula="of:=[.J14]*[.$B$10]" office:value-type="float" office:value="126.050420168067" calcext:value-type="float">
            <text:p>126.05</text:p>
          </table:table-cell>
          <table:table-cell table:style-name="ce11" table:formula="of:=[.K14]*[.$B$10]" office:value-type="float" office:value="322.689075630252" calcext:value-type="float">
            <text:p>322.69</text:p>
          </table:table-cell>
          <table:table-cell table:style-name="ce11" table:formula="of:=SUM([.B20:.K20])" office:value-type="float" office:value="702.521008403361" calcext:value-type="float">
            <text:p>702.52</text:p>
          </table:table-cell>
          <table:table-cell table:style-name="ce11" office:value-type="float" office:value="93.95" calcext:value-type="float">
            <text:p>93.95</text:p>
          </table:table-cell>
          <table:table-cell table:style-name="ce11"/>
          <table:table-cell office:value-type="string" calcext:value-type="string">
            <text:p>2008-10</text:p>
          </table:table-cell>
          <table:table-cell table:style-name="ce45" table:formula="of:=[.$P$9]*[.P14]" office:value-type="float" office:value="0.689655172413793" calcext:value-type="float">
            <text:p>0.7</text:p>
          </table:table-cell>
          <table:table-cell table:style-name="ce45" table:formula="of:=[.$P$9]*[.Q14]" office:value-type="float" office:value="4.82758620689655" calcext:value-type="float">
            <text:p>4.8</text:p>
          </table:table-cell>
          <table:table-cell table:style-name="ce45" table:formula="of:=[.$P$9]*[.R14]" office:value-type="float" office:value="9.6551724137931" calcext:value-type="float">
            <text:p>9.7</text:p>
          </table:table-cell>
          <table:table-cell table:style-name="ce45" table:formula="of:=[.$P$9]*[.S14]" office:value-type="float" office:value="20.6896551724138" calcext:value-type="float">
            <text:p>20.7</text:p>
          </table:table-cell>
          <table:table-cell table:style-name="ce45" table:formula="of:=[.$P$9]*[.T14]" office:value-type="float" office:value="30.3448275862069" calcext:value-type="float">
            <text:p>30.3</text:p>
          </table:table-cell>
          <table:table-cell table:style-name="ce45" table:formula="of:=[.$P$9]*[.U14]" office:value-type="float" office:value="43.448275862069" calcext:value-type="float">
            <text:p>43.4</text:p>
          </table:table-cell>
          <table:table-cell table:style-name="ce45" table:formula="of:=[.$P$9]*[.V14]" office:value-type="float" office:value="61.3793103448276" calcext:value-type="float">
            <text:p>61.4</text:p>
          </table:table-cell>
          <table:table-cell table:style-name="ce45" table:formula="of:=[.$P$9]*[.W14]" office:value-type="float" office:value="86.2068965517241" calcext:value-type="float">
            <text:p>86.2</text:p>
          </table:table-cell>
          <table:table-cell table:style-name="ce45" table:formula="of:=[.$P$9]*[.X14]" office:value-type="float" office:value="124.827586206897" calcext:value-type="float">
            <text:p>124.8</text:p>
          </table:table-cell>
          <table:table-cell table:style-name="ce45" table:formula="of:=[.$P$9]*[.Y14]" office:value-type="float" office:value="319.310344827586" calcext:value-type="float">
            <text:p>319.3</text:p>
          </table:table-cell>
          <table:table-cell table:style-name="ce45" table:formula="of:=SUM([.P20:.Y20])" office:value-type="float" office:value="701.379310344828" calcext:value-type="float">
            <text:p>701.4</text:p>
          </table:table-cell>
          <table:table-cell table:style-name="ce45" table:formula="of:=[.Z20]-['Table 2.1'.C6]" office:value-type="float" office:value="3.77931034482765" calcext:value-type="float">
            <text:p>3.8</text:p>
          </table:table-cell>
        </table:table-row>
        <table:table-row table:style-name="ro1">
          <table:table-cell office:value-type="string" calcext:value-type="string">
            <text:p>2010-12</text:p>
          </table:table-cell>
          <table:table-cell table:style-name="ce11" table:formula="of:=[.B15]*[.$B$10]" office:value-type="float" office:value="0" calcext:value-type="float">
            <text:p>0.00</text:p>
          </table:table-cell>
          <table:table-cell table:style-name="ce11" table:formula="of:=[.C15]*[.$B$10]" office:value-type="float" office:value="3.36134453781513" calcext:value-type="float">
            <text:p>3.36</text:p>
          </table:table-cell>
          <table:table-cell table:style-name="ce11" table:formula="of:=[.D15]*[.$B$10]" office:value-type="float" office:value="11.7647058823529" calcext:value-type="float">
            <text:p>11.76</text:p>
          </table:table-cell>
          <table:table-cell table:style-name="ce11" table:formula="of:=[.E15]*[.$B$10]" office:value-type="float" office:value="20.1680672268908" calcext:value-type="float">
            <text:p>20.17</text:p>
          </table:table-cell>
          <table:table-cell table:style-name="ce11" table:formula="of:=[.F15]*[.$B$10]" office:value-type="float" office:value="31.9327731092437" calcext:value-type="float">
            <text:p>31.93</text:p>
          </table:table-cell>
          <table:table-cell table:style-name="ce11" table:formula="of:=[.G15]*[.$B$10]" office:value-type="float" office:value="45.3781512605042" calcext:value-type="float">
            <text:p>45.38</text:p>
          </table:table-cell>
          <table:table-cell table:style-name="ce11" table:formula="of:=[.H15]*[.$B$10]" office:value-type="float" office:value="65.546218487395" calcext:value-type="float">
            <text:p>65.55</text:p>
          </table:table-cell>
          <table:table-cell table:style-name="ce11" table:formula="of:=[.I15]*[.$B$10]" office:value-type="float" office:value="92.436974789916" calcext:value-type="float">
            <text:p>92.44</text:p>
          </table:table-cell>
          <table:table-cell table:style-name="ce11" table:formula="of:=[.J15]*[.$B$10]" office:value-type="float" office:value="134.453781512605" calcext:value-type="float">
            <text:p>134.45</text:p>
          </table:table-cell>
          <table:table-cell table:style-name="ce11" table:formula="of:=[.K15]*[.$B$10]" office:value-type="float" office:value="310.924369747899" calcext:value-type="float">
            <text:p>310.92</text:p>
          </table:table-cell>
          <table:table-cell table:style-name="ce11" table:formula="of:=SUM([.B21:.K21])" office:value-type="float" office:value="715.966386554622" calcext:value-type="float">
            <text:p>715.97</text:p>
          </table:table-cell>
          <table:table-cell table:style-name="ce11" office:value-type="float" office:value="99.4" calcext:value-type="float">
            <text:p>99.40</text:p>
          </table:table-cell>
          <table:table-cell table:style-name="ce11"/>
          <table:table-cell office:value-type="string" calcext:value-type="string">
            <text:p>2010-12</text:p>
          </table:table-cell>
          <table:table-cell table:style-name="ce45" table:formula="of:=[.$P$9]*[.P15]" office:value-type="float" office:value="0.689655172413793" calcext:value-type="float">
            <text:p>0.7</text:p>
          </table:table-cell>
          <table:table-cell table:style-name="ce45" table:formula="of:=[.$P$9]*[.Q15]" office:value-type="float" office:value="5.51724137931035" calcext:value-type="float">
            <text:p>5.5</text:p>
          </table:table-cell>
          <table:table-cell table:style-name="ce45" table:formula="of:=[.$P$9]*[.R15]" office:value-type="float" office:value="9.6551724137931" calcext:value-type="float">
            <text:p>9.7</text:p>
          </table:table-cell>
          <table:table-cell table:style-name="ce45" table:formula="of:=[.$P$9]*[.S15]" office:value-type="float" office:value="21.3793103448276" calcext:value-type="float">
            <text:p>21.4</text:p>
          </table:table-cell>
          <table:table-cell table:style-name="ce45" table:formula="of:=[.$P$9]*[.T15]" office:value-type="float" office:value="31.7241379310345" calcext:value-type="float">
            <text:p>31.7</text:p>
          </table:table-cell>
          <table:table-cell table:style-name="ce45" table:formula="of:=[.$P$9]*[.U15]" office:value-type="float" office:value="46.8965517241379" calcext:value-type="float">
            <text:p>46.9</text:p>
          </table:table-cell>
          <table:table-cell table:style-name="ce45" table:formula="of:=[.$P$9]*[.V15]" office:value-type="float" office:value="65.5172413793104" calcext:value-type="float">
            <text:p>65.5</text:p>
          </table:table-cell>
          <table:table-cell table:style-name="ce45" table:formula="of:=[.$P$9]*[.W15]" office:value-type="float" office:value="92.4137931034483" calcext:value-type="float">
            <text:p>92.4</text:p>
          </table:table-cell>
          <table:table-cell table:style-name="ce45" table:formula="of:=[.$P$9]*[.X15]" office:value-type="float" office:value="134.48275862069" calcext:value-type="float">
            <text:p>134.5</text:p>
          </table:table-cell>
          <table:table-cell table:style-name="ce45" table:formula="of:=[.$P$9]*[.Y15]" office:value-type="float" office:value="302.758620689655" calcext:value-type="float">
            <text:p>302.8</text:p>
          </table:table-cell>
          <table:table-cell table:style-name="ce45" table:formula="of:=SUM([.P21:.Y21])" office:value-type="float" office:value="711.034482758621" calcext:value-type="float">
            <text:p>711.0</text:p>
          </table:table-cell>
          <table:table-cell table:style-name="ce45" table:formula="of:=[.Z21]-['Table 2.1'.D6]" office:value-type="float" office:value="2.53448275862081" calcext:value-type="float">
            <text:p>2.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012-14</text:p>
          </table:table-cell>
          <table:table-cell table:style-name="ce45" table:formula="of:=[.$P$9]*[.P16]" office:value-type="float" office:value="2.06896551724138" calcext:value-type="float">
            <text:p>2.1</text:p>
          </table:table-cell>
          <table:table-cell table:style-name="ce45" table:formula="of:=[.$P$9]*[.Q16]" office:value-type="float" office:value="6.20689655172414" calcext:value-type="float">
            <text:p>6.2</text:p>
          </table:table-cell>
          <table:table-cell table:style-name="ce45" table:formula="of:=[.$P$9]*[.R16]" office:value-type="float" office:value="11.0344827586207" calcext:value-type="float">
            <text:p>11.0</text:p>
          </table:table-cell>
          <table:table-cell table:style-name="ce45" table:formula="of:=[.$P$9]*[.S16]" office:value-type="float" office:value="24.1379310344828" calcext:value-type="float">
            <text:p>24.1</text:p>
          </table:table-cell>
          <table:table-cell table:style-name="ce45" table:formula="of:=[.$P$9]*[.T16]" office:value-type="float" office:value="39.3103448275862" calcext:value-type="float">
            <text:p>39.3</text:p>
          </table:table-cell>
          <table:table-cell table:style-name="ce45" table:formula="of:=[.$P$9]*[.U16]" office:value-type="float" office:value="55.8620689655172" calcext:value-type="float">
            <text:p>55.9</text:p>
          </table:table-cell>
          <table:table-cell table:style-name="ce45" table:formula="of:=[.$P$9]*[.V16]" office:value-type="float" office:value="80" calcext:value-type="float">
            <text:p>80.0</text:p>
          </table:table-cell>
          <table:table-cell table:style-name="ce45" table:formula="of:=[.$P$9]*[.W16]" office:value-type="float" office:value="111.724137931034" calcext:value-type="float">
            <text:p>111.7</text:p>
          </table:table-cell>
          <table:table-cell table:style-name="ce45" table:formula="of:=[.$P$9]*[.X16]" office:value-type="float" office:value="167.586206896552" calcext:value-type="float">
            <text:p>167.6</text:p>
          </table:table-cell>
          <table:table-cell table:style-name="ce45" table:formula="of:=[.$P$9]*[.Y16]" office:value-type="float" office:value="370.344827586207" calcext:value-type="float">
            <text:p>370.3</text:p>
          </table:table-cell>
          <table:table-cell table:style-name="ce45" table:formula="of:=SUM([.P22:.Y22])" office:value-type="float" office:value="868.275862068966" calcext:value-type="float">
            <text:p>868.3</text:p>
          </table:table-cell>
          <table:table-cell table:style-name="ce45" table:formula="of:=[.Z22]-['Table 2.1'.E6]" office:value-type="float" office:value="2.67586206896556" calcext:value-type="float">
            <text:p>2.7</text:p>
          </table:table-cell>
        </table:table-row>
        <table:table-row table:style-name="ro1">
          <table:table-cell office:value-type="string" calcext:value-type="string">
            <text:p>£ bn real 2012 pric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heck</text:p>
          </table:table-cell>
          <table:table-cell/>
          <table:table-cell office:value-type="string" calcext:value-type="string">
            <text:p>Dif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06-08</text:p>
          </table:table-cell>
          <table:table-cell table:style-name="ce11" table:formula="of:=100*[.B19]/[.$M19]" office:value-type="float" office:value="-1.92186651676108" calcext:value-type="float">
            <text:p>-1.92</text:p>
          </table:table-cell>
          <table:table-cell table:style-name="ce11" table:formula="of:=100*[.C19]/[.$M19]" office:value-type="float" office:value="1.92186651676108" calcext:value-type="float">
            <text:p>1.92</text:p>
          </table:table-cell>
          <table:table-cell table:style-name="ce11" table:formula="of:=100*[.D19]/[.$M19]" office:value-type="float" office:value="9.60933258380539" calcext:value-type="float">
            <text:p>9.61</text:p>
          </table:table-cell>
          <table:table-cell table:style-name="ce11" table:formula="of:=100*[.E19]/[.$M19]" office:value-type="float" office:value="19.2186651676108" calcext:value-type="float">
            <text:p>19.22</text:p>
          </table:table-cell>
          <table:table-cell table:style-name="ce11" table:formula="of:=100*[.F19]/[.$M19]" office:value-type="float" office:value="34.5935973016994" calcext:value-type="float">
            <text:p>34.59</text:p>
          </table:table-cell>
          <table:table-cell table:style-name="ce11" table:formula="of:=100*[.G19]/[.$M19]" office:value-type="float" office:value="48.046662919027" calcext:value-type="float">
            <text:p>48.05</text:p>
          </table:table-cell>
          <table:table-cell table:style-name="ce11" table:formula="of:=100*[.H19]/[.$M19]" office:value-type="float" office:value="67.2653280866378" calcext:value-type="float">
            <text:p>67.27</text:p>
          </table:table-cell>
          <table:table-cell table:style-name="ce11" table:formula="of:=100*[.I19]/[.$M19]" office:value-type="float" office:value="94.1714593212928" calcext:value-type="float">
            <text:p>94.17</text:p>
          </table:table-cell>
          <table:table-cell table:style-name="ce11" table:formula="of:=100*[.J19]/[.$M19]" office:value-type="float" office:value="134.530656173276" calcext:value-type="float">
            <text:p>134.53</text:p>
          </table:table-cell>
          <table:table-cell table:style-name="ce11" table:formula="of:=100*[.K19]/[.$M19]" office:value-type="float" office:value="384.373303352216" calcext:value-type="float">
            <text:p>384.37</text:p>
          </table:table-cell>
          <table:table-cell table:style-name="ce11" table:formula="of:=100*[.L19]/[.$M19]" office:value-type="float" office:value="791.809004905564" calcext:value-type="float">
            <text:p>791.81</text:p>
          </table:table-cell>
          <table:table-cell table:style-name="ce11" table:formula="of:=[.L24]-['Table 2.1'.B16]" office:value-type="float" office:value="-9.75161934413552" calcext:value-type="float">
            <text:p>-9.75</text:p>
          </table:table-cell>
          <table:table-cell table:style-name="ce11"/>
          <table:table-cell office:value-type="string" calcext:value-type="string">
            <text:p>2006-08</text:p>
          </table:table-cell>
          <table:table-cell table:style-name="ce11" table:formula="of:=[.P19]-[.B19]" office:value-type="float" office:value="2.37032744132136" calcext:value-type="float">
            <text:p>2.37</text:p>
          </table:table-cell>
          <table:table-cell table:style-name="ce11" table:formula="of:=[.Q19]-[.C19]" office:value-type="float" office:value="3.14691393798899" calcext:value-type="float">
            <text:p>3.15</text:p>
          </table:table-cell>
          <table:table-cell table:style-name="ce11" table:formula="of:=[.R19]-[.D19]" office:value-type="float" office:value="-0.127499275572298" calcext:value-type="float">
            <text:p>-0.13</text:p>
          </table:table-cell>
          <table:table-cell table:style-name="ce11" table:formula="of:=[.S19]-[.E19]" office:value-type="float" office:value="1.12431179368299" calcext:value-type="float">
            <text:p>1.12</text:p>
          </table:table-cell>
          <table:table-cell table:style-name="ce11" table:formula="of:=[.T19]-[.F19]" office:value-type="float" office:value="-2.66589394378441" calcext:value-type="float">
            <text:p>-2.67</text:p>
          </table:table-cell>
          <table:table-cell table:style-name="ce11" table:formula="of:=[.U19]-[.G19]" office:value-type="float" office:value="-2.70646189510287" calcext:value-type="float">
            <text:p>-2.71</text:p>
          </table:table-cell>
          <table:table-cell table:style-name="ce11" table:formula="of:=[.V19]-[.H19]" office:value-type="float" office:value="-0.892494929006084" calcext:value-type="float">
            <text:p>-0.89</text:p>
          </table:table-cell>
          <table:table-cell table:style-name="ce11" table:formula="of:=[.W19]-[.I19]" office:value-type="float" office:value="-0.973630831643007" calcext:value-type="float">
            <text:p>-0.97</text:p>
          </table:table-cell>
          <table:table-cell table:style-name="ce11" table:formula="of:=[.X19]-[.J19]" office:value-type="float" office:value="-3.85395537525355" calcext:value-type="float">
            <text:p>-3.85</text:p>
          </table:table-cell>
          <table:table-cell table:style-name="ce11" table:formula="of:=[.Y19]-[.K19]" office:value-type="float" office:value="-5.09997102289191" calcext:value-type="float">
            <text:p>-5.10</text:p>
          </table:table-cell>
          <table:table-cell table:style-name="ce11" table:formula="of:=[.Z19]-[.L19]" office:value-type="float" office:value="-9.67835410026089" calcext:value-type="float">
            <text:p>-9.68</text:p>
          </table:table-cell>
          <table:table-cell/>
        </table:table-row>
        <table:table-row table:style-name="ro1">
          <table:table-cell office:value-type="string" calcext:value-type="string">
            <text:p>2008-10</text:p>
          </table:table-cell>
          <table:table-cell table:style-name="ce11" table:formula="of:=100*[.B20]/[.$M20]" office:value-type="float" office:value="0" calcext:value-type="float">
            <text:p>0.00</text:p>
          </table:table-cell>
          <table:table-cell table:style-name="ce11" table:formula="of:=100*[.C20]/[.$M20]" office:value-type="float" office:value="3.5778015304046" calcext:value-type="float">
            <text:p>3.58</text:p>
          </table:table-cell>
          <table:table-cell table:style-name="ce11" table:formula="of:=100*[.D20]/[.$M20]" office:value-type="float" office:value="10.7334045912138" calcext:value-type="float">
            <text:p>10.73</text:p>
          </table:table-cell>
          <table:table-cell table:style-name="ce11" table:formula="of:=100*[.E20]/[.$M20]" office:value-type="float" office:value="19.6779084172253" calcext:value-type="float">
            <text:p>19.68</text:p>
          </table:table-cell>
          <table:table-cell table:style-name="ce11" table:formula="of:=100*[.F20]/[.$M20]" office:value-type="float" office:value="33.9891145388437" calcext:value-type="float">
            <text:p>33.99</text:p>
          </table:table-cell>
          <table:table-cell table:style-name="ce11" table:formula="of:=100*[.G20]/[.$M20]" office:value-type="float" office:value="46.5114198952599" calcext:value-type="float">
            <text:p>46.51</text:p>
          </table:table-cell>
          <table:table-cell table:style-name="ce11" table:formula="of:=100*[.H20]/[.$M20]" office:value-type="float" office:value="64.4004275472829" calcext:value-type="float">
            <text:p>64.40</text:p>
          </table:table-cell>
          <table:table-cell table:style-name="ce11" table:formula="of:=100*[.I20]/[.$M20]" office:value-type="float" office:value="91.2339390253174" calcext:value-type="float">
            <text:p>91.23</text:p>
          </table:table-cell>
          <table:table-cell table:style-name="ce11" table:formula="of:=100*[.J20]/[.$M20]" office:value-type="float" office:value="134.167557390173" calcext:value-type="float">
            <text:p>134.17</text:p>
          </table:table-cell>
          <table:table-cell table:style-name="ce11" table:formula="of:=100*[.K20]/[.$M20]" office:value-type="float" office:value="343.468946918842" calcext:value-type="float">
            <text:p>343.47</text:p>
          </table:table-cell>
          <table:table-cell table:style-name="ce11" table:formula="of:=100*[.L20]/[.$M20]" office:value-type="float" office:value="747.760519854562" calcext:value-type="float">
            <text:p>747.76</text:p>
          </table:table-cell>
          <table:table-cell table:style-name="ce11" table:formula="of:=[.L25]-['Table 2.1'.C16]" office:value-type="float" office:value="-45.8686041499883" calcext:value-type="float">
            <text:p>-45.87</text:p>
          </table:table-cell>
          <table:table-cell table:style-name="ce11"/>
          <table:table-cell office:value-type="string" calcext:value-type="string">
            <text:p>2008-10</text:p>
          </table:table-cell>
          <table:table-cell table:style-name="ce11" table:formula="of:=[.P20]-[.B20]" office:value-type="float" office:value="0.689655172413793" calcext:value-type="float">
            <text:p>0.69</text:p>
          </table:table-cell>
          <table:table-cell table:style-name="ce11" table:formula="of:=[.Q20]-[.C20]" office:value-type="float" office:value="1.46624166908143" calcext:value-type="float">
            <text:p>1.47</text:p>
          </table:table-cell>
          <table:table-cell table:style-name="ce11" table:formula="of:=[.R20]-[.D20]" office:value-type="float" office:value="-0.428861199652275" calcext:value-type="float">
            <text:p>-0.43</text:p>
          </table:table-cell>
          <table:table-cell table:style-name="ce11" table:formula="of:=[.S20]-[.E20]" office:value-type="float" office:value="2.2022602144306" calcext:value-type="float">
            <text:p>2.20</text:p>
          </table:table-cell>
          <table:table-cell table:style-name="ce11" table:formula="of:=[.T20]-[.F20]" office:value-type="float" office:value="-1.5879455230368" calcext:value-type="float">
            <text:p>-1.59</text:p>
          </table:table-cell>
          <table:table-cell table:style-name="ce11" table:formula="of:=[.U20]-[.G20]" office:value-type="float" office:value="-0.249203129527672" calcext:value-type="float">
            <text:p>-0.25</text:p>
          </table:table-cell>
          <table:table-cell table:style-name="ce11" table:formula="of:=[.V20]-[.H20]" office:value-type="float" office:value="0.87510866415532" calcext:value-type="float">
            <text:p>0.88</text:p>
          </table:table-cell>
          <table:table-cell table:style-name="ce11" table:formula="of:=[.W20]-[.I20]" office:value-type="float" office:value="0.49261083743842" calcext:value-type="float">
            <text:p>0.49</text:p>
          </table:table-cell>
          <table:table-cell table:style-name="ce11" table:formula="of:=[.X20]-[.J20]" office:value-type="float" office:value="-1.22283396117068" calcext:value-type="float">
            <text:p>-1.22</text:p>
          </table:table-cell>
          <table:table-cell table:style-name="ce11" table:formula="of:=[.Y20]-[.K20]" office:value-type="float" office:value="-3.37873080266587" calcext:value-type="float">
            <text:p>-3.38</text:p>
          </table:table-cell>
          <table:table-cell table:style-name="ce11" table:formula="of:=[.Z20]-[.L20]" office:value-type="float" office:value="-1.14169805853373" calcext:value-type="float">
            <text:p>-1.14</text:p>
          </table:table-cell>
          <table:table-cell/>
        </table:table-row>
        <table:table-row table:style-name="ro1">
          <table:table-cell office:value-type="string" calcext:value-type="string">
            <text:p>2010-12</text:p>
          </table:table-cell>
          <table:table-cell table:style-name="ce11" table:formula="of:=100*[.B21]/[.$M21]" office:value-type="float" office:value="0" calcext:value-type="float">
            <text:p>0.00</text:p>
          </table:table-cell>
          <table:table-cell table:style-name="ce11" table:formula="of:=100*[.C21]/[.$M21]" office:value-type="float" office:value="3.3816343438784" calcext:value-type="float">
            <text:p>3.38</text:p>
          </table:table-cell>
          <table:table-cell table:style-name="ce11" table:formula="of:=100*[.D21]/[.$M21]" office:value-type="float" office:value="11.8357202035744" calcext:value-type="float">
            <text:p>11.84</text:p>
          </table:table-cell>
          <table:table-cell table:style-name="ce11" table:formula="of:=100*[.E21]/[.$M21]" office:value-type="float" office:value="20.2898060632704" calcext:value-type="float">
            <text:p>20.29</text:p>
          </table:table-cell>
          <table:table-cell table:style-name="ce11" table:formula="of:=100*[.F21]/[.$M21]" office:value-type="float" office:value="32.1255262668448" calcext:value-type="float">
            <text:p>32.13</text:p>
          </table:table-cell>
          <table:table-cell table:style-name="ce11" table:formula="of:=100*[.G21]/[.$M21]" office:value-type="float" office:value="45.6520636423584" calcext:value-type="float">
            <text:p>45.65</text:p>
          </table:table-cell>
          <table:table-cell table:style-name="ce11" table:formula="of:=100*[.H21]/[.$M21]" office:value-type="float" office:value="65.9418697056287" calcext:value-type="float">
            <text:p>65.94</text:p>
          </table:table-cell>
          <table:table-cell table:style-name="ce11" table:formula="of:=100*[.I21]/[.$M21]" office:value-type="float" office:value="92.9949444566559" calcext:value-type="float">
            <text:p>92.99</text:p>
          </table:table-cell>
          <table:table-cell table:style-name="ce11" table:formula="of:=100*[.J21]/[.$M21]" office:value-type="float" office:value="135.265373755136" calcext:value-type="float">
            <text:p>135.27</text:p>
          </table:table-cell>
          <table:table-cell table:style-name="ce11" table:formula="of:=100*[.K21]/[.$M21]" office:value-type="float" office:value="312.801176808752" calcext:value-type="float">
            <text:p>312.80</text:p>
          </table:table-cell>
          <table:table-cell table:style-name="ce11" table:formula="of:=100*[.L21]/[.$M21]" office:value-type="float" office:value="720.288115246098" calcext:value-type="float">
            <text:p>720.29</text:p>
          </table:table-cell>
          <table:table-cell table:style-name="ce11" table:formula="of:=[.L26]-['Table 2.1'.D6]" office:value-type="float" office:value="11.7881152460984" calcext:value-type="float">
            <text:p>11.79</text:p>
          </table:table-cell>
          <table:table-cell table:style-name="ce11"/>
          <table:table-cell office:value-type="string" calcext:value-type="string">
            <text:p>2010-12</text:p>
          </table:table-cell>
          <table:table-cell table:style-name="ce11" table:formula="of:=[.P21]-[.B21]" office:value-type="float" office:value="0.689655172413793" calcext:value-type="float">
            <text:p>0.69</text:p>
          </table:table-cell>
          <table:table-cell table:style-name="ce11" table:formula="of:=[.Q21]-[.C21]" office:value-type="float" office:value="2.15589684149522" calcext:value-type="float">
            <text:p>2.16</text:p>
          </table:table-cell>
          <table:table-cell table:style-name="ce11" table:formula="of:=[.R21]-[.D21]" office:value-type="float" office:value="-2.10953346855984" calcext:value-type="float">
            <text:p>-2.11</text:p>
          </table:table-cell>
          <table:table-cell table:style-name="ce11" table:formula="of:=[.S21]-[.E21]" office:value-type="float" office:value="1.21124311793683" calcext:value-type="float">
            <text:p>1.21</text:p>
          </table:table-cell>
          <table:table-cell table:style-name="ce11" table:formula="of:=[.T21]-[.F21]" office:value-type="float" office:value="-0.208635178209214" calcext:value-type="float">
            <text:p>-0.21</text:p>
          </table:table-cell>
          <table:table-cell table:style-name="ce11" table:formula="of:=[.U21]-[.G21]" office:value-type="float" office:value="1.51840046363373" calcext:value-type="float">
            <text:p>1.52</text:p>
          </table:table-cell>
          <table:table-cell table:style-name="ce11" table:formula="of:=[.V21]-[.H21]" office:value-type="float" office:value="-0.0289771080846037" calcext:value-type="float">
            <text:p>-0.03</text:p>
          </table:table-cell>
          <table:table-cell table:style-name="ce11" table:formula="of:=[.W21]-[.I21]" office:value-type="float" office:value="-0.0231816864676802" calcext:value-type="float">
            <text:p>-0.02</text:p>
          </table:table-cell>
          <table:table-cell table:style-name="ce11" table:formula="of:=[.X21]-[.J21]" office:value-type="float" office:value="0.0289771080846037" calcext:value-type="float">
            <text:p>0.03</text:p>
          </table:table-cell>
          <table:table-cell table:style-name="ce11" table:formula="of:=[.Y21]-[.K21]" office:value-type="float" office:value="-8.16574905824399" calcext:value-type="float">
            <text:p>-8.17</text:p>
          </table:table-cell>
          <table:table-cell table:style-name="ce11" table:formula="of:=[.Z21]-[.L21]" office:value-type="float" office:value="-4.93190379600105" calcext:value-type="float">
            <text:p>-4.93</text:p>
          </table:table-cell>
          <table:table-cell/>
        </table:table-row>
        <table:table-row table:style-name="ro1">
          <table:table-cell office:value-type="string" calcext:value-type="string">
            <text:p>Change</text:p>
          </table:table-cell>
          <table:table-cell table:style-name="ce46" table:formula="of:=([.B26]-[.B24])/[.B24]" office:value-type="percentage" office:value="-1" calcext:value-type="percentage">
            <text:p>-100.00%</text:p>
          </table:table-cell>
          <table:table-cell table:style-name="ce46" table:formula="of:=([.C26]-[.C24])/[.C24]" office:value-type="percentage" office:value="0.759557344064386" calcext:value-type="percentage">
            <text:p>75.96%</text:p>
          </table:table-cell>
          <table:table-cell table:style-name="ce46" table:formula="of:=([.D26]-[.D24])/[.D24]" office:value-type="percentage" office:value="0.23169014084507" calcext:value-type="percentage">
            <text:p>23.17%</text:p>
          </table:table-cell>
          <table:table-cell table:style-name="ce46" table:formula="of:=([.E26]-[.E24])/[.E24]" office:value-type="percentage" office:value="0.0557344064386317" calcext:value-type="percentage">
            <text:p>5.57%</text:p>
          </table:table-cell>
          <table:table-cell table:style-name="ce46" table:formula="of:=([.F26]-[.F24])/[.F24]" office:value-type="percentage" office:value="-0.0713447350771295" calcext:value-type="percentage">
            <text:p>-7.13%</text:p>
          </table:table-cell>
          <table:table-cell table:style-name="ce46" table:formula="of:=([.G26]-[.G24])/[.G24]" office:value-type="percentage" office:value="-0.0498390342052315" calcext:value-type="percentage">
            <text:p>-4.98%</text:p>
          </table:table-cell>
          <table:table-cell table:style-name="ce46" table:formula="of:=([.H26]-[.H24])/[.H24]" office:value-type="percentage" office:value="-0.0196751940212708" calcext:value-type="percentage">
            <text:p>-1.97%</text:p>
          </table:table-cell>
          <table:table-cell table:style-name="ce46" table:formula="of:=([.I26]-[.I24])/[.I24]" office:value-type="percentage" office:value="-0.0124933273108036" calcext:value-type="percentage">
            <text:p>-1.25%</text:p>
          </table:table-cell>
          <table:table-cell table:style-name="ce46" table:formula="of:=([.J26]-[.J24])/[.J24]" office:value-type="percentage" office:value="0.00546133946536356" calcext:value-type="percentage">
            <text:p>0.55%</text:p>
          </table:table-cell>
          <table:table-cell table:style-name="ce46" table:formula="of:=([.K26]-[.K24])/[.K24]" office:value-type="percentage" office:value="-0.186204728370221" calcext:value-type="percentage">
            <text:p>-18.62%</text:p>
          </table:table-cell>
          <table:table-cell table:style-name="ce11"/>
          <table:table-cell/>
          <table:table-cell office:value-type="string" calcext:value-type="string">
            <text:p>CPI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['Table 2.1'.B10]" office:value-type="float" office:value="83.3" calcext:value-type="float">
            <text:p>83.3</text:p>
          </table:table-cell>
          <table:table-cell office:value-type="string" calcext:value-type="string">
            <text:p>2006-08</text:p>
          </table:table-cell>
          <table:table-cell table:style-name="ce45" table:formula="of:=100*[.P19]/[.$N28]" office:value-type="float" office:value="0.82791737384609" calcext:value-type="float">
            <text:p>0.8</text:p>
          </table:table-cell>
          <table:table-cell table:style-name="ce45" table:formula="of:=100*[.Q19]/[.$N28]" office:value-type="float" office:value="5.79542161692263" calcext:value-type="float">
            <text:p>5.8</text:p>
          </table:table-cell>
          <table:table-cell table:style-name="ce45" table:formula="of:=100*[.R19]/[.$N28]" office:value-type="float" office:value="9.93500848615308" calcext:value-type="float">
            <text:p>9.9</text:p>
          </table:table-cell>
          <table:table-cell table:style-name="ce45" table:formula="of:=100*[.S19]/[.$N28]" office:value-type="float" office:value="21.5258517199983" calcext:value-type="float">
            <text:p>21.5</text:p>
          </table:table-cell>
          <table:table-cell table:style-name="ce45" table:formula="of:=100*[.T19]/[.$N28]" office:value-type="float" office:value="33.1166949538436" calcext:value-type="float">
            <text:p>33.1</text:p>
          </table:table-cell>
          <table:table-cell table:style-name="ce45" table:formula="of:=100*[.U19]/[.$N28]" office:value-type="float" office:value="47.1912903092271" calcext:value-type="float">
            <text:p>47.2</text:p>
          </table:table-cell>
          <table:table-cell table:style-name="ce45" table:formula="of:=100*[.V19]/[.$N28]" office:value-type="float" office:value="69.5450594030716" calcext:value-type="float">
            <text:p>69.5</text:p>
          </table:table-cell>
          <table:table-cell table:style-name="ce45" table:formula="of:=100*[.W19]/[.$N28]" office:value-type="float" office:value="97.6942501138386" calcext:value-type="float">
            <text:p>97.7</text:p>
          </table:table-cell>
          <table:table-cell table:style-name="ce45" table:formula="of:=100*[.X19]/[.$N28]" office:value-type="float" office:value="136.606366684605" calcext:value-type="float">
            <text:p>136.6</text:p>
          </table:table-cell>
          <table:table-cell table:style-name="ce45" table:formula="of:=100*[.Y19]/[.$N28]" office:value-type="float" office:value="397.400339446123" calcext:value-type="float">
            <text:p>397.4</text:p>
          </table:table-cell>
          <table:table-cell table:style-name="ce45" table:formula="of:=SUM([.P28:.Y28])" office:value-type="float" office:value="819.638200107629" calcext:value-type="float">
            <text:p>819.6</text:p>
          </table:table-cell>
          <table:table-cell table:style-name="ce45" table:formula="of:=[.Z28]-['Table 2.1'.B16]" office:value-type="float" office:value="18.0775758579293" calcext:value-type="float">
            <text:p>18.1</text:p>
          </table:table-cell>
        </table:table-row>
        <table:table-row table:style-name="ro1">
          <table:table-cell office:value-type="string" calcext:value-type="string">
            <text:p>% of total</text:p>
          </table:table-cell>
          <table:table-cell table:number-columns-repeated="12"/>
          <table:table-cell table:formula="of:=['Table 2.1'.C10]" office:value-type="float" office:value="87.9" calcext:value-type="float">
            <text:p>87.9</text:p>
          </table:table-cell>
          <table:table-cell office:value-type="string" calcext:value-type="string">
            <text:p>2008-10</text:p>
          </table:table-cell>
          <table:table-cell table:style-name="ce45" table:formula="of:=100*[.P20]/[.$N29]" office:value-type="float" office:value="0.784590639833667" calcext:value-type="float">
            <text:p>0.8</text:p>
          </table:table-cell>
          <table:table-cell table:style-name="ce45" table:formula="of:=100*[.Q20]/[.$N29]" office:value-type="float" office:value="5.49213447883567" calcext:value-type="float">
            <text:p>5.5</text:p>
          </table:table-cell>
          <table:table-cell table:style-name="ce45" table:formula="of:=100*[.R20]/[.$N29]" office:value-type="float" office:value="10.9842689576713" calcext:value-type="float">
            <text:p>11.0</text:p>
          </table:table-cell>
          <table:table-cell table:style-name="ce45" table:formula="of:=100*[.S20]/[.$N29]" office:value-type="float" office:value="23.53771919501" calcext:value-type="float">
            <text:p>23.5</text:p>
          </table:table-cell>
          <table:table-cell table:style-name="ce45" table:formula="of:=100*[.T20]/[.$N29]" office:value-type="float" office:value="34.5219881526813" calcext:value-type="float">
            <text:p>34.5</text:p>
          </table:table-cell>
          <table:table-cell table:style-name="ce45" table:formula="of:=100*[.U20]/[.$N29]" office:value-type="float" office:value="49.429210309521" calcext:value-type="float">
            <text:p>49.4</text:p>
          </table:table-cell>
          <table:table-cell table:style-name="ce45" table:formula="of:=100*[.V20]/[.$N29]" office:value-type="float" office:value="69.8285669451963" calcext:value-type="float">
            <text:p>69.8</text:p>
          </table:table-cell>
          <table:table-cell table:style-name="ce45" table:formula="of:=100*[.W20]/[.$N29]" office:value-type="float" office:value="98.0738299792084" calcext:value-type="float">
            <text:p>98.1</text:p>
          </table:table-cell>
          <table:table-cell table:style-name="ce45" table:formula="of:=100*[.X20]/[.$N29]" office:value-type="float" office:value="142.010905809894" calcext:value-type="float">
            <text:p>142.0</text:p>
          </table:table-cell>
          <table:table-cell table:style-name="ce45" table:formula="of:=100*[.Y20]/[.$N29]" office:value-type="float" office:value="363.265466242988" calcext:value-type="float">
            <text:p>363.3</text:p>
          </table:table-cell>
          <table:table-cell table:style-name="ce45" table:formula="of:=SUM([.P29:.Y29])" office:value-type="float" office:value="797.928680710839" calcext:value-type="float">
            <text:p>797.9</text:p>
          </table:table-cell>
          <table:table-cell table:style-name="ce45" table:formula="of:=[.Z29]-['Table 2.1'.C16]" office:value-type="float" office:value="4.29955670628851" calcext:value-type="float">
            <text:p>4.3</text:p>
          </table:table-cell>
        </table:table-row>
        <table:table-row table:style-name="ro1">
          <table:table-cell office:value-type="string" calcext:value-type="string">
            <text:p>2006-08</text:p>
          </table:table-cell>
          <table:table-cell table:style-name="ce46" table:formula="of:=[.B24]/[.$L24]" office:value-type="percentage" office:value="-0.00242718446601942" calcext:value-type="percentage">
            <text:p>-0.24%</text:p>
          </table:table-cell>
          <table:table-cell table:style-name="ce46" table:formula="of:=[.C24]/[.$L24]" office:value-type="percentage" office:value="0.00242718446601942" calcext:value-type="percentage">
            <text:p>0.24%</text:p>
          </table:table-cell>
          <table:table-cell table:style-name="ce46" table:formula="of:=[.D24]/[.$L24]" office:value-type="percentage" office:value="0.0121359223300971" calcext:value-type="percentage">
            <text:p>1.21%</text:p>
          </table:table-cell>
          <table:table-cell table:style-name="ce46" table:formula="of:=[.E24]/[.$L24]" office:value-type="percentage" office:value="0.0242718446601942" calcext:value-type="percentage">
            <text:p>2.43%</text:p>
          </table:table-cell>
          <table:table-cell table:style-name="ce46" table:formula="of:=[.F24]/[.$L24]" office:value-type="percentage" office:value="0.0436893203883495" calcext:value-type="percentage">
            <text:p>4.37%</text:p>
          </table:table-cell>
          <table:table-cell table:style-name="ce46" table:formula="of:=[.G24]/[.$L24]" office:value-type="percentage" office:value="0.0606796116504854" calcext:value-type="percentage">
            <text:p>6.07%</text:p>
          </table:table-cell>
          <table:table-cell table:style-name="ce46" table:formula="of:=[.H24]/[.$L24]" office:value-type="percentage" office:value="0.0849514563106796" calcext:value-type="percentage">
            <text:p>8.50%</text:p>
          </table:table-cell>
          <table:table-cell table:style-name="ce46" table:formula="of:=[.I24]/[.$L24]" office:value-type="percentage" office:value="0.118932038834951" calcext:value-type="percentage">
            <text:p>11.89%</text:p>
          </table:table-cell>
          <table:table-cell table:style-name="ce46" table:formula="of:=[.J24]/[.$L24]" office:value-type="percentage" office:value="0.169902912621359" calcext:value-type="percentage">
            <text:p>16.99%</text:p>
          </table:table-cell>
          <table:table-cell table:style-name="ce46" table:formula="of:=[.K24]/[.$L24]" office:value-type="percentage" office:value="0.485436893203883" calcext:value-type="percentage">
            <text:p>48.54%</text:p>
          </table:table-cell>
          <table:table-cell table:number-columns-repeated="2"/>
          <table:table-cell table:formula="of:=['Table 2.1'.D10]" office:value-type="float" office:value="93.6" calcext:value-type="float">
            <text:p>93.6</text:p>
          </table:table-cell>
          <table:table-cell office:value-type="string" calcext:value-type="string">
            <text:p>2010-12</text:p>
          </table:table-cell>
          <table:table-cell table:style-name="ce45" table:formula="of:=100*[.P21]/[.$N30]" office:value-type="float" office:value="0.736811081638668" calcext:value-type="float">
            <text:p>0.7</text:p>
          </table:table-cell>
          <table:table-cell table:style-name="ce45" table:formula="of:=100*[.Q21]/[.$N30]" office:value-type="float" office:value="5.89448865310934" calcext:value-type="float">
            <text:p>5.9</text:p>
          </table:table-cell>
          <table:table-cell table:style-name="ce45" table:formula="of:=100*[.R21]/[.$N30]" office:value-type="float" office:value="10.3153551429414" calcext:value-type="float">
            <text:p>10.3</text:p>
          </table:table-cell>
          <table:table-cell table:style-name="ce45" table:formula="of:=100*[.S21]/[.$N30]" office:value-type="float" office:value="22.8411435307987" calcext:value-type="float">
            <text:p>22.8</text:p>
          </table:table-cell>
          <table:table-cell table:style-name="ce45" table:formula="of:=100*[.T21]/[.$N30]" office:value-type="float" office:value="33.8933097553787" calcext:value-type="float">
            <text:p>33.9</text:p>
          </table:table-cell>
          <table:table-cell table:style-name="ce45" table:formula="of:=100*[.U21]/[.$N30]" office:value-type="float" office:value="50.1031535514294" calcext:value-type="float">
            <text:p>50.1</text:p>
          </table:table-cell>
          <table:table-cell table:style-name="ce45" table:formula="of:=100*[.V21]/[.$N30]" office:value-type="float" office:value="69.9970527556735" calcext:value-type="float">
            <text:p>70.0</text:p>
          </table:table-cell>
          <table:table-cell table:style-name="ce45" table:formula="of:=100*[.W21]/[.$N30]" office:value-type="float" office:value="98.7326849395815" calcext:value-type="float">
            <text:p>98.7</text:p>
          </table:table-cell>
          <table:table-cell table:style-name="ce45" table:formula="of:=100*[.X21]/[.$N30]" office:value-type="float" office:value="143.67816091954" calcext:value-type="float">
            <text:p>143.7</text:p>
          </table:table-cell>
          <table:table-cell table:style-name="ce45" table:formula="of:=100*[.Y21]/[.$N30]" office:value-type="float" office:value="323.460064839375" calcext:value-type="float">
            <text:p>323.5</text:p>
          </table:table-cell>
          <table:table-cell table:style-name="ce45" table:formula="of:=SUM([.P30:.Y30])" office:value-type="float" office:value="759.652225169467" calcext:value-type="float">
            <text:p>759.7</text:p>
          </table:table-cell>
          <table:table-cell table:style-name="ce45" table:formula="of:=[.Z30]-['Table 2.1'.D16]" office:value-type="float" office:value="2.70778072502208" calcext:value-type="float">
            <text:p>2.7</text:p>
          </table:table-cell>
        </table:table-row>
        <table:table-row table:style-name="ro1">
          <table:table-cell office:value-type="string" calcext:value-type="string">
            <text:p>2008-10</text:p>
          </table:table-cell>
          <table:table-cell table:style-name="ce46" table:formula="of:=[.B25]/[.$L25]" office:value-type="percentage" office:value="0" calcext:value-type="percentage">
            <text:p>0.00%</text:p>
          </table:table-cell>
          <table:table-cell table:style-name="ce46" table:formula="of:=[.C25]/[.$L25]" office:value-type="percentage" office:value="0.00478468899521531" calcext:value-type="percentage">
            <text:p>0.48%</text:p>
          </table:table-cell>
          <table:table-cell table:style-name="ce46" table:formula="of:=[.D25]/[.$L25]" office:value-type="percentage" office:value="0.0143540669856459" calcext:value-type="percentage">
            <text:p>1.44%</text:p>
          </table:table-cell>
          <table:table-cell table:style-name="ce46" table:formula="of:=[.E25]/[.$L25]" office:value-type="percentage" office:value="0.0263157894736842" calcext:value-type="percentage">
            <text:p>2.63%</text:p>
          </table:table-cell>
          <table:table-cell table:style-name="ce46" table:formula="of:=[.F25]/[.$L25]" office:value-type="percentage" office:value="0.0454545454545455" calcext:value-type="percentage">
            <text:p>4.55%</text:p>
          </table:table-cell>
          <table:table-cell table:style-name="ce46" table:formula="of:=[.G25]/[.$L25]" office:value-type="percentage" office:value="0.062200956937799" calcext:value-type="percentage">
            <text:p>6.22%</text:p>
          </table:table-cell>
          <table:table-cell table:style-name="ce46" table:formula="of:=[.H25]/[.$L25]" office:value-type="percentage" office:value="0.0861244019138756" calcext:value-type="percentage">
            <text:p>8.61%</text:p>
          </table:table-cell>
          <table:table-cell table:style-name="ce46" table:formula="of:=[.I25]/[.$L25]" office:value-type="percentage" office:value="0.12200956937799" calcext:value-type="percentage">
            <text:p>12.20%</text:p>
          </table:table-cell>
          <table:table-cell table:style-name="ce46" table:formula="of:=[.J25]/[.$L25]" office:value-type="percentage" office:value="0.179425837320574" calcext:value-type="percentage">
            <text:p>17.94%</text:p>
          </table:table-cell>
          <table:table-cell table:style-name="ce46" table:formula="of:=[.K25]/[.$L25]" office:value-type="percentage" office:value="0.45933014354067" calcext:value-type="percentage">
            <text:p>45.93%</text:p>
          </table:table-cell>
          <table:table-cell table:number-columns-repeated="2"/>
          <table:table-cell table:formula="of:=['Table 2.1'.E10]" office:value-type="float" office:value="98.2" calcext:value-type="float">
            <text:p>98.2</text:p>
          </table:table-cell>
          <table:table-cell office:value-type="string" calcext:value-type="string">
            <text:p>2012-14</text:p>
          </table:table-cell>
          <table:table-cell table:style-name="ce45" table:formula="of:=100*[.P22]/[.$N31]" office:value-type="float" office:value="2.10688952875904" calcext:value-type="float">
            <text:p>2.1</text:p>
          </table:table-cell>
          <table:table-cell table:style-name="ce45" table:formula="of:=100*[.Q22]/[.$N31]" office:value-type="float" office:value="6.32066858627713" calcext:value-type="float">
            <text:p>6.3</text:p>
          </table:table-cell>
          <table:table-cell table:style-name="ce45" table:formula="of:=100*[.R22]/[.$N31]" office:value-type="float" office:value="11.2367441533816" calcext:value-type="float">
            <text:p>11.2</text:p>
          </table:table-cell>
          <table:table-cell table:style-name="ce45" table:formula="of:=100*[.S22]/[.$N31]" office:value-type="float" office:value="24.5803778355222" calcext:value-type="float">
            <text:p>24.6</text:p>
          </table:table-cell>
          <table:table-cell table:style-name="ce45" table:formula="of:=100*[.T22]/[.$N31]" office:value-type="float" office:value="40.0309010464218" calcext:value-type="float">
            <text:p>40.0</text:p>
          </table:table-cell>
          <table:table-cell table:style-name="ce45" table:formula="of:=100*[.U22]/[.$N31]" office:value-type="float" office:value="56.8860172764941" calcext:value-type="float">
            <text:p>56.9</text:p>
          </table:table-cell>
          <table:table-cell table:style-name="ce45" table:formula="of:=100*[.V22]/[.$N31]" office:value-type="float" office:value="81.4663951120163" calcext:value-type="float">
            <text:p>81.5</text:p>
          </table:table-cell>
          <table:table-cell table:style-name="ce45" table:formula="of:=100*[.W22]/[.$N31]" office:value-type="float" office:value="113.772034552988" calcext:value-type="float">
            <text:p>113.8</text:p>
          </table:table-cell>
          <table:table-cell table:style-name="ce45" table:formula="of:=100*[.X22]/[.$N31]" office:value-type="float" office:value="170.658051829482" calcext:value-type="float">
            <text:p>170.7</text:p>
          </table:table-cell>
          <table:table-cell table:style-name="ce45" table:formula="of:=100*[.Y22]/[.$N31]" office:value-type="float" office:value="377.133225647868" calcext:value-type="float">
            <text:p>377.1</text:p>
          </table:table-cell>
          <table:table-cell table:style-name="ce45" table:formula="of:=SUM([.P31:.Y31])" office:value-type="float" office:value="884.191305569211" calcext:value-type="float">
            <text:p>884.2</text:p>
          </table:table-cell>
          <table:table-cell table:style-name="ce45" table:formula="of:=[.Z31]-['Table 2.1'.E16]" office:value-type="float" office:value="2.72491045719505" calcext:value-type="float">
            <text:p>2.7</text:p>
          </table:table-cell>
        </table:table-row>
        <table:table-row table:style-name="ro1">
          <table:table-cell office:value-type="string" calcext:value-type="string">
            <text:p>2010-12</text:p>
          </table:table-cell>
          <table:table-cell table:style-name="ce46" table:formula="of:=[.B26]/[.$L26]" office:value-type="percentage" office:value="0" calcext:value-type="percentage">
            <text:p>0.00%</text:p>
          </table:table-cell>
          <table:table-cell table:style-name="ce46" table:formula="of:=[.C26]/[.$L26]" office:value-type="percentage" office:value="0.00469483568075117" calcext:value-type="percentage">
            <text:p>0.47%</text:p>
          </table:table-cell>
          <table:table-cell table:style-name="ce46" table:formula="of:=[.D26]/[.$L26]" office:value-type="percentage" office:value="0.0164319248826291" calcext:value-type="percentage">
            <text:p>1.64%</text:p>
          </table:table-cell>
          <table:table-cell table:style-name="ce46" table:formula="of:=[.E26]/[.$L26]" office:value-type="percentage" office:value="0.028169014084507" calcext:value-type="percentage">
            <text:p>2.82%</text:p>
          </table:table-cell>
          <table:table-cell table:style-name="ce46" table:formula="of:=[.F26]/[.$L26]" office:value-type="percentage" office:value="0.0446009389671362" calcext:value-type="percentage">
            <text:p>4.46%</text:p>
          </table:table-cell>
          <table:table-cell table:style-name="ce46" table:formula="of:=[.G26]/[.$L26]" office:value-type="percentage" office:value="0.0633802816901408" calcext:value-type="percentage">
            <text:p>6.34%</text:p>
          </table:table-cell>
          <table:table-cell table:style-name="ce46" table:formula="of:=[.H26]/[.$L26]" office:value-type="percentage" office:value="0.0915492957746479" calcext:value-type="percentage">
            <text:p>9.15%</text:p>
          </table:table-cell>
          <table:table-cell table:style-name="ce46" table:formula="of:=[.I26]/[.$L26]" office:value-type="percentage" office:value="0.129107981220657" calcext:value-type="percentage">
            <text:p>12.91%</text:p>
          </table:table-cell>
          <table:table-cell table:style-name="ce46" table:formula="of:=[.J26]/[.$L26]" office:value-type="percentage" office:value="0.187793427230047" calcext:value-type="percentage">
            <text:p>18.78%</text:p>
          </table:table-cell>
          <table:table-cell table:style-name="ce46" table:formula="of:=[.K26]/[.$L26]" office:value-type="percentage" office:value="0.434272300469484" calcext:value-type="percentage">
            <text:p>43.43%</text:p>
          </table:table-cell>
          <table:table-cell table:number-columns-repeated="3"/>
          <table:table-cell office:value-type="string" calcext:value-type="string">
            <text:p>% of total</text:p>
          </table:table-cell>
          <table:table-cell table:number-columns-repeated="12"/>
        </table:table-row>
        <table:table-row table:style-name="ro1">
          <table:table-cell table:number-columns-repeated="14"/>
          <table:table-cell table:formula="of:=[.O28]" office:value-type="string" office:string-value="2006-08" calcext:value-type="string">
            <text:p>2006-08</text:p>
          </table:table-cell>
          <table:table-cell table:style-name="ce16" table:formula="of:=[.P28]/[.$Z28]" office:value-type="percentage" office:value="0.00101010101010101" calcext:value-type="percentage">
            <text:p>0.1%</text:p>
          </table:table-cell>
          <table:table-cell table:style-name="ce16" table:formula="of:=[.Q28]/[.$Z28]" office:value-type="percentage" office:value="0.00707070707070707" calcext:value-type="percentage">
            <text:p>0.7%</text:p>
          </table:table-cell>
          <table:table-cell table:style-name="ce16" table:formula="of:=[.R28]/[.$Z28]" office:value-type="percentage" office:value="0.0121212121212121" calcext:value-type="percentage">
            <text:p>1.2%</text:p>
          </table:table-cell>
          <table:table-cell table:style-name="ce16" table:formula="of:=[.S28]/[.$Z28]" office:value-type="percentage" office:value="0.0262626262626263" calcext:value-type="percentage">
            <text:p>2.6%</text:p>
          </table:table-cell>
          <table:table-cell table:style-name="ce16" table:formula="of:=[.T28]/[.$Z28]" office:value-type="percentage" office:value="0.0404040404040404" calcext:value-type="percentage">
            <text:p>4.0%</text:p>
          </table:table-cell>
          <table:table-cell table:style-name="ce16" table:formula="of:=[.U28]/[.$Z28]" office:value-type="percentage" office:value="0.0575757575757576" calcext:value-type="percentage">
            <text:p>5.8%</text:p>
          </table:table-cell>
          <table:table-cell table:style-name="ce16" table:formula="of:=[.V28]/[.$Z28]" office:value-type="percentage" office:value="0.0848484848484848" calcext:value-type="percentage">
            <text:p>8.5%</text:p>
          </table:table-cell>
          <table:table-cell table:style-name="ce16" table:formula="of:=[.W28]/[.$Z28]" office:value-type="percentage" office:value="0.119191919191919" calcext:value-type="percentage">
            <text:p>11.9%</text:p>
          </table:table-cell>
          <table:table-cell table:style-name="ce16" table:formula="of:=[.X28]/[.$Z28]" office:value-type="percentage" office:value="0.166666666666667" calcext:value-type="percentage">
            <text:p>16.7%</text:p>
          </table:table-cell>
          <table:table-cell table:style-name="ce16" table:formula="of:=[.Y28]/[.$Z28]" office:value-type="percentage" office:value="0.484848484848485" calcext:value-type="percentage">
            <text:p>48.5%</text:p>
          </table:table-cell>
          <table:table-cell table:style-name="ce16" table:formula="of:=[.Z28]/[.$Z28]" office:value-type="percentage" office:value="1" calcext:value-type="percentage">
            <text:p>100.0%</text:p>
          </table:table-cell>
          <table:table-cell/>
        </table:table-row>
        <table:table-row table:style-name="ro1">
          <table:table-cell table:number-columns-repeated="14"/>
          <table:table-cell table:formula="of:=[.O29]" office:value-type="string" office:string-value="2008-10" calcext:value-type="string">
            <text:p>2008-10</text:p>
          </table:table-cell>
          <table:table-cell table:style-name="ce16" table:formula="of:=[.P29]/[.$Z29]" office:value-type="percentage" office:value="0.000983284169124877" calcext:value-type="percentage">
            <text:p>0.1%</text:p>
          </table:table-cell>
          <table:table-cell table:style-name="ce16" table:formula="of:=[.Q29]/[.$Z29]" office:value-type="percentage" office:value="0.00688298918387414" calcext:value-type="percentage">
            <text:p>0.7%</text:p>
          </table:table-cell>
          <table:table-cell table:style-name="ce16" table:formula="of:=[.R29]/[.$Z29]" office:value-type="percentage" office:value="0.0137659783677483" calcext:value-type="percentage">
            <text:p>1.4%</text:p>
          </table:table-cell>
          <table:table-cell table:style-name="ce16" table:formula="of:=[.S29]/[.$Z29]" office:value-type="percentage" office:value="0.0294985250737463" calcext:value-type="percentage">
            <text:p>2.9%</text:p>
          </table:table-cell>
          <table:table-cell table:style-name="ce16" table:formula="of:=[.T29]/[.$Z29]" office:value-type="percentage" office:value="0.0432645034414946" calcext:value-type="percentage">
            <text:p>4.3%</text:p>
          </table:table-cell>
          <table:table-cell table:style-name="ce16" table:formula="of:=[.U29]/[.$Z29]" office:value-type="percentage" office:value="0.0619469026548673" calcext:value-type="percentage">
            <text:p>6.2%</text:p>
          </table:table-cell>
          <table:table-cell table:style-name="ce16" table:formula="of:=[.V29]/[.$Z29]" office:value-type="percentage" office:value="0.0875122910521141" calcext:value-type="percentage">
            <text:p>8.8%</text:p>
          </table:table-cell>
          <table:table-cell table:style-name="ce16" table:formula="of:=[.W29]/[.$Z29]" office:value-type="percentage" office:value="0.12291052114061" calcext:value-type="percentage">
            <text:p>12.3%</text:p>
          </table:table-cell>
          <table:table-cell table:style-name="ce16" table:formula="of:=[.X29]/[.$Z29]" office:value-type="percentage" office:value="0.177974434611603" calcext:value-type="percentage">
            <text:p>17.8%</text:p>
          </table:table-cell>
          <table:table-cell table:style-name="ce16" table:formula="of:=[.Y29]/[.$Z29]" office:value-type="percentage" office:value="0.455260570304818" calcext:value-type="percentage">
            <text:p>45.5%</text:p>
          </table:table-cell>
          <table:table-cell table:style-name="ce16" table:formula="of:=[.Z29]/[.$Z29]" office:value-type="percentage" office:value="1" calcext:value-type="percentage">
            <text:p>100.0%</text:p>
          </table:table-cell>
          <table:table-cell/>
        </table:table-row>
        <table:table-row table:style-name="ro1">
          <table:table-cell table:number-columns-repeated="14"/>
          <table:table-cell table:formula="of:=[.O30]" office:value-type="string" office:string-value="2010-12" calcext:value-type="string">
            <text:p>2010-12</text:p>
          </table:table-cell>
          <table:table-cell table:style-name="ce16" table:formula="of:=[.P30]/[.$Z30]" office:value-type="percentage" office:value="0.000969932104752667" calcext:value-type="percentage">
            <text:p>0.1%</text:p>
          </table:table-cell>
          <table:table-cell table:style-name="ce16" table:formula="of:=[.Q30]/[.$Z30]" office:value-type="percentage" office:value="0.00775945683802134" calcext:value-type="percentage">
            <text:p>0.8%</text:p>
          </table:table-cell>
          <table:table-cell table:style-name="ce16" table:formula="of:=[.R30]/[.$Z30]" office:value-type="percentage" office:value="0.0135790494665373" calcext:value-type="percentage">
            <text:p>1.4%</text:p>
          </table:table-cell>
          <table:table-cell table:style-name="ce16" table:formula="of:=[.S30]/[.$Z30]" office:value-type="percentage" office:value="0.0300678952473327" calcext:value-type="percentage">
            <text:p>3.0%</text:p>
          </table:table-cell>
          <table:table-cell table:style-name="ce16" table:formula="of:=[.T30]/[.$Z30]" office:value-type="percentage" office:value="0.0446168768186227" calcext:value-type="percentage">
            <text:p>4.5%</text:p>
          </table:table-cell>
          <table:table-cell table:style-name="ce16" table:formula="of:=[.U30]/[.$Z30]" office:value-type="percentage" office:value="0.0659553831231814" calcext:value-type="percentage">
            <text:p>6.6%</text:p>
          </table:table-cell>
          <table:table-cell table:style-name="ce16" table:formula="of:=[.V30]/[.$Z30]" office:value-type="percentage" office:value="0.0921435499515034" calcext:value-type="percentage">
            <text:p>9.2%</text:p>
          </table:table-cell>
          <table:table-cell table:style-name="ce16" table:formula="of:=[.W30]/[.$Z30]" office:value-type="percentage" office:value="0.129970902036857" calcext:value-type="percentage">
            <text:p>13.0%</text:p>
          </table:table-cell>
          <table:table-cell table:style-name="ce16" table:formula="of:=[.X30]/[.$Z30]" office:value-type="percentage" office:value="0.18913676042677" calcext:value-type="percentage">
            <text:p>18.9%</text:p>
          </table:table-cell>
          <table:table-cell table:style-name="ce16" table:formula="of:=[.Y30]/[.$Z30]" office:value-type="percentage" office:value="0.425800193986421" calcext:value-type="percentage">
            <text:p>42.6%</text:p>
          </table:table-cell>
          <table:table-cell table:style-name="ce16" table:formula="of:=[.Z30]/[.$Z30]" office:value-type="percentage" office:value="1" calcext:value-type="percentage">
            <text:p>100.0%</text:p>
          </table:table-cell>
          <table:table-cell/>
        </table:table-row>
        <table:table-row table:style-name="ro1">
          <table:table-cell table:number-columns-repeated="14"/>
          <table:table-cell table:formula="of:=[.O31]" office:value-type="string" office:string-value="2012-14" calcext:value-type="string">
            <text:p>2012-14</text:p>
          </table:table-cell>
          <table:table-cell table:style-name="ce16" table:formula="of:=[.P31]/[.$Z31]" office:value-type="percentage" office:value="0.00238284352660842" calcext:value-type="percentage">
            <text:p>0.2%</text:p>
          </table:table-cell>
          <table:table-cell table:style-name="ce16" table:formula="of:=[.Q31]/[.$Z31]" office:value-type="percentage" office:value="0.00714853057982526" calcext:value-type="percentage">
            <text:p>0.7%</text:p>
          </table:table-cell>
          <table:table-cell table:style-name="ce16" table:formula="of:=[.R31]/[.$Z31]" office:value-type="percentage" office:value="0.0127084988085782" calcext:value-type="percentage">
            <text:p>1.3%</text:p>
          </table:table-cell>
          <table:table-cell table:style-name="ce16" table:formula="of:=[.S31]/[.$Z31]" office:value-type="percentage" office:value="0.0277998411437649" calcext:value-type="percentage">
            <text:p>2.8%</text:p>
          </table:table-cell>
          <table:table-cell table:style-name="ce16" table:formula="of:=[.T31]/[.$Z31]" office:value-type="percentage" office:value="0.04527402700556" calcext:value-type="percentage">
            <text:p>4.5%</text:p>
          </table:table-cell>
          <table:table-cell table:style-name="ce16" table:formula="of:=[.U31]/[.$Z31]" office:value-type="percentage" office:value="0.0643367752184273" calcext:value-type="percentage">
            <text:p>6.4%</text:p>
          </table:table-cell>
          <table:table-cell table:style-name="ce16" table:formula="of:=[.V31]/[.$Z31]" office:value-type="percentage" office:value="0.0921366163621922" calcext:value-type="percentage">
            <text:p>9.2%</text:p>
          </table:table-cell>
          <table:table-cell table:style-name="ce16" table:formula="of:=[.W31]/[.$Z31]" office:value-type="percentage" office:value="0.128673550436855" calcext:value-type="percentage">
            <text:p>12.9%</text:p>
          </table:table-cell>
          <table:table-cell table:style-name="ce16" table:formula="of:=[.X31]/[.$Z31]" office:value-type="percentage" office:value="0.193010325655282" calcext:value-type="percentage">
            <text:p>19.3%</text:p>
          </table:table-cell>
          <table:table-cell table:style-name="ce16" table:formula="of:=[.Y31]/[.$Z31]" office:value-type="percentage" office:value="0.426528991262907" calcext:value-type="percentage">
            <text:p>42.7%</text:p>
          </table:table-cell>
          <table:table-cell table:style-name="ce16" table:formula="of:=[.Z31]/[.$Z31]" office:value-type="percentage" office:value="1" calcext:value-type="percentage">
            <text:p>100.0%</text:p>
          </table:table-cell>
          <table:table-cell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4"/>
          <table:table-cell table:style-name="ce42" table:formula="of:=([.Y30]-[.Y$28])/[.Y$28]" office:value-type="percentage" office:value="-0.186059918091168" calcext:value-type="percentage">
            <text:p>-19%</text:p>
          </table:table-cell>
          <table:table-cell table:number-columns-repeated="2"/>
        </table:table-row>
        <table:table-row table:style-name="ro1">
          <table:table-cell table:number-columns-repeated="24"/>
          <table:table-cell table:style-name="ce42" table:formula="of:=([.Y31]-[.Y$28])/[.Y$28]" office:value-type="percentage" office:value="-0.0509992362525459" calcext:value-type="percentage">
            <text:p>-5%</text:p>
          </table:table-cell>
          <table:table-cell table:number-columns-repeated="2"/>
        </table:table-row>
      </table:table>
      <table:table table:name="CSV wealth_deciles" table:style-name="ta1">
        <table:table-column table:style-name="co1" table:default-cell-style-name="Default"/>
        <table:table-column table:style-name="co1" table:number-columns-repeated="4" table:default-cell-style-name="ce45"/>
        <table:table-row table:style-name="ro1">
          <table:table-cell/>
          <table:table-cell table:style-name="Default" office:value-type="string" calcext:value-type="string">
            <text:p>2006-08</text:p>
          </table:table-cell>
          <table:table-cell table:style-name="Default" office:value-type="string" calcext:value-type="string">
            <text:p>2008-10</text:p>
          </table:table-cell>
          <table:table-cell table:style-name="Default" office:value-type="string" calcext:value-type="string">
            <text:p>2010-12</text:p>
          </table:table-cell>
          <table:table-cell table:style-name="Default" office:value-type="string" calcext:value-type="string">
            <text:p>2012-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2791737384609" calcext:value-type="float">
            <text:p>0.8</text:p>
          </table:table-cell>
          <table:table-cell office:value-type="float" office:value="0.784590639833667" calcext:value-type="float">
            <text:p>0.8</text:p>
          </table:table-cell>
          <table:table-cell office:value-type="float" office:value="0.736811081638668" calcext:value-type="float">
            <text:p>0.7</text:p>
          </table:table-cell>
          <table:table-cell office:value-type="float" office:value="2.10688952875904" calcext:value-type="float">
            <text:p>2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79542161692263" calcext:value-type="float">
            <text:p>5.8</text:p>
          </table:table-cell>
          <table:table-cell office:value-type="float" office:value="5.49213447883567" calcext:value-type="float">
            <text:p>5.5</text:p>
          </table:table-cell>
          <table:table-cell office:value-type="float" office:value="5.89448865310934" calcext:value-type="float">
            <text:p>5.9</text:p>
          </table:table-cell>
          <table:table-cell office:value-type="float" office:value="6.32066858627713" calcext:value-type="float">
            <text:p>6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93500848615308" calcext:value-type="float">
            <text:p>9.9</text:p>
          </table:table-cell>
          <table:table-cell office:value-type="float" office:value="10.9842689576713" calcext:value-type="float">
            <text:p>11.0</text:p>
          </table:table-cell>
          <table:table-cell office:value-type="float" office:value="10.3153551429414" calcext:value-type="float">
            <text:p>10.3</text:p>
          </table:table-cell>
          <table:table-cell office:value-type="float" office:value="11.2367441533816" calcext:value-type="float">
            <text:p>11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.5258517199983" calcext:value-type="float">
            <text:p>21.5</text:p>
          </table:table-cell>
          <table:table-cell office:value-type="float" office:value="23.53771919501" calcext:value-type="float">
            <text:p>23.5</text:p>
          </table:table-cell>
          <table:table-cell office:value-type="float" office:value="22.8411435307987" calcext:value-type="float">
            <text:p>22.8</text:p>
          </table:table-cell>
          <table:table-cell office:value-type="float" office:value="24.5803778355222" calcext:value-type="float">
            <text:p>24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.1166949538436" calcext:value-type="float">
            <text:p>33.1</text:p>
          </table:table-cell>
          <table:table-cell office:value-type="float" office:value="34.5219881526813" calcext:value-type="float">
            <text:p>34.5</text:p>
          </table:table-cell>
          <table:table-cell office:value-type="float" office:value="33.8933097553787" calcext:value-type="float">
            <text:p>33.9</text:p>
          </table:table-cell>
          <table:table-cell office:value-type="float" office:value="40.0309010464218" calcext:value-type="float">
            <text:p>40.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.1912903092271" calcext:value-type="float">
            <text:p>47.2</text:p>
          </table:table-cell>
          <table:table-cell office:value-type="float" office:value="49.429210309521" calcext:value-type="float">
            <text:p>49.4</text:p>
          </table:table-cell>
          <table:table-cell office:value-type="float" office:value="50.1031535514294" calcext:value-type="float">
            <text:p>50.1</text:p>
          </table:table-cell>
          <table:table-cell office:value-type="float" office:value="56.8860172764941" calcext:value-type="float">
            <text:p>56.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9.5450594030716" calcext:value-type="float">
            <text:p>69.5</text:p>
          </table:table-cell>
          <table:table-cell office:value-type="float" office:value="69.8285669451963" calcext:value-type="float">
            <text:p>69.8</text:p>
          </table:table-cell>
          <table:table-cell office:value-type="float" office:value="69.9970527556735" calcext:value-type="float">
            <text:p>70.0</text:p>
          </table:table-cell>
          <table:table-cell office:value-type="float" office:value="81.4663951120163" calcext:value-type="float">
            <text:p>81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.6942501138386" calcext:value-type="float">
            <text:p>97.7</text:p>
          </table:table-cell>
          <table:table-cell office:value-type="float" office:value="98.0738299792084" calcext:value-type="float">
            <text:p>98.1</text:p>
          </table:table-cell>
          <table:table-cell office:value-type="float" office:value="98.7326849395815" calcext:value-type="float">
            <text:p>98.7</text:p>
          </table:table-cell>
          <table:table-cell office:value-type="float" office:value="113.772034552988" calcext:value-type="float">
            <text:p>113.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6.606366684605" calcext:value-type="float">
            <text:p>136.6</text:p>
          </table:table-cell>
          <table:table-cell office:value-type="float" office:value="142.010905809894" calcext:value-type="float">
            <text:p>142.0</text:p>
          </table:table-cell>
          <table:table-cell office:value-type="float" office:value="143.67816091954" calcext:value-type="float">
            <text:p>143.7</text:p>
          </table:table-cell>
          <table:table-cell office:value-type="float" office:value="170.658051829482" calcext:value-type="float">
            <text:p>170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7.400339446123" calcext:value-type="float">
            <text:p>397.4</text:p>
          </table:table-cell>
          <table:table-cell office:value-type="float" office:value="363.265466242988" calcext:value-type="float">
            <text:p>363.3</text:p>
          </table:table-cell>
          <table:table-cell office:value-type="float" office:value="323.460064839375" calcext:value-type="float">
            <text:p>323.5</text:p>
          </table:table-cell>
          <table:table-cell office:value-type="float" office:value="377.133225647868" calcext:value-type="float">
            <text:p>377.1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Wealth / £ billion (real 2015 prices)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BARS</text:p>
          </table:table-cell>
          <table:table-cell table:style-name="ce69" office:value-type="boolean" office:boolean-value="true" calcext:value-type="boolean">
            <text:p>TRUE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XROTAT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</table:table-row>
      </table:table>
      <table:table table:name="Chart 4.1" table:style-name="ta1">
        <table:shapes>
          <draw:frame draw:z-index="0" draw:style-name="gr1" draw:text-style-name="P1" svg:width="453.51pt" svg:height="255.09pt" svg:x="914.6pt" svg:y="16.3pt">
            <draw:object draw:notify-on-update-of-ranges="'Chart 4.1'.B6:'Chart 4.1'.K6 'Chart 4.1'.B7:'Chart 4.1'.K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1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2010-12 Financial weal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xels</text:p>
          </table:table-cell>
          <table:table-cell office:value-type="float" office:value="-12" calcext:value-type="float">
            <text:p>-1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£ bn per pixel</text:p>
          </table:table-cell>
          <table:table-cell table:formula="of:=70/234" office:value-type="float" office:value="0.299145299145299" calcext:value-type="float">
            <text:p>0.299145299145299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string" calcext:value-type="string">
            <text:p>Total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 office:value-type="string" calcext:value-type="string">
            <text:p>£ billion nominal</text:p>
          </table:table-cell>
          <table:table-cell table:style-name="ce11" table:formula="of:=[.$B$3]*[.B2]" office:value-type="float" office:value="-3.58974358974359" calcext:value-type="float">
            <text:p>-3.59</text:p>
          </table:table-cell>
          <table:table-cell table:style-name="ce11" table:formula="of:=[.$B$3]*[.C2]" office:value-type="float" office:value="-0.598290598290598" calcext:value-type="float">
            <text:p>-0.60</text:p>
          </table:table-cell>
          <table:table-cell table:style-name="ce11" table:formula="of:=[.$B$3]*[.D2]" office:value-type="float" office:value="0" calcext:value-type="float">
            <text:p>0.00</text:p>
          </table:table-cell>
          <table:table-cell table:style-name="ce11" table:formula="of:=[.$B$3]*[.E2]" office:value-type="float" office:value="0" calcext:value-type="float">
            <text:p>0.00</text:p>
          </table:table-cell>
          <table:table-cell table:style-name="ce11" table:formula="of:=[.$B$3]*[.F2]" office:value-type="float" office:value="0.598290598290598" calcext:value-type="float">
            <text:p>0.60</text:p>
          </table:table-cell>
          <table:table-cell table:style-name="ce11" table:formula="of:=[.$B$3]*[.G2]" office:value-type="float" office:value="1.4957264957265" calcext:value-type="float">
            <text:p>1.50</text:p>
          </table:table-cell>
          <table:table-cell table:style-name="ce11" table:formula="of:=[.$B$3]*[.H2]" office:value-type="float" office:value="2.99145299145299" calcext:value-type="float">
            <text:p>2.99</text:p>
          </table:table-cell>
          <table:table-cell table:style-name="ce11" table:formula="of:=[.$B$3]*[.I2]" office:value-type="float" office:value="5.98290598290598" calcext:value-type="float">
            <text:p>5.98</text:p>
          </table:table-cell>
          <table:table-cell table:style-name="ce11" table:formula="of:=[.$B$3]*[.J2]" office:value-type="float" office:value="13.1623931623932" calcext:value-type="float">
            <text:p>13.16</text:p>
          </table:table-cell>
          <table:table-cell table:style-name="ce11" table:formula="of:=[.$B$3]*[.K2]" office:value-type="float" office:value="67.3076923076923" calcext:value-type="float">
            <text:p>67.31</text:p>
          </table:table-cell>
          <table:table-cell table:style-name="ce11" table:formula="of:=SUM([.B5:.K5])" office:value-type="float" office:value="87.3504273504273" calcext:value-type="float">
            <text:p>87.35</text:p>
          </table:table-cell>
          <table:table-cell table:formula="of:=[.L5]-['Table 2.1'.D3]" office:value-type="float" office:value="-0.249572649572698" calcext:value-type="float">
            <text:p>-0.24957264957269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£ billion real</text:p>
          </table:table-cell>
          <table:table-cell table:style-name="ce11" table:formula="of:=100*[.B5]/['Table 2.1'.$D$10]" office:value-type="float" office:value="-3.83519614288845" calcext:value-type="float">
            <text:p>-3.84</text:p>
          </table:table-cell>
          <table:table-cell table:style-name="ce11" table:formula="of:=100*[.C5]/['Table 2.1'.$D$10]" office:value-type="float" office:value="-0.639199357148075" calcext:value-type="float">
            <text:p>-0.64</text:p>
          </table:table-cell>
          <table:table-cell table:style-name="ce11" table:formula="of:=100*[.D5]/['Table 2.1'.$D$10]" office:value-type="float" office:value="0" calcext:value-type="float">
            <text:p>0.00</text:p>
          </table:table-cell>
          <table:table-cell table:style-name="ce11" table:formula="of:=100*[.E5]/['Table 2.1'.$D$10]" office:value-type="float" office:value="0" calcext:value-type="float">
            <text:p>0.00</text:p>
          </table:table-cell>
          <table:table-cell table:style-name="ce11" table:formula="of:=100*[.F5]/['Table 2.1'.$D$10]" office:value-type="float" office:value="0.639199357148075" calcext:value-type="float">
            <text:p>0.64</text:p>
          </table:table-cell>
          <table:table-cell table:style-name="ce11" table:formula="of:=100*[.G5]/['Table 2.1'.$D$10]" office:value-type="float" office:value="1.59799839287019" calcext:value-type="float">
            <text:p>1.60</text:p>
          </table:table-cell>
          <table:table-cell table:style-name="ce11" table:formula="of:=100*[.H5]/['Table 2.1'.$D$10]" office:value-type="float" office:value="3.19599678574038" calcext:value-type="float">
            <text:p>3.20</text:p>
          </table:table-cell>
          <table:table-cell table:style-name="ce11" table:formula="of:=100*[.I5]/['Table 2.1'.$D$10]" office:value-type="float" office:value="6.39199357148075" calcext:value-type="float">
            <text:p>6.39</text:p>
          </table:table-cell>
          <table:table-cell table:style-name="ce11" table:formula="of:=100*[.J5]/['Table 2.1'.$D$10]" office:value-type="float" office:value="14.0623858572577" calcext:value-type="float">
            <text:p>14.06</text:p>
          </table:table-cell>
          <table:table-cell table:style-name="ce11" table:formula="of:=100*[.K5]/['Table 2.1'.$D$10]" office:value-type="float" office:value="71.9099276791584" calcext:value-type="float">
            <text:p>71.91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11" table:formula="of:=SUM([.B7:.J7])" office:value-type="float" office:value="21.4131784644605" calcext:value-type="float">
            <text:p>21.41</text:p>
          </table:table-cell>
          <table:table-cell table:style-name="ce11" table:formula="of:=[.K7]/[.J8]" office:value-type="float" office:value="3.35820895522388" calcext:value-type="float">
            <text:p>3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4 Financial wealt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art 4.1</text:p>
          </table:table-cell>
          <table:table-cell office:value-type="string" calcext:value-type="string">
            <text:p>Taken from PDF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xels</text:p>
          </table:table-cell>
          <table:table-cell office:value-type="float" office:value="-15" calcext:value-type="float">
            <text:p>-15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£bn per pixel</text:p>
          </table:table-cell>
          <table:table-cell table:formula="of:=80/446" office:value-type="float" office:value="0.179372197309417" calcext:value-type="float">
            <text:p>0.179372197309417</text:p>
          </table:table-cell>
          <table:table-cell table:number-columns-repeated="9"/>
          <table:table-cell table:style-name="ce45" table:number-columns-repeated="2"/>
        </table:table-row>
        <table:table-row table:style-name="ro1">
          <table:table-cell office:value-type="string" calcext:value-type="string">
            <text:p>£bn nominal</text:p>
          </table:table-cell>
          <table:table-cell table:style-name="ce45" table:formula="of:=[.$B13]*[.B12]" office:value-type="float" office:value="-2.69058295964126" calcext:value-type="float">
            <text:p>-2.7</text:p>
          </table:table-cell>
          <table:table-cell table:style-name="ce45" table:formula="of:=[.$B13]*[.C12]" office:value-type="float" office:value="-0.358744394618834" calcext:value-type="float">
            <text:p>-0.4</text:p>
          </table:table-cell>
          <table:table-cell table:style-name="ce45" table:formula="of:=[.$B13]*[.D12]" office:value-type="float" office:value="0" calcext:value-type="float">
            <text:p>0.0</text:p>
          </table:table-cell>
          <table:table-cell table:style-name="ce45" table:formula="of:=[.$B13]*[.E12]" office:value-type="float" office:value="0.358744394618834" calcext:value-type="float">
            <text:p>0.4</text:p>
          </table:table-cell>
          <table:table-cell table:style-name="ce45" table:formula="of:=[.$B13]*[.F12]" office:value-type="float" office:value="0.896860986547085" calcext:value-type="float">
            <text:p>0.9</text:p>
          </table:table-cell>
          <table:table-cell table:style-name="ce45" table:formula="of:=[.$B13]*[.G12]" office:value-type="float" office:value="1.25560538116592" calcext:value-type="float">
            <text:p>1.3</text:p>
          </table:table-cell>
          <table:table-cell table:style-name="ce45" table:formula="of:=[.$B13]*[.H12]" office:value-type="float" office:value="3.40807174887892" calcext:value-type="float">
            <text:p>3.4</text:p>
          </table:table-cell>
          <table:table-cell table:style-name="ce45" table:formula="of:=[.$B13]*[.I12]" office:value-type="float" office:value="7.3542600896861" calcext:value-type="float">
            <text:p>7.4</text:p>
          </table:table-cell>
          <table:table-cell table:style-name="ce45" table:formula="of:=[.$B13]*[.J12]" office:value-type="float" office:value="16.3228699551569" calcext:value-type="float">
            <text:p>16.3</text:p>
          </table:table-cell>
          <table:table-cell table:style-name="ce45" table:formula="of:=[.$B13]*[.K12]" office:value-type="float" office:value="73.1838565022422" calcext:value-type="float">
            <text:p>73.2</text:p>
          </table:table-cell>
          <table:table-cell table:style-name="ce45" table:formula="of:=SUM([.B14:.K14])" office:value-type="float" office:value="99.7309417040359" calcext:value-type="float">
            <text:p>99.7</text:p>
          </table:table-cell>
          <table:table-cell table:style-name="ce45" table:formula="of:=[.L14]-['Table 2.1'.E3]" office:value-type="float" office:value="0.430941704035874" calcext:value-type="float">
            <text:p>0.4</text:p>
          </table:table-cell>
        </table:table-row>
        <table:table-row table:style-name="ro1">
          <table:table-cell office:value-type="string" calcext:value-type="string">
            <text:p>£bn real 2015 prices</text:p>
          </table:table-cell>
          <table:table-cell table:style-name="ce45" table:formula="of:=[.B14]*100/['Table 2.1'.$E$10]" office:value-type="float" office:value="-2.73990118089741" calcext:value-type="float">
            <text:p>-2.7</text:p>
          </table:table-cell>
          <table:table-cell table:style-name="ce45" table:formula="of:=[.C14]*100/['Table 2.1'.$E$10]" office:value-type="float" office:value="-0.365320157452988" calcext:value-type="float">
            <text:p>-0.4</text:p>
          </table:table-cell>
          <table:table-cell table:style-name="ce45" table:formula="of:=[.D14]*100/['Table 2.1'.$E$10]" office:value-type="float" office:value="0" calcext:value-type="float">
            <text:p>0.0</text:p>
          </table:table-cell>
          <table:table-cell table:style-name="ce45" table:formula="of:=[.E14]*100/['Table 2.1'.$E$10]" office:value-type="float" office:value="0.365320157452988" calcext:value-type="float">
            <text:p>0.4</text:p>
          </table:table-cell>
          <table:table-cell table:style-name="ce45" table:formula="of:=[.F14]*100/['Table 2.1'.$E$10]" office:value-type="float" office:value="0.91330039363247" calcext:value-type="float">
            <text:p>0.9</text:p>
          </table:table-cell>
          <table:table-cell table:style-name="ce45" table:formula="of:=[.G14]*100/['Table 2.1'.$E$10]" office:value-type="float" office:value="1.27862055108546" calcext:value-type="float">
            <text:p>1.3</text:p>
          </table:table-cell>
          <table:table-cell table:style-name="ce45" table:formula="of:=[.H14]*100/['Table 2.1'.$E$10]" office:value-type="float" office:value="3.47054149580338" calcext:value-type="float">
            <text:p>3.5</text:p>
          </table:table-cell>
          <table:table-cell table:style-name="ce45" table:formula="of:=[.I14]*100/['Table 2.1'.$E$10]" office:value-type="float" office:value="7.48906322778625" calcext:value-type="float">
            <text:p>7.5</text:p>
          </table:table-cell>
          <table:table-cell table:style-name="ce45" table:formula="of:=[.J14]*100/['Table 2.1'.$E$10]" office:value-type="float" office:value="16.6220671641109" calcext:value-type="float">
            <text:p>16.6</text:p>
          </table:table-cell>
          <table:table-cell table:style-name="ce45" table:formula="of:=[.K14]*100/['Table 2.1'.$E$10]" office:value-type="float" office:value="74.5253121204095" calcext:value-type="float">
            <text:p>74.5</text:p>
          </table:table-cell>
          <table:table-cell table:style-name="ce45" table:formula="of:=[.L14]*100/['Table 2.1'.$E$10]" office:value-type="float" office:value="101.559003771931" calcext:value-type="float">
            <text:p>101.6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om report text around chart 4.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ttom 20%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nominal</text:p>
          </table:table-cell>
          <table:table-cell table:number-columns-repeated="10"/>
        </table:table-row>
        <table:table-row table:style-name="ro1">
          <table:table-cell/>
          <table:table-cell table:style-name="ce44" table:formula="of:=[.B18]*100/['Table 2.1'.E10]" office:value-type="float" office:value="3.15682281059063" calcext:value-type="float">
            <text:p>3.2</text:p>
          </table:table-cell>
          <table:table-cell table:number-columns-repeated="11"/>
        </table:table-row>
        <table:table-row table:style-name="ro1">
          <table:table-cell/>
          <table:table-cell table:formula="of:=[.B19]*1000000000/(2*540000)" office:value-type="float" office:value="2922.98408388021" calcext:value-type="float">
            <text:p>2922.98408388021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8">
          <table:table-cell table:style-name="ce43" office:value-type="string" calcext:value-type="string">
            <text:p>Text says 1.9% for bottom 50%</text:p>
          </table:table-cell>
          <table:table-cell table:style-name="ce16" table:formula="of:=SUM([.B14:.F14])/[.L14]" office:value-type="percentage" office:value="-0.0179856115107914" calcext:value-type="percentage">
            <text:p>-1.8%</text:p>
          </table:table-cell>
          <table:table-cell table:number-columns-repeated="11"/>
        </table:table-row>
      </table:table>
      <table:table table:name="wealth_financial_deciles" table:style-name="ta1">
        <table:table-column table:style-name="co1" table:default-cell-style-name="Default"/>
        <table:table-column table:style-name="co1" table:default-cell-style-name="ce45"/>
        <table:table-row table:style-name="ro1">
          <table:table-cell/>
          <table:table-cell table:style-name="Default" office:value-type="string" calcext:value-type="string">
            <text:p>2012-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11219936382984" calcext:value-type="float">
            <text:p>-3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549211652440559" calcext:value-type="float">
            <text:p>-0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6614110162704" calcext:value-type="float">
            <text:p>0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15352754067599" calcext:value-type="float">
            <text:p>0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8149385569464" calcext:value-type="float">
            <text:p>1.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47834046545687" calcext:value-type="float">
            <text:p>3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50589258335431" calcext:value-type="float">
            <text:p>7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.6594201240303" calcext:value-type="float">
            <text:p>16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.6927847319161" calcext:value-type="float">
            <text:p>74.7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style-name="Default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Financial wealth (net) / £ billion (real 2015 prices)</text:p>
          </table:table-cell>
        </table:table-row>
        <table:table-row table:style-name="ro1">
          <table:table-cell office:value-type="string" calcext:value-type="string">
            <text:p>BARS</text:p>
          </table:table-cell>
          <table:table-cell table:style-name="ce69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XROTATE</text:p>
          </table:table-cell>
          <table:table-cell table:style-name="Default" office:value-type="float" office:value="0" calcext:value-type="float">
            <text:p>0</text:p>
          </table:table-cell>
        </table:table-row>
      </table:table>
      <table:table table:name="Chart 5.13" table:style-name="ta1">
        <table:shapes>
          <draw:frame draw:z-index="0" draw:style-name="gr1" draw:text-style-name="P1" svg:width="453.51pt" svg:height="255.09pt" svg:x="443.06pt" svg:y="64.69pt">
            <draw:object draw:notify-on-update-of-ranges="'Chart 5.13'.A22:'Chart 5.13'.A27 'Chart 5.13'.B21:'Chart 5.13'.B21 'Chart 5.13'.B22:'Chart 5.13'.B27 'Chart 5.13'.C21:'Chart 5.13'.C21 'Chart 5.13'.C22:'Chart 5.13'.C27 'Chart 5.13'.D21:'Chart 5.13'.D21 'Chart 5.13'.D22:'Chart 5.13'.D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edian / pixels</text:p>
          </table:table-cell>
          <table:table-cell office:value-type="string" calcext:value-type="string">
            <text:p>2006-08</text:p>
          </table:table-cell>
          <table:table-cell office:value-type="string" calcext:value-type="string">
            <text:p>2008-10</text:p>
          </table:table-cell>
          <table:table-cell office:value-type="string" calcext:value-type="string">
            <text:p>2010-12</text:p>
          </table:table-cell>
          <table:table-cell/>
        </table:table-row>
        <table:table-row table:style-name="ro1">
          <table:table-cell office:value-type="string" calcext:value-type="string">
            <text:p>Formal loans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Student loans</text:p>
          </table:table-cell>
          <table:table-cell office:value-type="float" office:value="100" calcext:value-type="float">
            <text:p>100</text:p>
          </table:table-cell>
          <table:table-cell office:value-type="float" office:value="259" calcext:value-type="float">
            <text:p>259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Hire purchase agreements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Credit card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Any kind of debt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rrears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£ per pixel</text:p>
          </table:table-cell>
          <table:table-cell table:style-name="ce11" table:formula="of:=16000/331" office:value-type="float" office:value="48.3383685800604" calcext:value-type="float">
            <text:p>48.34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edian / £ nomina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06-08</text:p>
          </table:table-cell>
          <table:table-cell office:value-type="string" calcext:value-type="string">
            <text:p>2008-10</text:p>
          </table:table-cell>
          <table:table-cell office:value-type="string" calcext:value-type="string">
            <text:p>2010-12</text:p>
          </table:table-cell>
          <table:table-cell office:value-type="string" calcext:value-type="string">
            <text:p>2012-14</text:p>
          </table:table-cell>
        </table:table-row>
        <table:table-row table:style-name="ro1">
          <table:table-cell table:formula="of:=[.A2]" office:value-type="string" office:string-value="Formal loans" calcext:value-type="string">
            <text:p>Formal loans</text:p>
          </table:table-cell>
          <table:table-cell table:style-name="ce17" table:formula="of:=[.B2]*[.$B$9]" office:value-type="float" office:value="1353.47432024169" calcext:value-type="float">
            <text:p>1,353</text:p>
          </table:table-cell>
          <table:table-cell table:style-name="ce17" table:formula="of:=[.C2]*[.$B$9]" office:value-type="float" office:value="2513.59516616314" calcext:value-type="float">
            <text:p>2,514</text:p>
          </table:table-cell>
          <table:table-cell table:style-name="ce17" table:formula="of:=[.D2]*[.$B$9]" office:value-type="float" office:value="2465.25679758308" calcext:value-type="float">
            <text:p>2,465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table:formula="of:=[.A3]" office:value-type="string" office:string-value="Student loans" calcext:value-type="string">
            <text:p>Student loans</text:p>
          </table:table-cell>
          <table:table-cell table:style-name="ce17" table:formula="of:=[.B3]*[.$B$9]" office:value-type="float" office:value="4833.83685800604" calcext:value-type="float">
            <text:p>4,834</text:p>
          </table:table-cell>
          <table:table-cell table:style-name="ce17" table:formula="of:=[.C3]*[.$B$9]" office:value-type="float" office:value="12519.6374622357" calcext:value-type="float">
            <text:p>12,520</text:p>
          </table:table-cell>
          <table:table-cell table:style-name="ce17" table:formula="of:=[.D3]*[.$B$9]" office:value-type="float" office:value="14598.1873111782" calcext:value-type="float">
            <text:p>14,598</text:p>
          </table:table-cell>
          <table:table-cell/>
        </table:table-row>
        <table:table-row table:style-name="ro1">
          <table:table-cell table:formula="of:=[.A4]" office:value-type="string" office:string-value="Hire purchase agreements" calcext:value-type="string">
            <text:p>Hire purchase agreements</text:p>
          </table:table-cell>
          <table:table-cell table:style-name="ce17" table:formula="of:=[.B4]*[.$B$9]" office:value-type="float" office:value="1836.8580060423" calcext:value-type="float">
            <text:p>1,837</text:p>
          </table:table-cell>
          <table:table-cell table:style-name="ce17" table:formula="of:=[.C4]*[.$B$9]" office:value-type="float" office:value="1015.10574018127" calcext:value-type="float">
            <text:p>1,015</text:p>
          </table:table-cell>
          <table:table-cell table:style-name="ce17" table:formula="of:=[.D4]*[.$B$9]" office:value-type="float" office:value="1836.8580060423" calcext:value-type="float">
            <text:p>1,837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table:formula="of:=[.A5]" office:value-type="string" office:string-value="Credit card" calcext:value-type="string">
            <text:p>Credit card</text:p>
          </table:table-cell>
          <table:table-cell table:style-name="ce17" table:formula="of:=[.B5]*[.$B$9]" office:value-type="float" office:value="821.752265861027" calcext:value-type="float">
            <text:p>822</text:p>
          </table:table-cell>
          <table:table-cell table:style-name="ce17" table:formula="of:=[.C5]*[.$B$9]" office:value-type="float" office:value="1111.78247734139" calcext:value-type="float">
            <text:p>1,112</text:p>
          </table:table-cell>
          <table:table-cell table:style-name="ce17" table:formula="of:=[.D5]*[.$B$9]" office:value-type="float" office:value="725.075528700906" calcext:value-type="float">
            <text:p>725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table:formula="of:=[.A6]" office:value-type="string" office:string-value="Any kind of debt" calcext:value-type="string">
            <text:p>Any kind of debt</text:p>
          </table:table-cell>
          <table:table-cell table:style-name="ce17" table:formula="of:=[.B6]*[.$B$9]" office:value-type="float" office:value="1256.79758308157" calcext:value-type="float">
            <text:p>1,257</text:p>
          </table:table-cell>
          <table:table-cell table:style-name="ce17" table:formula="of:=[.C6]*[.$B$9]" office:value-type="float" office:value="1546.82779456193" calcext:value-type="float">
            <text:p>1,547</text:p>
          </table:table-cell>
          <table:table-cell table:style-name="ce17" table:formula="of:=[.D6]*[.$B$9]" office:value-type="float" office:value="1208.45921450151" calcext:value-type="float">
            <text:p>1,208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.A7]" office:value-type="string" office:string-value="Arrears" calcext:value-type="string">
            <text:p>Arrears</text:p>
          </table:table-cell>
          <table:table-cell table:style-name="ce17" table:formula="of:=[.B7]*[.$B$9]" office:value-type="float" office:value="435.045317220544" calcext:value-type="float">
            <text:p>435</text:p>
          </table:table-cell>
          <table:table-cell table:style-name="ce17" table:formula="of:=[.C7]*[.$B$9]" office:value-type="float" office:value="628.398791540786" calcext:value-type="float">
            <text:p>628</text:p>
          </table:table-cell>
          <table:table-cell table:style-name="ce17" table:formula="of:=[.D7]*[.$B$9]" office:value-type="float" office:value="435.045317220544" calcext:value-type="float">
            <text:p>435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edian / £ real 2015 pric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06-08</text:p>
          </table:table-cell>
          <table:table-cell office:value-type="string" calcext:value-type="string">
            <text:p>2008-10</text:p>
          </table:table-cell>
          <table:table-cell office:value-type="string" calcext:value-type="string">
            <text:p>2010-12</text:p>
          </table:table-cell>
          <table:table-cell office:value-type="string" calcext:value-type="string">
            <text:p>2012-14</text:p>
          </table:table-cell>
        </table:table-row>
        <table:table-row table:style-name="ro1">
          <table:table-cell table:formula="of:=[.A13]" office:value-type="string" office:string-value="Formal loans" calcext:value-type="string">
            <text:p>Formal loans</text:p>
          </table:table-cell>
          <table:table-cell table:style-name="ce17" table:formula="of:=100*[.B13]/['Table 2.1'.B$10]" office:value-type="float" office:value="1624.8191119348" calcext:value-type="float">
            <text:p>1,625</text:p>
          </table:table-cell>
          <table:table-cell table:style-name="ce17" table:formula="of:=100*[.C13]/['Table 2.1'.C$10]" office:value-type="float" office:value="2859.60769756899" calcext:value-type="float">
            <text:p>2,860</text:p>
          </table:table-cell>
          <table:table-cell table:style-name="ce17" table:formula="of:=100*[.D13]/['Table 2.1'.D$10]" office:value-type="float" office:value="2633.82136493919" calcext:value-type="float">
            <text:p>2,634</text:p>
          </table:table-cell>
          <table:table-cell table:style-name="ce17" table:formula="of:=100*[.E13]/['Table 2.1'.E$10]" office:value-type="float" office:value="4073.31975560081" calcext:value-type="float">
            <text:p>4,073</text:p>
          </table:table-cell>
        </table:table-row>
        <table:table-row table:style-name="ro1">
          <table:table-cell table:formula="of:=[.A14]" office:value-type="string" office:string-value="Student loans" calcext:value-type="string">
            <text:p>Student loans</text:p>
          </table:table-cell>
          <table:table-cell table:style-name="ce17" table:formula="of:=100*[.B14]/['Table 2.1'.B$10]" office:value-type="float" office:value="5802.92539976716" calcext:value-type="float">
            <text:p>5,803</text:p>
          </table:table-cell>
          <table:table-cell table:style-name="ce17" table:formula="of:=100*[.C14]/['Table 2.1'.C$10]" office:value-type="float" office:value="14243.0460321225" calcext:value-type="float">
            <text:p>14,243</text:p>
          </table:table-cell>
          <table:table-cell table:style-name="ce17" table:formula="of:=100*[.D14]/['Table 2.1'.D$10]" office:value-type="float" office:value="15596.353964934" calcext:value-type="float">
            <text:p>15,596</text:p>
          </table:table-cell>
          <table:table-cell table:style-name="ce17"/>
        </table:table-row>
        <table:table-row table:style-name="ro7">
          <table:table-cell office:value-type="string" calcext:value-type="string">
            <text:p>Hire</text:p>
            <text:p>purchase</text:p>
          </table:table-cell>
          <table:table-cell table:style-name="ce17" table:formula="of:=100*[.B15]/['Table 2.1'.B$10]" office:value-type="float" office:value="2205.11165191152" calcext:value-type="float">
            <text:p>2,205</text:p>
          </table:table-cell>
          <table:table-cell table:style-name="ce17" table:formula="of:=100*[.C15]/['Table 2.1'.C$10]" office:value-type="float" office:value="1154.84157017209" calcext:value-type="float">
            <text:p>1,155</text:p>
          </table:table-cell>
          <table:table-cell table:style-name="ce17" table:formula="of:=100*[.D15]/['Table 2.1'.D$10]" office:value-type="float" office:value="1962.45513466058" calcext:value-type="float">
            <text:p>1,962</text:p>
          </table:table-cell>
          <table:table-cell table:style-name="ce17" table:formula="of:=100*[.E15]/['Table 2.1'.E$10]" office:value-type="float" office:value="1407.33197556008" calcext:value-type="float">
            <text:p>1,407</text:p>
          </table:table-cell>
        </table:table-row>
        <table:table-row table:style-name="ro1">
          <table:table-cell table:formula="of:=[.A16]" office:value-type="string" office:string-value="Credit card" calcext:value-type="string">
            <text:p>Credit card</text:p>
          </table:table-cell>
          <table:table-cell table:style-name="ce17" table:formula="of:=100*[.B16]/['Table 2.1'.B$10]" office:value-type="float" office:value="986.497317960417" calcext:value-type="float">
            <text:p>986</text:p>
          </table:table-cell>
          <table:table-cell table:style-name="ce17" table:formula="of:=100*[.C16]/['Table 2.1'.C$10]" office:value-type="float" office:value="1264.82648161705" calcext:value-type="float">
            <text:p>1,265</text:p>
          </table:table-cell>
          <table:table-cell table:style-name="ce17" table:formula="of:=100*[.D16]/['Table 2.1'.D$10]" office:value-type="float" office:value="774.653342629173" calcext:value-type="float">
            <text:p>775</text:p>
          </table:table-cell>
          <table:table-cell table:style-name="ce17" table:formula="of:=100*[.E16]/['Table 2.1'.E$10]" office:value-type="float" office:value="1071.28309572301" calcext:value-type="float">
            <text:p>1,071</text:p>
          </table:table-cell>
        </table:table-row>
        <table:table-row table:style-name="ro7">
          <table:table-cell office:value-type="string" calcext:value-type="string">
            <text:p>Any kind</text:p>
            <text:p>of debt</text:p>
          </table:table-cell>
          <table:table-cell table:style-name="ce17" table:formula="of:=100*[.B17]/['Table 2.1'.B$10]" office:value-type="float" office:value="1508.76060393946" calcext:value-type="float">
            <text:p>1,509</text:p>
          </table:table-cell>
          <table:table-cell table:style-name="ce17" table:formula="of:=100*[.C17]/['Table 2.1'.C$10]" office:value-type="float" office:value="1759.75858311938" calcext:value-type="float">
            <text:p>1,760</text:p>
          </table:table-cell>
          <table:table-cell table:style-name="ce17" table:formula="of:=100*[.D17]/['Table 2.1'.D$10]" office:value-type="float" office:value="1291.08890438195" calcext:value-type="float">
            <text:p>1,291</text:p>
          </table:table-cell>
          <table:table-cell table:style-name="ce17" table:formula="of:=100*[.E17]/['Table 2.1'.E$10]" office:value-type="float" office:value="1221.99592668024" calcext:value-type="float">
            <text:p>1,222</text:p>
          </table:table-cell>
        </table:table-row>
        <table:table-row table:style-name="ro1">
          <table:table-cell table:formula="of:=[.A18]" office:value-type="string" office:string-value="Arrears" calcext:value-type="string">
            <text:p>Arrears</text:p>
          </table:table-cell>
          <table:table-cell table:style-name="ce17" table:formula="of:=100*[.B18]/['Table 2.1'.B$10]" office:value-type="float" office:value="522.263285979044" calcext:value-type="float">
            <text:p>522</text:p>
          </table:table-cell>
          <table:table-cell table:style-name="ce17" table:formula="of:=100*[.C18]/['Table 2.1'.C$10]" office:value-type="float" office:value="714.901924392247" calcext:value-type="float">
            <text:p>715</text:p>
          </table:table-cell>
          <table:table-cell table:style-name="ce17" table:formula="of:=100*[.D18]/['Table 2.1'.D$10]" office:value-type="float" office:value="464.792005577504" calcext:value-type="float">
            <text:p>465</text:p>
          </table:table-cell>
          <table:table-cell table:style-name="ce17" table:formula="of:=100*[.E18]/['Table 2.1'.E$10]" office:value-type="float" office:value="610.997963340122" calcext:value-type="float">
            <text:p>61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70" office:value-type="string" calcext:value-type="string">
            <text:p>NOTE: No data on this is in WAS 2012-14 report.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7" table:number-columns-repeated="3"/>
          <table:table-cell/>
        </table:table-row>
      </table:table>
      <table:table table:name="CSV wealth_outstanding_debt" table:style-name="ta1">
        <table:table-column table:style-name="co1" table:default-cell-style-name="Default"/>
        <table:table-column table:style-name="co1" table:default-cell-style-name="ce88"/>
        <table:table-column table:style-name="co1" table:number-columns-repeated="3" table:default-cell-style-name="Default"/>
        <table:table-row table:style-name="ro1">
          <table:table-cell/>
          <table:table-cell table:style-name="Default" table:formula="of:=['Chart 5.13'.B21]" office:value-type="string" office:string-value="2006-08" calcext:value-type="string">
            <text:p>2006-08</text:p>
          </table:table-cell>
          <table:table-cell table:formula="of:=['Chart 5.13'.C21]" office:value-type="string" office:string-value="2008-10" calcext:value-type="string">
            <text:p>2008-10</text:p>
          </table:table-cell>
          <table:table-cell table:formula="of:=['Chart 5.13'.D21]" office:value-type="string" office:string-value="2010-12" calcext:value-type="string">
            <text:p>2010-12</text:p>
          </table:table-cell>
          <table:table-cell table:formula="of:=['Chart 5.13'.E21]" office:value-type="string" office:string-value="2012-14" calcext:value-type="string">
            <text:p>2012-14</text:p>
          </table:table-cell>
        </table:table-row>
        <table:table-row table:style-name="ro1">
          <table:table-cell table:formula="of:=['Chart 5.13'.A22]" office:value-type="string" office:string-value="Formal loans" calcext:value-type="string">
            <text:p>Formal loans</text:p>
          </table:table-cell>
          <table:table-cell table:formula="of:=['Chart 5.13'.B22]" office:value-type="float" office:value="1624.8191119348" calcext:value-type="float">
            <text:p>1625</text:p>
          </table:table-cell>
          <table:table-cell table:style-name="ce88" table:formula="of:=['Chart 5.13'.C22]" office:value-type="float" office:value="2859.60769756899" calcext:value-type="float">
            <text:p>2860</text:p>
          </table:table-cell>
          <table:table-cell table:style-name="ce88" table:formula="of:=['Chart 5.13'.D22]" office:value-type="float" office:value="2633.82136493919" calcext:value-type="float">
            <text:p>2634</text:p>
          </table:table-cell>
          <table:table-cell table:style-name="ce88" table:formula="of:=['Chart 5.13'.E22]" office:value-type="float" office:value="4073.31975560081" calcext:value-type="float">
            <text:p>4073</text:p>
          </table:table-cell>
        </table:table-row>
        <table:table-row table:style-name="ro1">
          <table:table-cell table:formula="of:=['Chart 5.13'.A23]" office:value-type="string" office:string-value="Student loans" calcext:value-type="string">
            <text:p>Student loans</text:p>
          </table:table-cell>
          <table:table-cell table:formula="of:=['Chart 5.13'.B23]" office:value-type="float" office:value="5802.92539976716" calcext:value-type="float">
            <text:p>5803</text:p>
          </table:table-cell>
          <table:table-cell table:style-name="ce88" table:formula="of:=['Chart 5.13'.C23]" office:value-type="float" office:value="14243.0460321225" calcext:value-type="float">
            <text:p>14243</text:p>
          </table:table-cell>
          <table:table-cell table:style-name="ce88" table:formula="of:=['Chart 5.13'.D23]" office:value-type="float" office:value="15596.353964934" calcext:value-type="float">
            <text:p>15596</text:p>
          </table:table-cell>
          <table:table-cell table:style-name="ce88"/>
        </table:table-row>
        <table:table-row table:style-name="ro1">
          <table:table-cell office:value-type="string" calcext:value-type="string">
            <text:p>Hire purchase</text:p>
          </table:table-cell>
          <table:table-cell table:formula="of:=['Chart 5.13'.B24]" office:value-type="float" office:value="2205.11165191152" calcext:value-type="float">
            <text:p>2205</text:p>
          </table:table-cell>
          <table:table-cell table:style-name="ce88" table:formula="of:=['Chart 5.13'.C24]" office:value-type="float" office:value="1154.84157017209" calcext:value-type="float">
            <text:p>1155</text:p>
          </table:table-cell>
          <table:table-cell table:style-name="ce88" table:formula="of:=['Chart 5.13'.D24]" office:value-type="float" office:value="1962.45513466058" calcext:value-type="float">
            <text:p>1962</text:p>
          </table:table-cell>
          <table:table-cell table:style-name="ce88" table:formula="of:=['Chart 5.13'.E24]" office:value-type="float" office:value="1407.33197556008" calcext:value-type="float">
            <text:p>1407</text:p>
          </table:table-cell>
        </table:table-row>
        <table:table-row table:style-name="ro1">
          <table:table-cell table:formula="of:=['Chart 5.13'.A25]" office:value-type="string" office:string-value="Credit card" calcext:value-type="string">
            <text:p>Credit card</text:p>
          </table:table-cell>
          <table:table-cell table:formula="of:=['Chart 5.13'.B25]" office:value-type="float" office:value="986.497317960417" calcext:value-type="float">
            <text:p>986</text:p>
          </table:table-cell>
          <table:table-cell table:style-name="ce88" table:formula="of:=['Chart 5.13'.C25]" office:value-type="float" office:value="1264.82648161705" calcext:value-type="float">
            <text:p>1265</text:p>
          </table:table-cell>
          <table:table-cell table:style-name="ce88" table:formula="of:=['Chart 5.13'.D25]" office:value-type="float" office:value="774.653342629173" calcext:value-type="float">
            <text:p>775</text:p>
          </table:table-cell>
          <table:table-cell table:style-name="ce88" table:formula="of:=['Chart 5.13'.E25]" office:value-type="float" office:value="1071.28309572301" calcext:value-type="float">
            <text:p>1071</text:p>
          </table:table-cell>
        </table:table-row>
        <table:table-row table:style-name="ro1">
          <table:table-cell office:value-type="string" calcext:value-type="string">
            <text:p>Any kind of debt</text:p>
          </table:table-cell>
          <table:table-cell table:formula="of:=['Chart 5.13'.B26]" office:value-type="float" office:value="1508.76060393946" calcext:value-type="float">
            <text:p>1509</text:p>
          </table:table-cell>
          <table:table-cell table:style-name="ce88" table:formula="of:=['Chart 5.13'.C26]" office:value-type="float" office:value="1759.75858311938" calcext:value-type="float">
            <text:p>1760</text:p>
          </table:table-cell>
          <table:table-cell table:style-name="ce88" table:formula="of:=['Chart 5.13'.D26]" office:value-type="float" office:value="1291.08890438195" calcext:value-type="float">
            <text:p>1291</text:p>
          </table:table-cell>
          <table:table-cell table:style-name="ce88" table:formula="of:=['Chart 5.13'.E26]" office:value-type="float" office:value="1221.99592668024" calcext:value-type="float">
            <text:p>1222</text:p>
          </table:table-cell>
        </table:table-row>
        <table:table-row table:style-name="ro1">
          <table:table-cell table:formula="of:=['Chart 5.13'.A27]" office:value-type="string" office:string-value="Arrears" calcext:value-type="string">
            <text:p>Arrears</text:p>
          </table:table-cell>
          <table:table-cell table:formula="of:=['Chart 5.13'.B27]" office:value-type="float" office:value="522.263285979044" calcext:value-type="float">
            <text:p>522</text:p>
          </table:table-cell>
          <table:table-cell table:style-name="ce88" table:formula="of:=['Chart 5.13'.C27]" office:value-type="float" office:value="714.901924392247" calcext:value-type="float">
            <text:p>715</text:p>
          </table:table-cell>
          <table:table-cell table:style-name="ce88" table:formula="of:=['Chart 5.13'.D27]" office:value-type="float" office:value="464.792005577504" calcext:value-type="float">
            <text:p>465</text:p>
          </table:table-cell>
          <table:table-cell table:style-name="ce88" table:formula="of:=['Chart 5.13'.E27]" office:value-type="float" office:value="610.997963340122" calcext:value-type="float">
            <text:p>611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Median outstanding / £ (real 2015 pri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S</text:p>
          </table:table-cell>
          <table:table-cell table:style-name="ce69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PADDING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TTOMPADDING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3"/>
        </table:table-row>
      </table:table>
      <table:table table:name="CSV wealth_gini" table:style-name="ta1">
        <table:table-column table:style-name="co1" table:default-cell-style-name="ce91"/>
        <table:table-column table:style-name="co1" table:number-columns-repeated="5" table:default-cell-style-name="Default"/>
        <table:table-row table:style-name="ro1">
          <table:table-cell table:style-name="ce89"/>
          <table:table-cell table:style-name="ce70" office:value-type="string" calcext:value-type="string">
            <text:p>Overall</text:p>
          </table:table-cell>
          <table:table-cell office:value-type="string" calcext:value-type="string">
            <text:p>Property (net)</text:p>
          </table:table-cell>
          <table:table-cell office:value-type="string" calcext:value-type="string">
            <text:p>Financial (net)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Pension</text:p>
          </table:table-cell>
        </table:table-row>
        <table:table-row table:style-name="ro1">
          <table:table-cell table:style-name="Default" office:value-type="string" calcext:value-type="string">
            <text:p>2006-08 </text:p>
          </table:table-cell>
          <table:table-cell table:style-name="ce92" office:value-type="float" office:value="66" calcext:value-type="float">
            <text:p>66</text:p>
          </table:table-cell>
          <table:table-cell table:style-name="ce93" office:value-type="float" office:value="65" calcext:value-type="float">
            <text:p>65</text:p>
          </table:table-cell>
          <table:table-cell table:style-name="ce93" office:value-type="float" office:value="90" calcext:value-type="float">
            <text:p>90</text:p>
          </table:table-cell>
          <table:table-cell table:style-name="ce93" office:value-type="float" office:value="47" calcext:value-type="float">
            <text:p>47</text:p>
          </table:table-cell>
          <table:table-cell table:style-name="ce93" office:value-type="float" office:value="79" calcext:value-type="float">
            <text:p>79</text:p>
          </table:table-cell>
        </table:table-row>
        <table:table-row table:style-name="ro1">
          <table:table-cell table:style-name="Default" office:value-type="string" calcext:value-type="string">
            <text:p>2008-10 </text:p>
          </table:table-cell>
          <table:table-cell table:style-name="ce92" office:value-type="float" office:value="63" calcext:value-type="float">
            <text:p>63</text:p>
          </table:table-cell>
          <table:table-cell table:style-name="ce93" office:value-type="float" office:value="64" calcext:value-type="float">
            <text:p>64</text:p>
          </table:table-cell>
          <table:table-cell table:style-name="ce93" office:value-type="float" office:value="89" calcext:value-type="float">
            <text:p>89</text:p>
          </table:table-cell>
          <table:table-cell table:style-name="ce93" office:value-type="float" office:value="48" calcext:value-type="float">
            <text:p>48</text:p>
          </table:table-cell>
          <table:table-cell table:style-name="ce93" office:value-type="float" office:value="77" calcext:value-type="float">
            <text:p>77</text:p>
          </table:table-cell>
        </table:table-row>
        <table:table-row table:style-name="ro1">
          <table:table-cell table:style-name="Default" office:value-type="string" calcext:value-type="string">
            <text:p>2010-12 </text:p>
          </table:table-cell>
          <table:table-cell table:style-name="ce92" office:value-type="float" office:value="61" calcext:value-type="float">
            <text:p>61</text:p>
          </table:table-cell>
          <table:table-cell table:style-name="ce93" office:value-type="float" office:value="64" calcext:value-type="float">
            <text:p>64</text:p>
          </table:table-cell>
          <table:table-cell table:style-name="ce93" office:value-type="float" office:value="93" calcext:value-type="float">
            <text:p>93</text:p>
          </table:table-cell>
          <table:table-cell table:style-name="ce93" office:value-type="float" office:value="45" calcext:value-type="float">
            <text:p>45</text:p>
          </table:table-cell>
          <table:table-cell table:style-name="ce93" office:value-type="float" office:value="74" calcext:value-type="float">
            <text:p>74</text:p>
          </table:table-cell>
        </table:table-row>
        <table:table-row table:style-name="ro1">
          <table:table-cell table:style-name="Default" office:value-type="string" calcext:value-type="string">
            <text:p>2012-14 </text:p>
          </table:table-cell>
          <table:table-cell table:style-name="ce92" office:value-type="float" office:value="61" calcext:value-type="float">
            <text:p>61</text:p>
          </table:table-cell>
          <table:table-cell table:style-name="ce93" office:value-type="float" office:value="65" calcext:value-type="float">
            <text:p>65</text:p>
          </table:table-cell>
          <table:table-cell table:style-name="ce93" office:value-type="float" office:value="89" calcext:value-type="float">
            <text:p>89</text:p>
          </table:table-cell>
          <table:table-cell table:style-name="ce93" office:value-type="float" office:value="47" calcext:value-type="float">
            <text:p>47</text:p>
          </table:table-cell>
          <table:table-cell table:style-name="ce93" office:value-type="float" office:value="73" calcext:value-type="float">
            <text:p>73</text:p>
          </table:table-cell>
        </table:table-row>
        <table:table-row table:style-name="ro1">
          <table:table-cell table:style-name="ce90" office:value-type="string" calcext:value-type="string">
            <text:p>-META-</text:p>
          </table:table-cell>
          <table:table-cell table:style-name="ce59" table:number-columns-repeated="4"/>
          <table:table-cell/>
        </table:table-row>
        <table:table-row table:style-name="ro1">
          <table:table-cell office:value-type="string" calcext:value-type="string">
            <text:p>YAXISTITLE</text:p>
          </table:table-cell>
          <table:table-cell office:value-type="string" calcext:value-type="string">
            <text:p>Gini index for household weal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MBOLS</text:p>
          </table:table-cell>
          <table:table-cell table:style-name="ce69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From Table 6.1 in WAS 2012-14</text:p>
          </table:table-cell>
          <table:table-cell table:number-columns-repeated="5"/>
        </table:table-row>
        <table:table-row table:style-name="ro1" table:number-rows-repeated="104856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SV wealth_palma" table:style-name="ta1"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Palma ratio </text:p>
          </table:table-cell>
        </table:table-row>
        <table:table-row table:style-name="ro1">
          <table:table-cell office:value-type="string" calcext:value-type="string">
            <text:p>2006-08 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office:value-type="string" calcext:value-type="string">
            <text:p>2008-10 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string" calcext:value-type="string">
            <text:p>2010-12 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string" calcext:value-type="string">
            <text:p>2012-14 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/>
        </table:table-row>
        <table:table-row table:style-name="ro1">
          <table:table-cell office:value-type="string" calcext:value-type="string">
            <text:p>YAXISTITLE</text:p>
          </table:table-cell>
          <table:table-cell office:value-type="string" calcext:value-type="string">
            <text:p>Palma ratio for household wealth</text:p>
          </table:table-cell>
        </table:table-row>
        <table:table-row table:style-name="ro1">
          <table:table-cell office:value-type="string" calcext:value-type="string">
            <text:p>SYMBOLS</text:p>
          </table:table-cell>
          <table:table-cell table:style-name="ce69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#From Table 6.3 in WAS 2012-14</text:p>
          </table:table-cell>
          <table:table-cell/>
        </table:table-row>
      </table:table>
      <table:table table:name="wealth_movement" table:style-name="ta1">
        <table:table-column table:style-name="co14" table:default-cell-style-name="Default"/>
        <table:table-column table:style-name="co15" table:number-columns-repeated="3" table:default-cell-style-name="Default"/>
        <table:table-row table:style-name="ro1">
          <table:table-cell/>
          <table:table-cell office:value-type="string" calcext:value-type="string">
            <text:p>Moved down</text:p>
          </table:table-cell>
          <table:table-cell office:value-type="string" calcext:value-type="string">
            <text:p>Same decile</text:p>
          </table:table-cell>
          <table:table-cell office:value-type="string" calcext:value-type="string">
            <text:p>Moved up</text:p>
          </table:table-cell>
        </table:table-row>
        <table:table-row table:style-name="ro1">
          <table:table-cell office:value-type="string" calcext:value-type="string">
            <text:p>2006-08 to 2008-10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8-10 to 2010-12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0-12 to 2012-14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XISTITLE</text:p>
          </table:table-cell>
          <table:table-cell office:value-type="string" calcext:value-type="string">
            <text:p>Percentage of households changing dec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S</text:p>
          </table:table-cell>
          <table:table-cell table:style-name="ce69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TOMPADDING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LPATTERNE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wealth_home_tenure" table:style-name="ta1">
        <table:table-column table:style-name="co1" table:default-cell-style-name="ce95"/>
        <table:table-column table:style-name="co13" table:number-columns-repeated="4" table:default-cell-style-name="ce98"/>
        <table:table-column table:style-name="co1" table:number-columns-repeated="2" table:default-cell-style-name="ce45"/>
        <table:table-row table:style-name="ro5">
          <table:table-cell table:style-name="Default"/>
          <table:table-cell table:style-name="ce96" office:value-type="string" calcext:value-type="string">
            <text:p>Owned outright</text:p>
          </table:table-cell>
          <table:table-cell table:style-name="ce96" office:value-type="string" calcext:value-type="string">
            <text:p>Mortgage or loan</text:p>
          </table:table-cell>
          <table:table-cell table:style-name="ce99" office:value-type="string" calcext:value-type="string">
            <text:p>Social rent</text:p>
          </table:table-cell>
          <table:table-cell table:style-name="ce99" office:value-type="string" calcext:value-type="string">
            <text:p>Private rent</text:p>
          </table:table-cell>
          <table:table-cell table:style-name="Default" table:number-columns-repeated="2"/>
        </table:table-row>
        <table:table-row table:style-name="ro6">
          <table:table-cell table:style-name="ce94" office:value-type="float" office:value="1999" calcext:value-type="float">
            <text:p>1999</text:p>
          </table:table-cell>
          <table:table-cell table:style-name="ce97" office:value-type="float" office:value="22.42" calcext:value-type="float">
            <text:p>22</text:p>
          </table:table-cell>
          <table:table-cell table:style-name="ce97" office:value-type="float" office:value="38.76" calcext:value-type="float">
            <text:p>39</text:p>
          </table:table-cell>
          <table:table-cell table:style-name="ce97" office:value-type="float" office:value="31.7" calcext:value-type="float">
            <text:p>32</text:p>
          </table:table-cell>
          <table:table-cell table:style-name="ce97" office:value-type="float" office:value="5.311" calcext:value-type="float">
            <text:p>5</text:p>
          </table:table-cell>
          <table:table-cell table:number-columns-repeated="2"/>
        </table:table-row>
        <table:table-row table:style-name="ro6">
          <table:table-cell office:value-type="float" office:value="2000" calcext:value-type="float">
            <text:p>2000</text:p>
          </table:table-cell>
          <table:table-cell office:value-type="float" office:value="24.1" calcext:value-type="float">
            <text:p>24</text:p>
          </table:table-cell>
          <table:table-cell office:value-type="float" office:value="38.38" calcext:value-type="float">
            <text:p>38</text:p>
          </table:table-cell>
          <table:table-cell office:value-type="float" office:value="30.09" calcext:value-type="float">
            <text:p>30</text:p>
          </table:table-cell>
          <table:table-cell office:value-type="float" office:value="5.626" calcext:value-type="float">
            <text:p>6</text:p>
          </table:table-cell>
          <table:table-cell table:number-columns-repeated="2"/>
        </table:table-row>
        <table:table-row table:style-name="ro6">
          <table:table-cell office:value-type="float" office:value="2001" calcext:value-type="float">
            <text:p>2001</text:p>
          </table:table-cell>
          <table:table-cell office:value-type="float" office:value="24.37" calcext:value-type="float">
            <text:p>24</text:p>
          </table:table-cell>
          <table:table-cell office:value-type="float" office:value="39.4" calcext:value-type="float">
            <text:p>39</text:p>
          </table:table-cell>
          <table:table-cell office:value-type="float" office:value="28.2" calcext:value-type="float">
            <text:p>28</text:p>
          </table:table-cell>
          <table:table-cell office:value-type="float" office:value="6.249" calcext:value-type="float">
            <text:p>6</text:p>
          </table:table-cell>
          <table:table-cell table:number-columns-repeated="2"/>
        </table:table-row>
        <table:table-row table:style-name="ro6">
          <table:table-cell office:value-type="float" office:value="2002" calcext:value-type="float">
            <text:p>2002</text:p>
          </table:table-cell>
          <table:table-cell office:value-type="float" office:value="25.42" calcext:value-type="float">
            <text:p>25</text:p>
          </table:table-cell>
          <table:table-cell office:value-type="float" office:value="39.17" calcext:value-type="float">
            <text:p>39</text:p>
          </table:table-cell>
          <table:table-cell office:value-type="float" office:value="27.57" calcext:value-type="float">
            <text:p>28</text:p>
          </table:table-cell>
          <table:table-cell office:value-type="float" office:value="6.243" calcext:value-type="float">
            <text:p>6</text:p>
          </table:table-cell>
          <table:table-cell table:number-columns-repeated="2"/>
        </table:table-row>
        <table:table-row table:style-name="ro6">
          <table:table-cell office:value-type="float" office:value="2003" calcext:value-type="float">
            <text:p>2003</text:p>
          </table:table-cell>
          <table:table-cell office:value-type="float" office:value="26.34" calcext:value-type="float">
            <text:p>26</text:p>
          </table:table-cell>
          <table:table-cell office:value-type="float" office:value="39.01" calcext:value-type="float">
            <text:p>39</text:p>
          </table:table-cell>
          <table:table-cell office:value-type="float" office:value="26.49" calcext:value-type="float">
            <text:p>26</text:p>
          </table:table-cell>
          <table:table-cell office:value-type="float" office:value="6.395" calcext:value-type="float">
            <text:p>6</text:p>
          </table:table-cell>
          <table:table-cell table:number-columns-repeated="2"/>
        </table:table-row>
        <table:table-row table:style-name="ro6">
          <table:table-cell office:value-type="float" office:value="2004" calcext:value-type="float">
            <text:p>2004</text:p>
          </table:table-cell>
          <table:table-cell office:value-type="float" office:value="27" calcext:value-type="float">
            <text:p>27</text:p>
          </table:table-cell>
          <table:table-cell office:value-type="float" office:value="37.43" calcext:value-type="float">
            <text:p>37</text:p>
          </table:table-cell>
          <table:table-cell office:value-type="float" office:value="26.51" calcext:value-type="float">
            <text:p>27</text:p>
          </table:table-cell>
          <table:table-cell office:value-type="float" office:value="7.016" calcext:value-type="float">
            <text:p>7</text:p>
          </table:table-cell>
          <table:table-cell table:number-columns-repeated="2"/>
        </table:table-row>
        <table:table-row table:style-name="ro6">
          <table:table-cell office:value-type="float" office:value="2005" calcext:value-type="float">
            <text:p>2005</text:p>
          </table:table-cell>
          <table:table-cell office:value-type="float" office:value="27.79" calcext:value-type="float">
            <text:p>28</text:p>
          </table:table-cell>
          <table:table-cell office:value-type="float" office:value="37.97" calcext:value-type="float">
            <text:p>38</text:p>
          </table:table-cell>
          <table:table-cell office:value-type="float" office:value="24.61" calcext:value-type="float">
            <text:p>25</text:p>
          </table:table-cell>
          <table:table-cell office:value-type="float" office:value="7.661" calcext:value-type="float">
            <text:p>8</text:p>
          </table:table-cell>
          <table:table-cell table:number-columns-repeated="2"/>
        </table:table-row>
        <table:table-row table:style-name="ro6">
          <table:table-cell office:value-type="float" office:value="2006" calcext:value-type="float">
            <text:p>2006</text:p>
          </table:table-cell>
          <table:table-cell office:value-type="float" office:value="28.9" calcext:value-type="float">
            <text:p>29</text:p>
          </table:table-cell>
          <table:table-cell office:value-type="float" office:value="36.57" calcext:value-type="float">
            <text:p>37</text:p>
          </table:table-cell>
          <table:table-cell office:value-type="float" office:value="24.7" calcext:value-type="float">
            <text:p>25</text:p>
          </table:table-cell>
          <table:table-cell office:value-type="float" office:value="7.763" calcext:value-type="float">
            <text:p>8</text:p>
          </table:table-cell>
          <table:table-cell table:number-columns-repeated="2"/>
        </table:table-row>
        <table:table-row table:style-name="ro6">
          <table:table-cell office:value-type="float" office:value="2007" calcext:value-type="float">
            <text:p>2007</text:p>
          </table:table-cell>
          <table:table-cell office:value-type="float" office:value="29.56" calcext:value-type="float">
            <text:p>30</text:p>
          </table:table-cell>
          <table:table-cell office:value-type="float" office:value="36.08" calcext:value-type="float">
            <text:p>36</text:p>
          </table:table-cell>
          <table:table-cell office:value-type="float" office:value="23.49" calcext:value-type="float">
            <text:p>23</text:p>
          </table:table-cell>
          <table:table-cell office:value-type="float" office:value="8.988" calcext:value-type="float">
            <text:p>9</text:p>
          </table:table-cell>
          <table:table-cell table:number-columns-repeated="2"/>
        </table:table-row>
        <table:table-row table:style-name="ro6">
          <table:table-cell office:value-type="float" office:value="2008" calcext:value-type="float">
            <text:p>2008</text:p>
          </table:table-cell>
          <table:table-cell office:value-type="float" office:value="29.87" calcext:value-type="float">
            <text:p>30</text:p>
          </table:table-cell>
          <table:table-cell office:value-type="float" office:value="36.03" calcext:value-type="float">
            <text:p>36</text:p>
          </table:table-cell>
          <table:table-cell office:value-type="float" office:value="23.36" calcext:value-type="float">
            <text:p>23</text:p>
          </table:table-cell>
          <table:table-cell office:value-type="float" office:value="9.053" calcext:value-type="float">
            <text:p>9</text:p>
          </table:table-cell>
          <table:table-cell table:number-columns-repeated="2"/>
        </table:table-row>
        <table:table-row table:style-name="ro6">
          <table:table-cell office:value-type="float" office:value="2009" calcext:value-type="float">
            <text:p>2009</text:p>
          </table:table-cell>
          <table:table-cell office:value-type="float" office:value="29.83" calcext:value-type="float">
            <text:p>30</text:p>
          </table:table-cell>
          <table:table-cell office:value-type="float" office:value="36.11" calcext:value-type="float">
            <text:p>36</text:p>
          </table:table-cell>
          <table:table-cell office:value-type="float" office:value="22.24" calcext:value-type="float">
            <text:p>22</text:p>
          </table:table-cell>
          <table:table-cell office:value-type="float" office:value="10.27" calcext:value-type="float">
            <text:p>10</text:p>
          </table:table-cell>
          <table:table-cell table:number-columns-repeated="2"/>
        </table:table-row>
        <table:table-row table:style-name="ro6">
          <table:table-cell office:value-type="float" office:value="2010" calcext:value-type="float">
            <text:p>2010</text:p>
          </table:table-cell>
          <table:table-cell office:value-type="float" office:value="29.91" calcext:value-type="float">
            <text:p>30</text:p>
          </table:table-cell>
          <table:table-cell office:value-type="float" office:value="34.99" calcext:value-type="float">
            <text:p>35</text:p>
          </table:table-cell>
          <table:table-cell office:value-type="float" office:value="22.69" calcext:value-type="float">
            <text:p>23</text:p>
          </table:table-cell>
          <table:table-cell office:value-type="float" office:value="10.9" calcext:value-type="float">
            <text:p>11</text:p>
          </table:table-cell>
          <table:table-cell table:number-columns-repeated="2"/>
        </table:table-row>
        <table:table-row table:style-name="ro6">
          <table:table-cell office:value-type="float" office:value="2011" calcext:value-type="float">
            <text:p>2011</text:p>
          </table:table-cell>
          <table:table-cell office:value-type="float" office:value="29.96" calcext:value-type="float">
            <text:p>30</text:p>
          </table:table-cell>
          <table:table-cell office:value-type="float" office:value="33.93" calcext:value-type="float">
            <text:p>34</text:p>
          </table:table-cell>
          <table:table-cell office:value-type="float" office:value="23.18" calcext:value-type="float">
            <text:p>23</text:p>
          </table:table-cell>
          <table:table-cell office:value-type="float" office:value="11.3" calcext:value-type="float">
            <text:p>11</text:p>
          </table:table-cell>
          <table:table-cell table:number-columns-repeated="2"/>
        </table:table-row>
        <table:table-row table:style-name="ro6">
          <table:table-cell office:value-type="float" office:value="2012" calcext:value-type="float">
            <text:p>2012</text:p>
          </table:table-cell>
          <table:table-cell office:value-type="float" office:value="30.5" calcext:value-type="float">
            <text:p>31</text:p>
          </table:table-cell>
          <table:table-cell office:value-type="float" office:value="32.04" calcext:value-type="float">
            <text:p>32</text:p>
          </table:table-cell>
          <table:table-cell office:value-type="float" office:value="22.63" calcext:value-type="float">
            <text:p>23</text:p>
          </table:table-cell>
          <table:table-cell office:value-type="float" office:value="13.21" calcext:value-type="float">
            <text:p>13</text:p>
          </table:table-cell>
          <table:table-cell table:number-columns-repeated="2"/>
        </table:table-row>
        <table:table-row table:style-name="ro6">
          <table:table-cell office:value-type="float" office:value="2013" calcext:value-type="float">
            <text:p>2013</text:p>
          </table:table-cell>
          <table:table-cell office:value-type="float" office:value="29.51" calcext:value-type="float">
            <text:p>30</text:p>
          </table:table-cell>
          <table:table-cell office:value-type="float" office:value="31.85" calcext:value-type="float">
            <text:p>32</text:p>
          </table:table-cell>
          <table:table-cell office:value-type="float" office:value="23.13" calcext:value-type="float">
            <text:p>23</text:p>
          </table:table-cell>
          <table:table-cell office:value-type="float" office:value="13.31" calcext:value-type="float">
            <text:p>13</text:p>
          </table:table-cell>
          <table:table-cell table:number-columns-repeated="2"/>
        </table:table-row>
        <table:table-row table:style-name="ro6">
          <table:table-cell office:value-type="float" office:value="2014" calcext:value-type="float">
            <text:p>2014</text:p>
          </table:table-cell>
          <table:table-cell office:value-type="float" office:value="30.28" calcext:value-type="float">
            <text:p>30</text:p>
          </table:table-cell>
          <table:table-cell office:value-type="float" office:value="30.04" calcext:value-type="float">
            <text:p>30</text:p>
          </table:table-cell>
          <table:table-cell office:value-type="float" office:value="24.29" calcext:value-type="float">
            <text:p>24</text:p>
          </table:table-cell>
          <table:table-cell office:value-type="float" office:value="13.74" calcext:value-type="float">
            <text:p>14</text:p>
          </table:table-cell>
          <table:table-cell table:number-columns-repeated="2"/>
        </table:table-row>
        <table:table-row table:style-name="ro6">
          <table:table-cell office:value-type="float" office:value="2015" calcext:value-type="float">
            <text:p>2015</text:p>
          </table:table-cell>
          <table:table-cell office:value-type="float" office:value="31.21" calcext:value-type="float">
            <text:p>31</text:p>
          </table:table-cell>
          <table:table-cell office:value-type="float" office:value="29.67" calcext:value-type="float">
            <text:p>30</text:p>
          </table:table-cell>
          <table:table-cell office:value-type="float" office:value="23.36" calcext:value-type="float">
            <text:p>23</text:p>
          </table:table-cell>
          <table:table-cell office:value-type="float" office:value="14.37" calcext:value-type="float">
            <text:p>14</text:p>
          </table:table-cell>
          <table:table-cell table:number-columns-repeated="2"/>
        </table:table-row>
        <table:table-row table:style-name="ro6">
          <table:table-cell office:value-type="float" office:value="2016" calcext:value-type="float">
            <text:p>2016</text:p>
          </table:table-cell>
          <table:table-cell office:value-type="float" office:value="31.62" calcext:value-type="float">
            <text:p>32</text:p>
          </table:table-cell>
          <table:table-cell office:value-type="float" office:value="29.2" calcext:value-type="float">
            <text:p>29</text:p>
          </table:table-cell>
          <table:table-cell office:value-type="float" office:value="23.01" calcext:value-type="float">
            <text:p>23</text:p>
          </table:table-cell>
          <table:table-cell office:value-type="float" office:value="14.93" calcext:value-type="float">
            <text:p>1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-META-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YAXISTITLE</text:p>
          </table:table-cell>
          <table:table-cell table:style-name="Default" office:value-type="string" calcext:value-type="string">
            <text:p>Percentage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SYMBOLS</text:p>
          </table:table-cell>
          <table:table-cell table:style-name="ce69" office:value-type="boolean" office:boolean-value="true" calcext:value-type="boolean">
            <text:p>TRUE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LEGENDX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LEGENDY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#From SHS 2016 fig/tab 3.1</text:p>
          </table:table-cell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, Albany AMT, Helvetica" svg:font-family="'Arial, Albany AMT, Helvetica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percentage-style style:name="N123">
      <number:number number:decimal-places="1" loext:min-decimal-places="1" number:min-integer-digits="1"/>
      <number:text>%</number:text>
    </number:percentage-style>
    <number:number-style style:name="N124">
      <number:number number:decimal-places="1" loext:min-decimal-places="1" number:min-integer-digits="1" number:grouping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6" loext:min-decimal-places="6" number:min-integer-digits="1" number:grouping="true"/>
    </number:number-style>
    <number:number-style style:name="N129">
      <number:number number:decimal-places="16" loext:min-decimal-places="16" number:min-integer-digits="1"/>
    </number:number-style>
    <number:number-style style:name="N130">
      <number:number number:decimal-places="15" loext:min-decimal-places="15" number:min-integer-digits="1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2" loext:min-decimal-places="12" number:min-integer-digits="1"/>
    </number:number-style>
    <number:number-style style:name="N134">
      <number:number number:decimal-places="11" loext:min-decimal-places="11" number:min-integer-digits="1"/>
    </number:number-style>
    <number:number-style style:name="N135">
      <number:number number:decimal-places="10" loext:min-decimal-places="10" number:min-integer-digits="1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number-style style:name="N138">
      <number:number number:decimal-places="7" loext:min-decimal-places="7" number:min-integer-digits="1"/>
    </number:number-style>
    <number:number-style style:name="N139">
      <number:number number:decimal-places="6" loext:min-decimal-places="6" number:min-integer-digits="1"/>
    </number:number-style>
    <number:number-style style:name="N14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0" loext:min-decimal-places="0" number:min-integer-digits="1" number:grouping="true"/>
    </number:number-style>
    <number:number-style style:name="N14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number:number number:decimal-places="2" loext:min-decimal-places="2" number:min-integer-digits="1" number:grouping="true"/>
    </number:number-style>
    <number:number-style style:name="N14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9P0"/>
    </number:number-style>
    <number:number-style style:name="N15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loext:text> $</loext:text>
      <loext:fill-character> </loext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time-style style:name="N166">
      <number:minutes number:style="long"/>
      <number:text>:</number:text>
      <number:seconds number:style="long"/>
    </number:time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8">
      <number:minutes number:style="long"/>
      <number:text>:</number:text>
      <number:seconds number:style="long" number:decimal-places="1"/>
    </number:time-style>
    <number:number-style style:name="N16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0">
      <number:number number:decimal-places="1" loext:min-decimal-places="1" number:min-integer-digits="0"/>
    </number:number-style>
    <number:number-style style:name="N171">
      <number:number number:decimal-places="5" loext:min-decimal-places="5" number:min-integer-digits="1"/>
    </number:number-style>
    <number:number-style style:name="N172">
      <number:number number:decimal-places="4" loext:min-decimal-places="4" number:min-integer-digits="1"/>
    </number:number-style>
    <number:number-style style:name="N173">
      <number:number number:decimal-places="3" loext:min-decimal-places="3" number:min-integer-digits="1"/>
    </number:number-style>
    <number:number-style style:name="N174">
      <number:number number:decimal-places="1" loext:min-decimal-places="1" number:min-integer-digits="1"/>
    </number:number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78"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79">
      <style:text-properties fo:color="#ff0000"/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79P0"/>
    </number:number-style>
    <number:number-style style:name="N181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81"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81P0"/>
    </number:number-style>
    <number:number-style style:name="N182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82">
      <style:text-properties fo:color="#ff0000"/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82P0"/>
    </number:number-style>
    <number:number-style style:name="N186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£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6P2" style:volatile="true">
      <loext:text> £</loext:text>
      <loext:fill-character> </loext:fill-character>
      <number:text>-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0P1" style:volatile="true">
      <loext:text> £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0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£</number:text>
      <number:number number:decimal-places="0" loext:min-decimal-places="0" number:min-integer-digits="1" number:grouping="true"/>
    </number:number-style>
    <number:number-style style:name="N192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92P0"/>
    </number:number-style>
    <number:number-style style:name="N19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4">00/00/0000</text:date>, <text:time style:data-style-name="N2" text:time-value="09:52:27.5111869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3:52:30.667423427</meta:creation-date>
    <dc:date>2018-08-14T09:52:40.891428495</dc:date>
    <meta:editing-duration>P5DT2H22M25S</meta:editing-duration>
    <meta:editing-cycles>49</meta:editing-cycles>
    <meta:generator>LibreOffice/6.0.5.2$Linux_X86_64 LibreOffice_project/00m0$Build-2</meta:generator>
    <meta:document-statistic meta:table-count="14" meta:cell-count="157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3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3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71cm" svg:y="3.568cm" style:legend-expansion="high" chart:style-name="ch2"/>
        <chart:plot-area chart:style-name="ch3" table:cell-range-address="'Table 2.1'.A1:'Table 2.1'.D5" chart:data-source-has-labels="both" svg:x="1.275cm" svg:y="0.18cm" svg:width="10.115cm" svg:height="8.64cm">
          <chartooo:coordinate-region svg:x="2.364cm" svg:y="0.351cm" svg:width="9.026cm" svg:height="7.879cm"/>
          <chart:axis chart:dimension="x" chart:name="primary-x" chart:style-name="ch4" chartooo:axis-type="auto">
            <chartooo:date-scale/>
            <chart:categories table:cell-range-address="'Table 2.1'.B1:'Table 2.1'.D1"/>
          </chart:axis>
          <chart:axis chart:dimension="y" chart:name="primary-y" chart:style-name="ch5">
            <chart:title svg:x="0.451cm" svg:y="6.744cm" chart:style-name="ch6">
              <text:p>£ billion (not inflation adjusted)</text:p>
            </chart:title>
            <chart:grid chart:style-name="ch7" chart:class="major"/>
          </chart:axis>
          <chart:series chart:style-name="ch8" chart:values-cell-range-address="'Table 2.1'.B2:'Table 2.1'.D2" chart:label-cell-address="'Table 2.1'.A2:'Table 2.1'.A2" chart:class="chart:bar">
            <chart:data-point chart:repeated="3"/>
          </chart:series>
          <chart:series chart:style-name="ch9" chart:values-cell-range-address="'Table 2.1'.B3:'Table 2.1'.D3" chart:label-cell-address="'Table 2.1'.A3:'Table 2.1'.A3" chart:class="chart:bar">
            <chart:data-point chart:repeated="3"/>
          </chart:series>
          <chart:series chart:style-name="ch10" chart:values-cell-range-address="'Table 2.1'.B4:'Table 2.1'.D4" chart:label-cell-address="'Table 2.1'.A4:'Table 2.1'.A4" chart:class="chart:bar">
            <chart:data-point chart:repeated="3"/>
          </chart:series>
          <chart:series chart:style-name="ch11" chart:values-cell-range-address="'Table 2.1'.B5:'Table 2.1'.D5" chart:label-cell-address="'Table 2.1'.A5:'Table 2.1'.A5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6-08 </text:p>
                <draw:g>
                  <svg:desc>'Table 2.1'.B1:'Table 2.1'.D1</svg:desc>
                </draw:g>
              </table:table-cell>
              <table:table-cell office:value-type="string">
                <text:p>2008-10 </text:p>
              </table:table-cell>
              <table:table-cell office:value-type="string">
                <text:p>2010-12 </text:p>
              </table:table-cell>
            </table:table-row>
          </table:table-header-rows>
          <table:table-rows>
            <table:table-row>
              <table:table-cell office:value-type="string">
                <text:p>Property wealth (net) </text:p>
                <draw:g>
                  <svg:desc>'Table 2.1'.A2:'Table 2.1'.A2</svg:desc>
                </draw:g>
              </table:table-cell>
              <table:table-cell office:value-type="float" office:value="228.5">
                <text:p>228.5</text:p>
                <draw:g>
                  <svg:desc>'Table 2.1'.B2:'Table 2.1'.D2</svg:desc>
                </draw:g>
              </table:table-cell>
              <table:table-cell office:value-type="float" office:value="224.9">
                <text:p>224.9</text:p>
              </table:table-cell>
              <table:table-cell office:value-type="float" office:value="224.7">
                <text:p>224.7</text:p>
              </table:table-cell>
            </table:table-row>
            <table:table-row>
              <table:table-cell office:value-type="string">
                <text:p>Financial wealth (net) </text:p>
                <draw:g>
                  <svg:desc>'Table 2.1'.A3:'Table 2.1'.A3</svg:desc>
                </draw:g>
              </table:table-cell>
              <table:table-cell office:value-type="float" office:value="78.6">
                <text:p>78.6</text:p>
                <draw:g>
                  <svg:desc>'Table 2.1'.B3:'Table 2.1'.D3</svg:desc>
                </draw:g>
              </table:table-cell>
              <table:table-cell office:value-type="float" office:value="92.1">
                <text:p>92.1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Physical wealth </text:p>
                <draw:g>
                  <svg:desc>'Table 2.1'.A4:'Table 2.1'.A4</svg:desc>
                </draw:g>
              </table:table-cell>
              <table:table-cell office:value-type="float" office:value="84.3">
                <text:p>84.3</text:p>
                <draw:g>
                  <svg:desc>'Table 2.1'.B4:'Table 2.1'.D4</svg:desc>
                </draw:g>
              </table:table-cell>
              <table:table-cell office:value-type="float" office:value="89">
                <text:p>89</text:p>
              </table:table-cell>
              <table:table-cell office:value-type="float" office:value="95.3">
                <text:p>95.3</text:p>
              </table:table-cell>
            </table:table-row>
            <table:table-row>
              <table:table-cell office:value-type="string">
                <text:p>Private pension wealth </text:p>
                <draw:g>
                  <svg:desc>'Table 2.1'.A5:'Table 2.1'.A5</svg:desc>
                </draw:g>
              </table:table-cell>
              <table:table-cell office:value-type="float" office:value="276.3">
                <text:p>276.3</text:p>
                <draw:g>
                  <svg:desc>'Table 2.1'.B5:'Table 2.1'.D5</svg:desc>
                </draw:g>
              </table:table-cell>
              <table:table-cell office:value-type="float" office:value="291.5">
                <text:p>291.5</text:p>
              </table:table-cell>
              <table:table-cell office:value-type="float" office:value="300.9">
                <text:p>300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113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minimum="0" chart:maximum="800" chart:reverse-direction="false" text:line-break="false" loext:try-staggering-first="tru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71cm" svg:y="3.568cm" style:legend-expansion="high" chart:style-name="ch2"/>
        <chart:plot-area chart:style-name="ch3" table:cell-range-address="'Table 2.1'.B1:'Table 2.1'.D1 'Table 2.1'.A12:'Table 2.1'.D15" chart:data-source-has-labels="both" svg:x="1.275cm" svg:y="0.18cm" svg:width="10.115cm" svg:height="8.64cm">
          <chartooo:coordinate-region svg:x="2.076cm" svg:y="0.351cm" svg:width="9.314cm" svg:height="7.879cm"/>
          <chart:axis chart:dimension="x" chart:name="primary-x" chart:style-name="ch4" chartooo:axis-type="auto">
            <chartooo:date-scale/>
            <chart:categories table:cell-range-address="'Table 2.1'.B1:'Table 2.1'.D1"/>
          </chart:axis>
          <chart:axis chart:dimension="y" chart:name="primary-y" chart:style-name="ch5">
            <chart:title svg:x="0.451cm" svg:y="7.032cm" chart:style-name="ch6">
              <text:p>Wealth / £ billion (real 2012 prices)</text:p>
            </chart:title>
            <chart:grid chart:style-name="ch7" chart:class="major"/>
          </chart:axis>
          <chart:series chart:style-name="ch8" chart:values-cell-range-address="'Table 2.1'.B12:'Table 2.1'.D12" chart:label-cell-address="'Table 2.1'.A12:'Table 2.1'.A12" chart:class="chart:bar">
            <chart:data-point chart:repeated="3"/>
          </chart:series>
          <chart:series chart:style-name="ch9" chart:values-cell-range-address="'Table 2.1'.B13:'Table 2.1'.D13" chart:label-cell-address="'Table 2.1'.A13:'Table 2.1'.A13" chart:class="chart:bar">
            <chart:data-point chart:repeated="3"/>
          </chart:series>
          <chart:series chart:style-name="ch10" chart:values-cell-range-address="'Table 2.1'.B14:'Table 2.1'.D14" chart:label-cell-address="'Table 2.1'.A14:'Table 2.1'.A14" chart:class="chart:bar">
            <chart:data-point chart:repeated="3"/>
          </chart:series>
          <chart:series chart:style-name="ch11" chart:values-cell-range-address="'Table 2.1'.B15:'Table 2.1'.D15" chart:label-cell-address="'Table 2.1'.A15:'Table 2.1'.A15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6-08 </text:p>
                <draw:g>
                  <svg:desc>'Table 2.1'.B1:'Table 2.1'.D1</svg:desc>
                </draw:g>
              </table:table-cell>
              <table:table-cell office:value-type="string">
                <text:p>2008-10 </text:p>
              </table:table-cell>
              <table:table-cell office:value-type="string">
                <text:p>2010-12 </text:p>
              </table:table-cell>
            </table:table-row>
          </table:table-header-rows>
          <table:table-rows>
            <table:table-row>
              <table:table-cell office:value-type="string">
                <text:p>Property wealth (net) </text:p>
                <draw:g>
                  <svg:desc>'Table 2.1'.A12:'Table 2.1'.A12</svg:desc>
                </draw:g>
              </table:table-cell>
              <table:table-cell office:value-type="float" office:value="274.309723889556">
                <text:p>274.309723889556</text:p>
                <draw:g>
                  <svg:desc>'Table 2.1'.B12:'Table 2.1'.D12</svg:desc>
                </draw:g>
              </table:table-cell>
              <table:table-cell office:value-type="float" office:value="255.858930602958">
                <text:p>255.858930602958</text:p>
              </table:table-cell>
              <table:table-cell office:value-type="float" office:value="240.064102564103">
                <text:p>240.064102564103</text:p>
              </table:table-cell>
            </table:table-row>
            <table:table-row>
              <table:table-cell office:value-type="string">
                <text:p>Financial wealth (net) </text:p>
                <draw:g>
                  <svg:desc>'Table 2.1'.A13:'Table 2.1'.A13</svg:desc>
                </draw:g>
              </table:table-cell>
              <table:table-cell office:value-type="float" office:value="94.3577430972389">
                <text:p>94.3577430972389</text:p>
                <draw:g>
                  <svg:desc>'Table 2.1'.B13:'Table 2.1'.D13</svg:desc>
                </draw:g>
              </table:table-cell>
              <table:table-cell office:value-type="float" office:value="104.778156996587">
                <text:p>104.778156996587</text:p>
              </table:table-cell>
              <table:table-cell office:value-type="float" office:value="93.5897435897436">
                <text:p>93.5897435897436</text:p>
              </table:table-cell>
            </table:table-row>
            <table:table-row>
              <table:table-cell office:value-type="string">
                <text:p>Physical wealth </text:p>
                <draw:g>
                  <svg:desc>'Table 2.1'.A14:'Table 2.1'.A14</svg:desc>
                </draw:g>
              </table:table-cell>
              <table:table-cell office:value-type="float" office:value="101.200480192077">
                <text:p>101.200480192077</text:p>
                <draw:g>
                  <svg:desc>'Table 2.1'.B14:'Table 2.1'.D14</svg:desc>
                </draw:g>
              </table:table-cell>
              <table:table-cell office:value-type="float" office:value="101.251422070535">
                <text:p>101.251422070535</text:p>
              </table:table-cell>
              <table:table-cell office:value-type="float" office:value="101.816239316239">
                <text:p>101.816239316239</text:p>
              </table:table-cell>
            </table:table-row>
            <table:table-row>
              <table:table-cell office:value-type="string">
                <text:p>Private pension wealth </text:p>
                <draw:g>
                  <svg:desc>'Table 2.1'.A15:'Table 2.1'.A15</svg:desc>
                </draw:g>
              </table:table-cell>
              <table:table-cell office:value-type="float" office:value="331.692677070828">
                <text:p>331.692677070828</text:p>
                <draw:g>
                  <svg:desc>'Table 2.1'.B15:'Table 2.1'.D15</svg:desc>
                </draw:g>
              </table:table-cell>
              <table:table-cell office:value-type="float" office:value="331.626848691695">
                <text:p>331.626848691695</text:p>
              </table:table-cell>
              <table:table-cell office:value-type="float" office:value="321.474358974359">
                <text:p>321.4743589743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minimum="-50" chart:maximum="400" chart:reverse-direction="false" text:line-break="false" loext:try-staggering-first="tru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5.614cm" svg:y="0.574cm" style:legend-expansion="custom" chartooo:width="5.873cm" chartooo:height="0.577cm" style:legend-expansion-aspect-ratio="10.1785095320624" chart:style-name="ch2"/>
        <chart:plot-area chart:style-name="ch3" table:cell-range-address="'Chart 3.3'.A23:'Chart 3.3'.K26" chart:data-source-has-labels="both" svg:x="1.275cm" svg:y="0.18cm" svg:width="14.405cm" svg:height="8.64cm">
          <chartooo:coordinate-region svg:x="2.076cm" svg:y="0.351cm" svg:width="13.604cm" svg:height="8.299cm"/>
          <chart:axis chart:dimension="x" chart:name="primary-x" chart:style-name="ch4" chartooo:axis-type="auto">
            <chartooo:date-scale/>
            <chart:categories table:cell-range-address="'Chart 3.3'.B23:'Chart 3.3'.K23"/>
          </chart:axis>
          <chart:axis chart:dimension="y" chart:name="primary-y" chart:style-name="ch5">
            <chart:title svg:x="0.451cm" svg:y="7.032cm" chart:style-name="ch6">
              <text:p>Wealth / £ billion (real 2012 prices)</text:p>
            </chart:title>
            <chart:grid chart:style-name="ch7" chart:class="major"/>
          </chart:axis>
          <chart:series chart:style-name="ch8" chart:values-cell-range-address="'Chart 3.3'.B24:'Chart 3.3'.K24" chart:label-cell-address="'Chart 3.3'.A24:'Chart 3.3'.A24" chart:class="chart:bar">
            <chart:data-point chart:repeated="10"/>
          </chart:series>
          <chart:series chart:style-name="ch9" chart:values-cell-range-address="'Chart 3.3'.B25:'Chart 3.3'.K25" chart:label-cell-address="'Chart 3.3'.A25:'Chart 3.3'.A25" chart:class="chart:bar">
            <chart:data-point chart:repeated="10"/>
          </chart:series>
          <chart:series chart:style-name="ch10" chart:values-cell-range-address="'Chart 3.3'.B26:'Chart 3.3'.K26" chart:label-cell-address="'Chart 3.3'.A26:'Chart 3.3'.A26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Chart 3.3'.B23:'Chart 3.3'.K2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2006-08</text:p>
                <draw:g>
                  <svg:desc>'Chart 3.3'.A24:'Chart 3.3'.A24</svg:desc>
                </draw:g>
              </table:table-cell>
              <table:table-cell office:value-type="float" office:value="-1.92186651676108">
                <text:p>-1.92186651676108</text:p>
                <draw:g>
                  <svg:desc>'Chart 3.3'.B24:'Chart 3.3'.K24</svg:desc>
                </draw:g>
              </table:table-cell>
              <table:table-cell office:value-type="float" office:value="1.92186651676108">
                <text:p>1.92186651676108</text:p>
              </table:table-cell>
              <table:table-cell office:value-type="float" office:value="9.60933258380539">
                <text:p>9.60933258380539</text:p>
              </table:table-cell>
              <table:table-cell office:value-type="float" office:value="19.2186651676108">
                <text:p>19.2186651676108</text:p>
              </table:table-cell>
              <table:table-cell office:value-type="float" office:value="34.5935973016994">
                <text:p>34.5935973016994</text:p>
              </table:table-cell>
              <table:table-cell office:value-type="float" office:value="48.046662919027">
                <text:p>48.046662919027</text:p>
              </table:table-cell>
              <table:table-cell office:value-type="float" office:value="67.2653280866378">
                <text:p>67.2653280866378</text:p>
              </table:table-cell>
              <table:table-cell office:value-type="float" office:value="94.1714593212928">
                <text:p>94.1714593212928</text:p>
              </table:table-cell>
              <table:table-cell office:value-type="float" office:value="134.530656173276">
                <text:p>134.530656173276</text:p>
              </table:table-cell>
              <table:table-cell office:value-type="float" office:value="384.373303352216">
                <text:p>384.373303352216</text:p>
              </table:table-cell>
            </table:table-row>
            <table:table-row>
              <table:table-cell office:value-type="string">
                <text:p>2008-10</text:p>
                <draw:g>
                  <svg:desc>'Chart 3.3'.A25:'Chart 3.3'.A25</svg:desc>
                </draw:g>
              </table:table-cell>
              <table:table-cell office:value-type="float" office:value="0">
                <text:p>0</text:p>
                <draw:g>
                  <svg:desc>'Chart 3.3'.B25:'Chart 3.3'.K25</svg:desc>
                </draw:g>
              </table:table-cell>
              <table:table-cell office:value-type="float" office:value="3.5778015304046">
                <text:p>3.5778015304046</text:p>
              </table:table-cell>
              <table:table-cell office:value-type="float" office:value="10.7334045912138">
                <text:p>10.7334045912138</text:p>
              </table:table-cell>
              <table:table-cell office:value-type="float" office:value="19.6779084172253">
                <text:p>19.6779084172253</text:p>
              </table:table-cell>
              <table:table-cell office:value-type="float" office:value="33.9891145388437">
                <text:p>33.9891145388437</text:p>
              </table:table-cell>
              <table:table-cell office:value-type="float" office:value="46.5114198952599">
                <text:p>46.5114198952599</text:p>
              </table:table-cell>
              <table:table-cell office:value-type="float" office:value="64.4004275472829">
                <text:p>64.4004275472829</text:p>
              </table:table-cell>
              <table:table-cell office:value-type="float" office:value="91.2339390253174">
                <text:p>91.2339390253174</text:p>
              </table:table-cell>
              <table:table-cell office:value-type="float" office:value="134.167557390173">
                <text:p>134.167557390173</text:p>
              </table:table-cell>
              <table:table-cell office:value-type="float" office:value="343.468946918842">
                <text:p>343.468946918842</text:p>
              </table:table-cell>
            </table:table-row>
            <table:table-row>
              <table:table-cell office:value-type="string">
                <text:p>2010-12</text:p>
                <draw:g>
                  <svg:desc>'Chart 3.3'.A26:'Chart 3.3'.A26</svg:desc>
                </draw:g>
              </table:table-cell>
              <table:table-cell office:value-type="float" office:value="0">
                <text:p>0</text:p>
                <draw:g>
                  <svg:desc>'Chart 3.3'.B26:'Chart 3.3'.K26</svg:desc>
                </draw:g>
              </table:table-cell>
              <table:table-cell office:value-type="float" office:value="3.3816343438784">
                <text:p>3.3816343438784</text:p>
              </table:table-cell>
              <table:table-cell office:value-type="float" office:value="11.8357202035744">
                <text:p>11.8357202035744</text:p>
              </table:table-cell>
              <table:table-cell office:value-type="float" office:value="20.2898060632704">
                <text:p>20.2898060632704</text:p>
              </table:table-cell>
              <table:table-cell office:value-type="float" office:value="32.1255262668448">
                <text:p>32.1255262668448</text:p>
              </table:table-cell>
              <table:table-cell office:value-type="float" office:value="45.6520636423584">
                <text:p>45.6520636423584</text:p>
              </table:table-cell>
              <table:table-cell office:value-type="float" office:value="65.9418697056287">
                <text:p>65.9418697056287</text:p>
              </table:table-cell>
              <table:table-cell office:value-type="float" office:value="92.9949444566559">
                <text:p>92.9949444566559</text:p>
              </table:table-cell>
              <table:table-cell office:value-type="float" office:value="135.265373755136">
                <text:p>135.265373755136</text:p>
              </table:table-cell>
              <table:table-cell office:value-type="float" office:value="312.801176808752">
                <text:p>312.8011768087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false" chart:minimum="-10" chart:maximum="70" chart:reverse-direction="false" text:line-break="false" loext:try-staggering-first="tru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Chart 4.1'.B6:'Chart 4.1'.K7" chart:data-source-has-labels="row" svg:x="1.275cm" svg:y="0.18cm" svg:width="14.405cm" svg:height="8.64cm">
          <chartooo:coordinate-region svg:x="1.997cm" svg:y="0.351cm" svg:width="13.683cm" svg:height="8.299cm"/>
          <chart:axis chart:dimension="x" chart:name="primary-x" chart:style-name="ch3" chartooo:axis-type="auto">
            <chartooo:date-scale/>
            <chart:categories table:cell-range-address="'Chart 4.1'.B6:'Chart 4.1'.K6"/>
          </chart:axis>
          <chart:axis chart:dimension="y" chart:name="primary-y" chart:style-name="ch4">
            <chart:title svg:x="0.451cm" svg:y="7.7cm" chart:style-name="ch5">
              <text:p>Financial wealth / £ billion (real 2012 prices)</text:p>
            </chart:title>
            <chart:grid chart:style-name="ch6" chart:class="major"/>
          </chart:axis>
          <chart:series chart:style-name="ch7" chart:values-cell-range-address="'Chart 4.1'.B7:'Chart 4.1'.K7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Chart 4.1'.B6:'Chart 4.1'.K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-3.83519614288845">
                <text:p>-3.83519614288845</text:p>
                <draw:g>
                  <svg:desc>'Chart 4.1'.B7:'Chart 4.1'.K7</svg:desc>
                </draw:g>
              </table:table-cell>
              <table:table-cell office:value-type="float" office:value="-0.639199357148075">
                <text:p>-0.639199357148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39199357148075">
                <text:p>0.639199357148075</text:p>
              </table:table-cell>
              <table:table-cell office:value-type="float" office:value="1.59799839287019">
                <text:p>1.59799839287019</text:p>
              </table:table-cell>
              <table:table-cell office:value-type="float" office:value="3.19599678574038">
                <text:p>3.19599678574038</text:p>
              </table:table-cell>
              <table:table-cell office:value-type="float" office:value="6.39199357148075">
                <text:p>6.39199357148075</text:p>
              </table:table-cell>
              <table:table-cell office:value-type="float" office:value="14.0623858572577">
                <text:p>14.0623858572577</text:p>
              </table:table-cell>
              <table:table-cell office:value-type="float" office:value="71.9099276791584">
                <text:p>71.909927679158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8.722cm" svg:y="0.469cm" style:legend-expansion="custom" chartooo:width="5.413cm" chartooo:height="0.769cm" style:legend-expansion-aspect-ratio="7.03901170351105" chart:style-name="ch2"/>
        <chart:plot-area chart:style-name="ch3" table:cell-range-address="'Chart 5.13'.A21:'Chart 5.13'.D27" chart:data-source-has-labels="both" svg:x="1.275cm" svg:y="0.18cm" svg:width="14.405cm" svg:height="8.64cm">
          <chartooo:coordinate-region svg:x="2.547cm" svg:y="0.351cm" svg:width="13.133cm" svg:height="7.539cm"/>
          <chart:axis chart:dimension="x" chart:name="primary-x" chart:style-name="ch4" chartooo:axis-type="auto">
            <chartooo:date-scale/>
            <chart:categories table:cell-range-address="'Chart 5.13'.A22:'Chart 5.13'.A27"/>
          </chart:axis>
          <chart:axis chart:dimension="y" chart:name="primary-y" chart:style-name="ch5">
            <chart:title svg:x="0.451cm" svg:y="7.477cm" chart:style-name="ch6">
              <text:p>Median outstanding / £ (real 2012 prices)</text:p>
            </chart:title>
            <chart:grid chart:style-name="ch7" chart:class="major"/>
          </chart:axis>
          <chart:series chart:style-name="ch8" chart:values-cell-range-address="'Chart 5.13'.B22:'Chart 5.13'.B27" chart:label-cell-address="'Chart 5.13'.B21:'Chart 5.13'.B21" chart:class="chart:bar">
            <chart:data-point chart:repeated="6"/>
          </chart:series>
          <chart:series chart:style-name="ch9" chart:values-cell-range-address="'Chart 5.13'.C22:'Chart 5.13'.C27" chart:label-cell-address="'Chart 5.13'.C21:'Chart 5.13'.C21" chart:class="chart:bar">
            <chart:data-point chart:repeated="6"/>
          </chart:series>
          <chart:series chart:style-name="ch10" chart:values-cell-range-address="'Chart 5.13'.D22:'Chart 5.13'.D27" chart:label-cell-address="'Chart 5.13'.D21:'Chart 5.13'.D2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6-08</text:p>
                <draw:g>
                  <svg:desc>'Chart 5.13'.B21:'Chart 5.13'.B21</svg:desc>
                </draw:g>
              </table:table-cell>
              <table:table-cell office:value-type="string">
                <text:p>2008-10</text:p>
                <draw:g>
                  <svg:desc>'Chart 5.13'.C21:'Chart 5.13'.C21</svg:desc>
                </draw:g>
              </table:table-cell>
              <table:table-cell office:value-type="string">
                <text:p>2010-12</text:p>
                <draw:g>
                  <svg:desc>'Chart 5.13'.D21:'Chart 5.13'.D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rmal loans</text:p>
                <draw:g>
                  <svg:desc>'Chart 5.13'.A22:'Chart 5.13'.A27</svg:desc>
                </draw:g>
              </table:table-cell>
              <table:table-cell office:value-type="float" office:value="1624.8191119348">
                <text:p>1624.8191119348</text:p>
                <draw:g>
                  <svg:desc>'Chart 5.13'.B22:'Chart 5.13'.B27</svg:desc>
                </draw:g>
              </table:table-cell>
              <table:table-cell office:value-type="float" office:value="2859.60769756899">
                <text:p>2859.60769756899</text:p>
                <draw:g>
                  <svg:desc>'Chart 5.13'.C22:'Chart 5.13'.C27</svg:desc>
                </draw:g>
              </table:table-cell>
              <table:table-cell office:value-type="float" office:value="2633.82136493919">
                <text:p>2633.82136493919</text:p>
                <draw:g>
                  <svg:desc>'Chart 5.13'.D22:'Chart 5.13'.D27</svg:desc>
                </draw:g>
              </table:table-cell>
            </table:table-row>
            <table:table-row>
              <table:table-cell office:value-type="string">
                <text:p>Student loans</text:p>
              </table:table-cell>
              <table:table-cell office:value-type="float" office:value="5802.92539976716">
                <text:p>5802.92539976716</text:p>
              </table:table-cell>
              <table:table-cell office:value-type="float" office:value="14243.0460321225">
                <text:p>14243.0460321225</text:p>
              </table:table-cell>
              <table:table-cell office:value-type="float" office:value="15596.353964934">
                <text:p>15596.353964934</text:p>
              </table:table-cell>
            </table:table-row>
            <table:table-row>
              <table:table-cell office:value-type="string">
                <text:p>Hire
purchase</text:p>
              </table:table-cell>
              <table:table-cell office:value-type="float" office:value="2205.11165191152">
                <text:p>2205.11165191152</text:p>
              </table:table-cell>
              <table:table-cell office:value-type="float" office:value="1154.84157017209">
                <text:p>1154.84157017209</text:p>
              </table:table-cell>
              <table:table-cell office:value-type="float" office:value="1962.45513466058">
                <text:p>1962.45513466058</text:p>
              </table:table-cell>
            </table:table-row>
            <table:table-row>
              <table:table-cell office:value-type="string">
                <text:p>Credit card</text:p>
              </table:table-cell>
              <table:table-cell office:value-type="float" office:value="986.497317960417">
                <text:p>986.497317960417</text:p>
              </table:table-cell>
              <table:table-cell office:value-type="float" office:value="1264.82648161705">
                <text:p>1264.82648161705</text:p>
              </table:table-cell>
              <table:table-cell office:value-type="float" office:value="774.653342629173">
                <text:p>774.653342629173</text:p>
              </table:table-cell>
            </table:table-row>
            <table:table-row>
              <table:table-cell office:value-type="string">
                <text:p>Any kind
of debt</text:p>
              </table:table-cell>
              <table:table-cell office:value-type="float" office:value="1508.76060393946">
                <text:p>1508.76060393946</text:p>
              </table:table-cell>
              <table:table-cell office:value-type="float" office:value="1759.75858311938">
                <text:p>1759.75858311938</text:p>
              </table:table-cell>
              <table:table-cell office:value-type="float" office:value="1291.08890438195">
                <text:p>1291.08890438195</text:p>
              </table:table-cell>
            </table:table-row>
            <table:table-row>
              <table:table-cell office:value-type="string">
                <text:p>Arrears</text:p>
              </table:table-cell>
              <table:table-cell office:value-type="float" office:value="522.263285979044">
                <text:p>522.263285979044</text:p>
              </table:table-cell>
              <table:table-cell office:value-type="float" office:value="714.901924392247">
                <text:p>714.901924392247</text:p>
              </table:table-cell>
              <table:table-cell office:value-type="float" office:value="464.792005577504">
                <text:p>464.7920055775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